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9651" calcext:value-type="float">
            <text:p>-0.469651</text:p>
          </table:table-cell>
          <table:table-cell office:value-type="float" office:value="0.000148557" calcext:value-type="float">
            <text:p>0.000148557</text:p>
          </table:table-cell>
          <table:table-cell office:value-type="float" office:value="0.000294643" calcext:value-type="float">
            <text:p>0.000294643</text:p>
          </table:table-cell>
          <table:table-cell office:value-type="float" office:value="0.014604" calcext:value-type="float">
            <text:p>0.01460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45684" calcext:value-type="float">
            <text:p>-0.45684</text:p>
          </table:table-cell>
          <table:table-cell office:value-type="float" office:value="0.000145277" calcext:value-type="float">
            <text:p>0.000145277</text:p>
          </table:table-cell>
          <table:table-cell office:value-type="float" office:value="0.000304551" calcext:value-type="float">
            <text:p>0.000304551</text:p>
          </table:table-cell>
          <table:table-cell office:value-type="float" office:value="0.0141398" calcext:value-type="float">
            <text:p>0.014139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481309" calcext:value-type="float">
            <text:p>-0.481309</text:p>
          </table:table-cell>
          <table:table-cell office:value-type="float" office:value="0.00015163" calcext:value-type="float">
            <text:p>0.00015163</text:p>
          </table:table-cell>
          <table:table-cell office:value-type="float" office:value="0.000282966" calcext:value-type="float">
            <text:p>0.000282966</text:p>
          </table:table-cell>
          <table:table-cell office:value-type="float" office:value="0.0147014" calcext:value-type="float">
            <text:p>0.014701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470308" calcext:value-type="float">
            <text:p>-0.470308</text:p>
          </table:table-cell>
          <table:table-cell office:value-type="float" office:value="0.00014864" calcext:value-type="float">
            <text:p>0.00014864</text:p>
          </table:table-cell>
          <table:table-cell office:value-type="float" office:value="0.000297133" calcext:value-type="float">
            <text:p>0.000297133</text:p>
          </table:table-cell>
          <table:table-cell office:value-type="float" office:value="0.0149582" calcext:value-type="float">
            <text:p>0.014958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469483" calcext:value-type="float">
            <text:p>-0.469483</text:p>
          </table:table-cell>
          <table:table-cell office:value-type="float" office:value="0.000148504" calcext:value-type="float">
            <text:p>0.000148504</text:p>
          </table:table-cell>
          <table:table-cell office:value-type="float" office:value="0.000294876" calcext:value-type="float">
            <text:p>0.000294876</text:p>
          </table:table-cell>
          <table:table-cell office:value-type="float" office:value="0.0145978" calcext:value-type="float">
            <text:p>0.014597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455841" calcext:value-type="float">
            <text:p>-0.455841</text:p>
          </table:table-cell>
          <table:table-cell office:value-type="float" office:value="0.000145056" calcext:value-type="float">
            <text:p>0.000145056</text:p>
          </table:table-cell>
          <table:table-cell office:value-type="float" office:value="0.000302509" calcext:value-type="float">
            <text:p>0.000302509</text:p>
          </table:table-cell>
          <table:table-cell office:value-type="float" office:value="0.013767" calcext:value-type="float">
            <text:p>0.01376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467704" calcext:value-type="float">
            <text:p>-0.467704</text:p>
          </table:table-cell>
          <table:table-cell office:value-type="float" office:value="0.000147996" calcext:value-type="float">
            <text:p>0.000147996</text:p>
          </table:table-cell>
          <table:table-cell office:value-type="float" office:value="0.000298894" calcext:value-type="float">
            <text:p>0.000298894</text:p>
          </table:table-cell>
          <table:table-cell office:value-type="float" office:value="0.0148135" calcext:value-type="float">
            <text:p>0.014813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484021" calcext:value-type="float">
            <text:p>-0.484021</text:p>
          </table:table-cell>
          <table:table-cell office:value-type="float" office:value="0.000152258" calcext:value-type="float">
            <text:p>0.000152258</text:p>
          </table:table-cell>
          <table:table-cell office:value-type="float" office:value="0.000284513" calcext:value-type="float">
            <text:p>0.000284513</text:p>
          </table:table-cell>
          <table:table-cell office:value-type="float" office:value="0.015192" calcext:value-type="float">
            <text:p>0.01519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455482" calcext:value-type="float">
            <text:p>-0.455482</text:p>
          </table:table-cell>
          <table:table-cell office:value-type="float" office:value="0.000144975" calcext:value-type="float">
            <text:p>0.000144975</text:p>
          </table:table-cell>
          <table:table-cell office:value-type="float" office:value="0.000303033" calcext:value-type="float">
            <text:p>0.000303033</text:p>
          </table:table-cell>
          <table:table-cell office:value-type="float" office:value="0.0137596" calcext:value-type="float">
            <text:p>0.013759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4816" calcext:value-type="float">
            <text:p>-0.4816</text:p>
          </table:table-cell>
          <table:table-cell office:value-type="float" office:value="0.0001516" calcext:value-type="float">
            <text:p>0.0001516</text:p>
          </table:table-cell>
          <table:table-cell office:value-type="float" office:value="0.000285962" calcext:value-type="float">
            <text:p>0.000285962</text:p>
          </table:table-cell>
          <table:table-cell office:value-type="float" office:value="0.0150421" calcext:value-type="float">
            <text:p>0.01504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456962" calcext:value-type="float">
            <text:p>-0.456962</text:p>
          </table:table-cell>
          <table:table-cell office:value-type="float" office:value="0.000145193" calcext:value-type="float">
            <text:p>0.000145193</text:p>
          </table:table-cell>
          <table:table-cell office:value-type="float" office:value="0.000307781" calcext:value-type="float">
            <text:p>0.000307781</text:p>
          </table:table-cell>
          <table:table-cell office:value-type="float" office:value="0.0144743" calcext:value-type="float">
            <text:p>0.014474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481437" calcext:value-type="float">
            <text:p>-0.481437</text:p>
          </table:table-cell>
          <table:table-cell office:value-type="float" office:value="0.000151586" calcext:value-type="float">
            <text:p>0.000151586</text:p>
          </table:table-cell>
          <table:table-cell office:value-type="float" office:value="0.000286213" calcext:value-type="float">
            <text:p>0.000286213</text:p>
          </table:table-cell>
          <table:table-cell office:value-type="float" office:value="0.0150421" calcext:value-type="float">
            <text:p>0.015042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468787" calcext:value-type="float">
            <text:p>-0.468787</text:p>
          </table:table-cell>
          <table:table-cell office:value-type="float" office:value="0.000148322" calcext:value-type="float">
            <text:p>0.000148322</text:p>
          </table:table-cell>
          <table:table-cell office:value-type="float" office:value="0.000295866" calcext:value-type="float">
            <text:p>0.000295866</text:p>
          </table:table-cell>
          <table:table-cell office:value-type="float" office:value="0.014578" calcext:value-type="float">
            <text:p>0.01457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68787" calcext:value-type="float">
            <text:p>-0.468787</text:p>
          </table:table-cell>
          <table:table-cell office:value-type="float" office:value="0.000148322" calcext:value-type="float">
            <text:p>0.000148322</text:p>
          </table:table-cell>
          <table:table-cell office:value-type="float" office:value="0.000295866" calcext:value-type="float">
            <text:p>0.000295866</text:p>
          </table:table-cell>
          <table:table-cell office:value-type="float" office:value="0.014578" calcext:value-type="float">
            <text:p>0.01457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468787" calcext:value-type="float">
            <text:p>-0.468787</text:p>
          </table:table-cell>
          <table:table-cell office:value-type="float" office:value="0.000148322" calcext:value-type="float">
            <text:p>0.000148322</text:p>
          </table:table-cell>
          <table:table-cell office:value-type="float" office:value="0.000295866" calcext:value-type="float">
            <text:p>0.000295866</text:p>
          </table:table-cell>
          <table:table-cell office:value-type="float" office:value="0.014578" calcext:value-type="float">
            <text:p>0.01457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69618" calcext:value-type="float">
            <text:p>-0.469618</text:p>
          </table:table-cell>
          <table:table-cell office:value-type="float" office:value="0.000148493" calcext:value-type="float">
            <text:p>0.000148493</text:p>
          </table:table-cell>
          <table:table-cell office:value-type="float" office:value="0.000298142" calcext:value-type="float">
            <text:p>0.000298142</text:p>
          </table:table-cell>
          <table:table-cell office:value-type="float" office:value="0.0149447" calcext:value-type="float">
            <text:p>0.014944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480782" calcext:value-type="float">
            <text:p>-0.480782</text:p>
          </table:table-cell>
          <table:table-cell office:value-type="float" office:value="0.000151504" calcext:value-type="float">
            <text:p>0.000151504</text:p>
          </table:table-cell>
          <table:table-cell office:value-type="float" office:value="0.000283726" calcext:value-type="float">
            <text:p>0.000283726</text:p>
          </table:table-cell>
          <table:table-cell office:value-type="float" office:value="0.0146879" calcext:value-type="float">
            <text:p>0.014687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443494" calcext:value-type="float">
            <text:p>-0.443494</text:p>
          </table:table-cell>
          <table:table-cell office:value-type="float" office:value="0.000141824" calcext:value-type="float">
            <text:p>0.000141824</text:p>
          </table:table-cell>
          <table:table-cell office:value-type="float" office:value="0.000315195" calcext:value-type="float">
            <text:p>0.000315195</text:p>
          </table:table-cell>
          <table:table-cell office:value-type="float" office:value="0.0136559" calcext:value-type="float">
            <text:p>0.013655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467799" calcext:value-type="float">
            <text:p>-0.467799</text:p>
          </table:table-cell>
          <table:table-cell office:value-type="float" office:value="0.000148169" calcext:value-type="float">
            <text:p>0.000148169</text:p>
          </table:table-cell>
          <table:table-cell office:value-type="float" office:value="0.000293864" calcext:value-type="float">
            <text:p>0.000293864</text:p>
          </table:table-cell>
          <table:table-cell office:value-type="float" office:value="0.0142175" calcext:value-type="float">
            <text:p>0.014217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483067" calcext:value-type="float">
            <text:p>-0.483067</text:p>
          </table:table-cell>
          <table:table-cell office:value-type="float" office:value="0.00015191" calcext:value-type="float">
            <text:p>0.00015191</text:p>
          </table:table-cell>
          <table:table-cell office:value-type="float" office:value="0.000291377" calcext:value-type="float">
            <text:p>0.000291377</text:p>
          </table:table-cell>
          <table:table-cell office:value-type="float" office:value="0.0158305" calcext:value-type="float">
            <text:p>0.01583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67669" calcext:value-type="float">
            <text:p>-0.467669</text:p>
          </table:table-cell>
          <table:table-cell office:value-type="float" office:value="0.000148189" calcext:value-type="float">
            <text:p>0.000148189</text:p>
          </table:table-cell>
          <table:table-cell office:value-type="float" office:value="0.000293505" calcext:value-type="float">
            <text:p>0.000293505</text:p>
          </table:table-cell>
          <table:table-cell office:value-type="float" office:value="0.0141648" calcext:value-type="float">
            <text:p>0.014164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483106" calcext:value-type="float">
            <text:p>-0.483106</text:p>
          </table:table-cell>
          <table:table-cell office:value-type="float" office:value="0.000151978" calcext:value-type="float">
            <text:p>0.000151978</text:p>
          </table:table-cell>
          <table:table-cell office:value-type="float" office:value="0.000290788" calcext:value-type="float">
            <text:p>0.000290788</text:p>
          </table:table-cell>
          <table:table-cell office:value-type="float" office:value="0.0157829" calcext:value-type="float">
            <text:p>0.015782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468152" calcext:value-type="float">
            <text:p>-0.468152</text:p>
          </table:table-cell>
          <table:table-cell office:value-type="float" office:value="0.000148353" calcext:value-type="float">
            <text:p>0.000148353</text:p>
          </table:table-cell>
          <table:table-cell office:value-type="float" office:value="0.000293435" calcext:value-type="float">
            <text:p>0.000293435</text:p>
          </table:table-cell>
          <table:table-cell office:value-type="float" office:value="0.0142435" calcext:value-type="float">
            <text:p>0.014243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469145" calcext:value-type="float">
            <text:p>-0.469145</text:p>
          </table:table-cell>
          <table:table-cell office:value-type="float" office:value="0.000148541" calcext:value-type="float">
            <text:p>0.000148541</text:p>
          </table:table-cell>
          <table:table-cell office:value-type="float" office:value="0.000295459" calcext:value-type="float">
            <text:p>0.000295459</text:p>
          </table:table-cell>
          <table:table-cell office:value-type="float" office:value="0.0146102" calcext:value-type="float">
            <text:p>0.014610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429214" calcext:value-type="float">
            <text:p>-0.429214</text:p>
          </table:table-cell>
          <table:table-cell office:value-type="float" office:value="0.000138371" calcext:value-type="float">
            <text:p>0.000138371</text:p>
          </table:table-cell>
          <table:table-cell office:value-type="float" office:value="0.000320402" calcext:value-type="float">
            <text:p>0.000320402</text:p>
          </table:table-cell>
          <table:table-cell office:value-type="float" office:value="0.0124902" calcext:value-type="float">
            <text:p>0.012490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0775" calcext:value-type="float">
            <text:p>-0.50775</text:p>
          </table:table-cell>
          <table:table-cell office:value-type="float" office:value="0.000158444" calcext:value-type="float">
            <text:p>0.000158444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163571" calcext:value-type="float">
            <text:p>0.016357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46997" calcext:value-type="float">
            <text:p>-0.46997</text:p>
          </table:table-cell>
          <table:table-cell office:value-type="float" office:value="0.000148676" calcext:value-type="float">
            <text:p>0.000148676</text:p>
          </table:table-cell>
          <table:table-cell office:value-type="float" office:value="0.000297717" calcext:value-type="float">
            <text:p>0.000297717</text:p>
          </table:table-cell>
          <table:table-cell office:value-type="float" office:value="0.0149706" calcext:value-type="float">
            <text:p>0.014970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0.441197" calcext:value-type="float">
            <text:p>-0.441197</text:p>
          </table:table-cell>
          <table:table-cell office:value-type="float" office:value="0.000141505" calcext:value-type="float">
            <text:p>0.000141505</text:p>
          </table:table-cell>
          <table:table-cell office:value-type="float" office:value="0.00030821" calcext:value-type="float">
            <text:p>0.00030821</text:p>
          </table:table-cell>
          <table:table-cell office:value-type="float" office:value="0.012588" calcext:value-type="float">
            <text:p>0.01258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483269" calcext:value-type="float">
            <text:p>-0.483269</text:p>
          </table:table-cell>
          <table:table-cell office:value-type="float" office:value="0.000151993" calcext:value-type="float">
            <text:p>0.000151993</text:p>
          </table:table-cell>
          <table:table-cell office:value-type="float" office:value="0.000290532" calcext:value-type="float">
            <text:p>0.000290532</text:p>
          </table:table-cell>
          <table:table-cell office:value-type="float" office:value="0.0157829" calcext:value-type="float">
            <text:p>0.015782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482613" calcext:value-type="float">
            <text:p>-0.482613</text:p>
          </table:table-cell>
          <table:table-cell office:value-type="float" office:value="0.00015191" calcext:value-type="float">
            <text:p>0.00015191</text:p>
          </table:table-cell>
          <table:table-cell office:value-type="float" office:value="0.000288045" calcext:value-type="float">
            <text:p>0.000288045</text:p>
          </table:table-cell>
          <table:table-cell office:value-type="float" office:value="0.0154286" calcext:value-type="float">
            <text:p>0.01542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442021" calcext:value-type="float">
            <text:p>-0.442021</text:p>
          </table:table-cell>
          <table:table-cell office:value-type="float" office:value="0.000141641" calcext:value-type="float">
            <text:p>0.000141641</text:p>
          </table:table-cell>
          <table:table-cell office:value-type="float" office:value="0.000310468" calcext:value-type="float">
            <text:p>0.000310468</text:p>
          </table:table-cell>
          <table:table-cell office:value-type="float" office:value="0.0129485" calcext:value-type="float">
            <text:p>0.012948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495118" calcext:value-type="float">
            <text:p>-0.495118</text:p>
          </table:table-cell>
          <table:table-cell office:value-type="float" office:value="0.00015511" calcext:value-type="float">
            <text:p>0.00015511</text:p>
          </table:table-cell>
          <table:table-cell office:value-type="float" office:value="0.000277994" calcext:value-type="float">
            <text:p>0.000277994</text:p>
          </table:table-cell>
          <table:table-cell office:value-type="float" office:value="0.0158254" calcext:value-type="float">
            <text:p>0.015825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472536" calcext:value-type="float">
            <text:p>-0.472536</text:p>
          </table:table-cell>
          <table:table-cell office:value-type="float" office:value="0.000149249" calcext:value-type="float">
            <text:p>0.000149249</text:p>
          </table:table-cell>
          <table:table-cell office:value-type="float" office:value="0.00029655" calcext:value-type="float">
            <text:p>0.00029655</text:p>
          </table:table-cell>
          <table:table-cell office:value-type="float" office:value="0.0151619" calcext:value-type="float">
            <text:p>0.015161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0.453608" calcext:value-type="float">
            <text:p>-0.453608</text:p>
          </table:table-cell>
          <table:table-cell office:value-type="float" office:value="0.000144555" calcext:value-type="float">
            <text:p>0.000144555</text:p>
          </table:table-cell>
          <table:table-cell office:value-type="float" office:value="0.000303774" calcext:value-type="float">
            <text:p>0.000303774</text:p>
          </table:table-cell>
          <table:table-cell office:value-type="float" office:value="0.0136419" calcext:value-type="float">
            <text:p>0.013641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0.470297" calcext:value-type="float">
            <text:p>-0.470297</text:p>
          </table:table-cell>
          <table:table-cell office:value-type="float" office:value="0.000148723" calcext:value-type="float">
            <text:p>0.000148723</text:p>
          </table:table-cell>
          <table:table-cell office:value-type="float" office:value="0.000297799" calcext:value-type="float">
            <text:p>0.000297799</text:p>
          </table:table-cell>
          <table:table-cell office:value-type="float" office:value="0.0150317" calcext:value-type="float">
            <text:p>0.015031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482015" calcext:value-type="float">
            <text:p>-0.482015</text:p>
          </table:table-cell>
          <table:table-cell office:value-type="float" office:value="0.000151866" calcext:value-type="float">
            <text:p>0.000151866</text:p>
          </table:table-cell>
          <table:table-cell office:value-type="float" office:value="0.000284906" calcext:value-type="float">
            <text:p>0.000284906</text:p>
          </table:table-cell>
          <table:table-cell office:value-type="float" office:value="0.0150215" calcext:value-type="float">
            <text:p>0.015021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0.484616" calcext:value-type="float">
            <text:p>-0.484616</text:p>
          </table:table-cell>
          <table:table-cell office:value-type="float" office:value="0.000152501" calcext:value-type="float">
            <text:p>0.000152501</text:p>
          </table:table-cell>
          <table:table-cell office:value-type="float" office:value="0.000283161" calcext:value-type="float">
            <text:p>0.000283161</text:p>
          </table:table-cell>
          <table:table-cell office:value-type="float" office:value="0.0151649" calcext:value-type="float">
            <text:p>0.015164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-0.456235" calcext:value-type="float">
            <text:p>-0.456235</text:p>
          </table:table-cell>
          <table:table-cell office:value-type="float" office:value="0.000145124" calcext:value-type="float">
            <text:p>0.000145124</text:p>
          </table:table-cell>
          <table:table-cell office:value-type="float" office:value="0.000308096" calcext:value-type="float">
            <text:p>0.000308096</text:p>
          </table:table-cell>
          <table:table-cell office:value-type="float" office:value="0.0145158" calcext:value-type="float">
            <text:p>0.014515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0.482874" calcext:value-type="float">
            <text:p>-0.482874</text:p>
          </table:table-cell>
          <table:table-cell office:value-type="float" office:value="0.000152134" calcext:value-type="float">
            <text:p>0.000152134</text:p>
          </table:table-cell>
          <table:table-cell office:value-type="float" office:value="0.000283714" calcext:value-type="float">
            <text:p>0.000283714</text:p>
          </table:table-cell>
          <table:table-cell office:value-type="float" office:value="0.0150531" calcext:value-type="float">
            <text:p>0.015053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-0.443413" calcext:value-type="float">
            <text:p>-0.443413</text:p>
          </table:table-cell>
          <table:table-cell office:value-type="float" office:value="0.000142074" calcext:value-type="float">
            <text:p>0.000142074</text:p>
          </table:table-cell>
          <table:table-cell office:value-type="float" office:value="0.000308523" calcext:value-type="float">
            <text:p>0.000308523</text:p>
          </table:table-cell>
          <table:table-cell office:value-type="float" office:value="0.0129998" calcext:value-type="float">
            <text:p>0.012999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471192" calcext:value-type="float">
            <text:p>-0.471192</text:p>
          </table:table-cell>
          <table:table-cell office:value-type="float" office:value="0.000149057" calcext:value-type="float">
            <text:p>0.000149057</text:p>
          </table:table-cell>
          <table:table-cell office:value-type="float" office:value="0.000296006" calcext:value-type="float">
            <text:p>0.000296006</text:p>
          </table:table-cell>
          <table:table-cell office:value-type="float" office:value="0.0150156" calcext:value-type="float">
            <text:p>0.0150156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-0.482351" calcext:value-type="float">
            <text:p>-0.482351</text:p>
          </table:table-cell>
          <table:table-cell office:value-type="float" office:value="0.000152073" calcext:value-type="float">
            <text:p>0.000152073</text:p>
          </table:table-cell>
          <table:table-cell office:value-type="float" office:value="0.00028159" calcext:value-type="float">
            <text:p>0.00028159</text:p>
          </table:table-cell>
          <table:table-cell office:value-type="float" office:value="0.0147589" calcext:value-type="float">
            <text:p>0.014758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-0.445068" calcext:value-type="float">
            <text:p>-0.445068</text:p>
          </table:table-cell>
          <table:table-cell office:value-type="float" office:value="0.000142375" calcext:value-type="float">
            <text:p>0.000142375</text:p>
          </table:table-cell>
          <table:table-cell office:value-type="float" office:value="0.00031306" calcext:value-type="float">
            <text:p>0.00031306</text:p>
          </table:table-cell>
          <table:table-cell office:value-type="float" office:value="0.0137267" calcext:value-type="float">
            <text:p>0.013726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-0.511737" calcext:value-type="float">
            <text:p>-0.511737</text:p>
          </table:table-cell>
          <table:table-cell office:value-type="float" office:value="0.000159512" calcext:value-type="float">
            <text:p>0.000159512</text:p>
          </table:table-cell>
          <table:table-cell office:value-type="float" office:value="0.000265307" calcext:value-type="float">
            <text:p>0.000265307</text:p>
          </table:table-cell>
          <table:table-cell office:value-type="float" office:value="0.0165526" calcext:value-type="float">
            <text:p>0.016552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-0.455016" calcext:value-type="float">
            <text:p>-0.455016</text:p>
          </table:table-cell>
          <table:table-cell office:value-type="float" office:value="0.000145014" calcext:value-type="float">
            <text:p>0.000145014</text:p>
          </table:table-cell>
          <table:table-cell office:value-type="float" office:value="0.000301233" calcext:value-type="float">
            <text:p>0.000301233</text:p>
          </table:table-cell>
          <table:table-cell office:value-type="float" office:value="0.0136391" calcext:value-type="float">
            <text:p>0.013639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459331" calcext:value-type="float">
            <text:p>-0.459331</text:p>
          </table:table-cell>
          <table:table-cell office:value-type="float" office:value="0.000145957" calcext:value-type="float">
            <text:p>0.000145957</text:p>
          </table:table-cell>
          <table:table-cell office:value-type="float" office:value="0.00030566" calcext:value-type="float">
            <text:p>0.00030566</text:p>
          </table:table-cell>
          <table:table-cell office:value-type="float" office:value="0.0146847" calcext:value-type="float">
            <text:p>0.014684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-0.469919" calcext:value-type="float">
            <text:p>-0.469919</text:p>
          </table:table-cell>
          <table:table-cell office:value-type="float" office:value="0.00014889" calcext:value-type="float">
            <text:p>0.00014889</text:p>
          </table:table-cell>
          <table:table-cell office:value-type="float" office:value="0.000290362" calcext:value-type="float">
            <text:p>0.000290362</text:p>
          </table:table-cell>
          <table:table-cell office:value-type="float" office:value="0.0142478" calcext:value-type="float">
            <text:p>0.014247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0.484518" calcext:value-type="float">
            <text:p>-0.484518</text:p>
          </table:table-cell>
          <table:table-cell office:value-type="float" office:value="0.000152504" calcext:value-type="float">
            <text:p>0.000152504</text:p>
          </table:table-cell>
          <table:table-cell office:value-type="float" office:value="0.000285372" calcext:value-type="float">
            <text:p>0.000285372</text:p>
          </table:table-cell>
          <table:table-cell office:value-type="float" office:value="0.0154989" calcext:value-type="float">
            <text:p>0.015498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0.47431" calcext:value-type="float">
            <text:p>-0.47431</text:p>
          </table:table-cell>
          <table:table-cell office:value-type="float" office:value="0.000149896" calcext:value-type="float">
            <text:p>0.000149896</text:p>
          </table:table-cell>
          <table:table-cell office:value-type="float" office:value="0.000293542" calcext:value-type="float">
            <text:p>0.000293542</text:p>
          </table:table-cell>
          <table:table-cell office:value-type="float" office:value="0.0151852" calcext:value-type="float">
            <text:p>0.015185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-0.468331" calcext:value-type="float">
            <text:p>-0.468331</text:p>
          </table:table-cell>
          <table:table-cell office:value-type="float" office:value="0.000148541" calcext:value-type="float">
            <text:p>0.000148541</text:p>
          </table:table-cell>
          <table:table-cell office:value-type="float" office:value="0.000291259" calcext:value-type="float">
            <text:p>0.000291259</text:p>
          </table:table-cell>
          <table:table-cell office:value-type="float" office:value="0.0141954" calcext:value-type="float">
            <text:p>0.014195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472393" calcext:value-type="float">
            <text:p>-0.472393</text:p>
          </table:table-cell>
          <table:table-cell office:value-type="float" office:value="0.000149465" calcext:value-type="float">
            <text:p>0.000149465</text:p>
          </table:table-cell>
          <table:table-cell office:value-type="float" office:value="0.000294329" calcext:value-type="float">
            <text:p>0.000294329</text:p>
          </table:table-cell>
          <table:table-cell office:value-type="float" office:value="0.0150657" calcext:value-type="float">
            <text:p>0.0150657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-0.457269" calcext:value-type="float">
            <text:p>-0.457269</text:p>
          </table:table-cell>
          <table:table-cell office:value-type="float" office:value="0.000145783" calcext:value-type="float">
            <text:p>0.000145783</text:p>
          </table:table-cell>
          <table:table-cell office:value-type="float" office:value="0.000297205" calcext:value-type="float">
            <text:p>0.000297205</text:p>
          </table:table-cell>
          <table:table-cell office:value-type="float" office:value="0.0135201" calcext:value-type="float">
            <text:p>0.013520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-0.485204" calcext:value-type="float">
            <text:p>-0.485204</text:p>
          </table:table-cell>
          <table:table-cell office:value-type="float" office:value="0.000152792" calcext:value-type="float">
            <text:p>0.000152792</text:p>
          </table:table-cell>
          <table:table-cell office:value-type="float" office:value="0.000284443" calcext:value-type="float">
            <text:p>0.000284443</text:p>
          </table:table-cell>
          <table:table-cell office:value-type="float" office:value="0.0155358" calcext:value-type="float">
            <text:p>0.0155358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-0.459224" calcext:value-type="float">
            <text:p>-0.459224</text:p>
          </table:table-cell>
          <table:table-cell office:value-type="float" office:value="0.000146165" calcext:value-type="float">
            <text:p>0.000146165</text:p>
          </table:table-cell>
          <table:table-cell office:value-type="float" office:value="0.000301887" calcext:value-type="float">
            <text:p>0.000301887</text:p>
          </table:table-cell>
          <table:table-cell office:value-type="float" office:value="0.0143139" calcext:value-type="float">
            <text:p>0.0143139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0.484409" calcext:value-type="float">
            <text:p>-0.484409</text:p>
          </table:table-cell>
          <table:table-cell office:value-type="float" office:value="0.00015273" calcext:value-type="float">
            <text:p>0.00015273</text:p>
          </table:table-cell>
          <table:table-cell office:value-type="float" office:value="0.000281598" calcext:value-type="float">
            <text:p>0.000281598</text:p>
          </table:table-cell>
          <table:table-cell office:value-type="float" office:value="0.0151281" calcext:value-type="float">
            <text:p>0.015128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0.474328" calcext:value-type="float">
            <text:p>-0.474328</text:p>
          </table:table-cell>
          <table:table-cell office:value-type="float" office:value="0.0001501" calcext:value-type="float">
            <text:p>0.0001501</text:p>
          </table:table-cell>
          <table:table-cell office:value-type="float" office:value="0.000290128" calcext:value-type="float">
            <text:p>0.000290128</text:p>
          </table:table-cell>
          <table:table-cell office:value-type="float" office:value="0.0148683" calcext:value-type="float">
            <text:p>0.014868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-0.469996" calcext:value-type="float">
            <text:p>-0.469996</text:p>
          </table:table-cell>
          <table:table-cell office:value-type="float" office:value="0.000149011" calcext:value-type="float">
            <text:p>0.000149011</text:p>
          </table:table-cell>
          <table:table-cell office:value-type="float" office:value="0.000292362" calcext:value-type="float">
            <text:p>0.000292362</text:p>
          </table:table-cell>
          <table:table-cell office:value-type="float" office:value="0.0145992" calcext:value-type="float">
            <text:p>0.0145992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-0.457798" calcext:value-type="float">
            <text:p>-0.457798</text:p>
          </table:table-cell>
          <table:table-cell office:value-type="float" office:value="0.000145969" calcext:value-type="float">
            <text:p>0.000145969</text:p>
          </table:table-cell>
          <table:table-cell office:value-type="float" office:value="0.000295869" calcext:value-type="float">
            <text:p>0.000295869</text:p>
          </table:table-cell>
          <table:table-cell office:value-type="float" office:value="0.0134846" calcext:value-type="float">
            <text:p>0.0134846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-0.48863" calcext:value-type="float">
            <text:p>-0.48863</text:p>
          </table:table-cell>
          <table:table-cell office:value-type="float" office:value="0.000153533" calcext:value-type="float">
            <text:p>0.000153533</text:p>
          </table:table-cell>
          <table:table-cell office:value-type="float" office:value="0.000291049" calcext:value-type="float">
            <text:p>0.000291049</text:p>
          </table:table-cell>
          <table:table-cell office:value-type="float" office:value="0.0167746" calcext:value-type="float">
            <text:p>0.016774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-0.485851" calcext:value-type="float">
            <text:p>-0.485851</text:p>
          </table:table-cell>
          <table:table-cell office:value-type="float" office:value="0.000153294" calcext:value-type="float">
            <text:p>0.000153294</text:p>
          </table:table-cell>
          <table:table-cell office:value-type="float" office:value="0.000274635" calcext:value-type="float">
            <text:p>0.000274635</text:p>
          </table:table-cell>
          <table:table-cell office:value-type="float" office:value="0.0145758" calcext:value-type="float">
            <text:p>0.014575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446033" calcext:value-type="float">
            <text:p>-0.446033</text:p>
          </table:table-cell>
          <table:table-cell office:value-type="float" office:value="0.0001428" calcext:value-type="float">
            <text:p>0.0001428</text:p>
          </table:table-cell>
          <table:table-cell office:value-type="float" office:value="0.000313233" calcext:value-type="float">
            <text:p>0.000313233</text:p>
          </table:table-cell>
          <table:table-cell office:value-type="float" office:value="0.0140611" calcext:value-type="float">
            <text:p>0.0140611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-0.497536" calcext:value-type="float">
            <text:p>-0.497536</text:p>
          </table:table-cell>
          <table:table-cell office:value-type="float" office:value="0.000156303" calcext:value-type="float">
            <text:p>0.000156303</text:p>
          </table:table-cell>
          <table:table-cell office:value-type="float" office:value="0.000268402" calcext:value-type="float">
            <text:p>0.000268402</text:p>
          </table:table-cell>
          <table:table-cell office:value-type="float" office:value="0.0153405" calcext:value-type="float">
            <text:p>0.015340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-0.447767" calcext:value-type="float">
            <text:p>-0.447767</text:p>
          </table:table-cell>
          <table:table-cell office:value-type="float" office:value="0.000143334" calcext:value-type="float">
            <text:p>0.000143334</text:p>
          </table:table-cell>
          <table:table-cell office:value-type="float" office:value="0.000309283" calcext:value-type="float">
            <text:p>0.000309283</text:p>
          </table:table-cell>
          <table:table-cell office:value-type="float" office:value="0.0138496" calcext:value-type="float">
            <text:p>0.013849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-0.472242" calcext:value-type="float">
            <text:p>-0.472242</text:p>
          </table:table-cell>
          <table:table-cell office:value-type="float" office:value="0.000149772" calcext:value-type="float">
            <text:p>0.000149772</text:p>
          </table:table-cell>
          <table:table-cell office:value-type="float" office:value="0.000287714" calcext:value-type="float">
            <text:p>0.000287714</text:p>
          </table:table-cell>
          <table:table-cell office:value-type="float" office:value="0.0144178" calcext:value-type="float">
            <text:p>0.0144178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-0.418897" calcext:value-type="float">
            <text:p>-0.418897</text:p>
          </table:table-cell>
          <table:table-cell office:value-type="float" office:value="0.000135952" calcext:value-type="float">
            <text:p>0.000135952</text:p>
          </table:table-cell>
          <table:table-cell office:value-type="float" office:value="0.000329017" calcext:value-type="float">
            <text:p>0.000329017</text:p>
          </table:table-cell>
          <table:table-cell office:value-type="float" office:value="0.0124766" calcext:value-type="float">
            <text:p>0.012476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0.443544" calcext:value-type="float">
            <text:p>-0.443544</text:p>
          </table:table-cell>
          <table:table-cell office:value-type="float" office:value="0.000142553" calcext:value-type="float">
            <text:p>0.000142553</text:p>
          </table:table-cell>
          <table:table-cell office:value-type="float" office:value="0.000304732" calcext:value-type="float">
            <text:p>0.000304732</text:p>
          </table:table-cell>
          <table:table-cell office:value-type="float" office:value="0.0126772" calcext:value-type="float">
            <text:p>0.0126772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-0.341831" calcext:value-type="float">
            <text:p>-0.341831</text:p>
          </table:table-cell>
          <table:table-cell office:value-type="float" office:value="0.000116303" calcext:value-type="float">
            <text:p>0.000116303</text:p>
          </table:table-cell>
          <table:table-cell office:value-type="float" office:value="0.000369931" calcext:value-type="float">
            <text:p>0.000369931</text:p>
          </table:table-cell>
          <table:table-cell office:value-type="float" office:value="0.00725255" calcext:value-type="float">
            <text:p>0.0072525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-0.349764" calcext:value-type="float">
            <text:p>-0.349764</text:p>
          </table:table-cell>
          <table:table-cell office:value-type="float" office:value="0.000118377" calcext:value-type="float">
            <text:p>0.000118377</text:p>
          </table:table-cell>
          <table:table-cell office:value-type="float" office:value="0.000358393" calcext:value-type="float">
            <text:p>0.000358393</text:p>
          </table:table-cell>
          <table:table-cell office:value-type="float" office:value="0.00649694" calcext:value-type="float">
            <text:p>0.0064969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-0.305214" calcext:value-type="float">
            <text:p>-0.305214</text:p>
          </table:table-cell>
          <table:table-cell office:value-type="float" office:value="0.000106308" calcext:value-type="float">
            <text:p>0.000106308</text:p>
          </table:table-cell>
          <table:table-cell office:value-type="float" office:value="0.000398727" calcext:value-type="float">
            <text:p>0.000398727</text:p>
          </table:table-cell>
          <table:table-cell office:value-type="float" office:value="0.00491313" calcext:value-type="float">
            <text:p>0.0049131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-0.32393" calcext:value-type="float">
            <text:p>-0.32393</text:p>
          </table:table-cell>
          <table:table-cell office:value-type="float" office:value="0.000110273" calcext:value-type="float">
            <text:p>0.000110273</text:p>
          </table:table-cell>
          <table:table-cell office:value-type="float" office:value="0.000408593" calcext:value-type="float">
            <text:p>0.000408593</text:p>
          </table:table-cell>
          <table:table-cell office:value-type="float" office:value="0.00761889" calcext:value-type="float">
            <text:p>0.0076188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294654" calcext:value-type="float">
            <text:p>-0.294654</text:p>
          </table:table-cell>
          <table:table-cell office:value-type="float" office:value="0.000102385" calcext:value-type="float">
            <text:p>0.000102385</text:p>
          </table:table-cell>
          <table:table-cell office:value-type="float" office:value="0.00041882" calcext:value-type="float">
            <text:p>0.00041882</text:p>
          </table:table-cell>
          <table:table-cell office:value-type="float" office:value="0.00426814" calcext:value-type="float">
            <text:p>0.0042681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-0.318492" calcext:value-type="float">
            <text:p>-0.318492</text:p>
          </table:table-cell>
          <table:table-cell office:value-type="float" office:value="0.000107469" calcext:value-type="float">
            <text:p>0.000107469</text:p>
          </table:table-cell>
          <table:table-cell office:value-type="float" office:value="0.000415993" calcext:value-type="float">
            <text:p>0.000415993</text:p>
          </table:table-cell>
          <table:table-cell office:value-type="float" office:value="0.00611453" calcext:value-type="float">
            <text:p>0.00611453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-0.389568" calcext:value-type="float">
            <text:p>-0.389568</text:p>
          </table:table-cell>
          <table:table-cell office:value-type="float" office:value="0.000124409" calcext:value-type="float">
            <text:p>0.000124409</text:p>
          </table:table-cell>
          <table:table-cell office:value-type="float" office:value="0.000398729" calcext:value-type="float">
            <text:p>0.000398729</text:p>
          </table:table-cell>
          <table:table-cell office:value-type="float" office:value="0.0126173" calcext:value-type="float">
            <text:p>0.012617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-1.26757" calcext:value-type="float">
            <text:p>-1.26757</text:p>
          </table:table-cell>
          <table:table-cell office:value-type="float" office:value="0.00035148" calcext:value-type="float">
            <text:p>0.00035148</text:p>
          </table:table-cell>
          <table:table-cell office:value-type="float" office:value="-0.00011425" calcext:value-type="float">
            <text:p>-0.00011425</text:p>
          </table:table-cell>
          <table:table-cell office:value-type="float" office:value="0.0645762" calcext:value-type="float">
            <text:p>0.064576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-0.199853" calcext:value-type="float">
            <text:p>-0.199853</text:p>
          </table:table-cell>
          <table:table-cell office:value-type="float" office:value="0.0000755463" calcext:value-type="float">
            <text:p>7.55463E-05</text:p>
          </table:table-cell>
          <table:table-cell office:value-type="float" office:value="0.000484836" calcext:value-type="float">
            <text:p>0.000484836</text:p>
          </table:table-cell>
          <table:table-cell office:value-type="float" office:value="0.000561723" calcext:value-type="float">
            <text:p>0.00056172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159922" calcext:value-type="float">
            <text:p>0.159922</text:p>
          </table:table-cell>
          <table:table-cell office:value-type="float" office:value="-0.000016742" calcext:value-type="float">
            <text:p>-1.6742E-05</text:p>
          </table:table-cell>
          <table:table-cell office:value-type="float" office:value="0.000663516" calcext:value-type="float">
            <text:p>0.000663516</text:p>
          </table:table-cell>
          <table:table-cell office:value-type="float" office:value="-0.0249657" calcext:value-type="float">
            <text:p>-0.024965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-1.12975" calcext:value-type="float">
            <text:p>-1.12975</text:p>
          </table:table-cell>
          <table:table-cell office:value-type="float" office:value="0.000311939" calcext:value-type="float">
            <text:p>0.000311939</text:p>
          </table:table-cell>
          <table:table-cell office:value-type="float" office:value="0.0000039265" calcext:value-type="float">
            <text:p>3.9265E-06</text:p>
          </table:table-cell>
          <table:table-cell office:value-type="float" office:value="0.0607469" calcext:value-type="float">
            <text:p>0.0607469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-0.1512" calcext:value-type="float">
            <text:p>-0.1512</text:p>
          </table:table-cell>
          <table:table-cell office:value-type="float" office:value="0.0000623307" calcext:value-type="float">
            <text:p>6.23307E-05</text:p>
          </table:table-cell>
          <table:table-cell office:value-type="float" office:value="0.000509686" calcext:value-type="float">
            <text:p>0.000509686</text:p>
          </table:table-cell>
          <table:table-cell office:value-type="float" office:value="-0.00287297" calcext:value-type="float">
            <text:p>-0.00287297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305828" calcext:value-type="float">
            <text:p>0.305828</text:p>
          </table:table-cell>
          <table:table-cell office:value-type="float" office:value="-0.0000562037" calcext:value-type="float">
            <text:p>-5.62037E-05</text:p>
          </table:table-cell>
          <table:table-cell office:value-type="float" office:value="0.000791065" calcext:value-type="float">
            <text:p>0.000791065</text:p>
          </table:table-cell>
          <table:table-cell office:value-type="float" office:value="-0.0290688" calcext:value-type="float">
            <text:p>-0.029068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1.23614" calcext:value-type="float">
            <text:p>-1.23614</text:p>
          </table:table-cell>
          <table:table-cell office:value-type="float" office:value="0.000337952" calcext:value-type="float">
            <text:p>0.000337952</text:p>
          </table:table-cell>
          <table:table-cell office:value-type="float" office:value="-0.0000754882" calcext:value-type="float">
            <text:p>-7.54882E-05</text:p>
          </table:table-cell>
          <table:table-cell office:value-type="float" office:value="0.0647764" calcext:value-type="float">
            <text:p>0.064776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138736" calcext:value-type="float">
            <text:p>-0.138736</text:p>
          </table:table-cell>
          <table:table-cell office:value-type="float" office:value="0.0000575587" calcext:value-type="float">
            <text:p>5.75587E-05</text:p>
          </table:table-cell>
          <table:table-cell office:value-type="float" office:value="0.000525488" calcext:value-type="float">
            <text:p>0.000525488</text:p>
          </table:table-cell>
          <table:table-cell office:value-type="float" office:value="-0.00264511" calcext:value-type="float">
            <text:p>-0.00264511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-0.326667" calcext:value-type="float">
            <text:p>-0.326667</text:p>
          </table:table-cell>
          <table:table-cell office:value-type="float" office:value="0.000105114" calcext:value-type="float">
            <text:p>0.000105114</text:p>
          </table:table-cell>
          <table:table-cell office:value-type="float" office:value="0.000424505" calcext:value-type="float">
            <text:p>0.000424505</text:p>
          </table:table-cell>
          <table:table-cell office:value-type="float" office:value="0.00909197" calcext:value-type="float">
            <text:p>0.00909197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-0.0923402" calcext:value-type="float">
            <text:p>-0.0923402</text:p>
          </table:table-cell>
          <table:table-cell office:value-type="float" office:value="0.0000449837" calcext:value-type="float">
            <text:p>4.49837E-05</text:p>
          </table:table-cell>
          <table:table-cell office:value-type="float" office:value="0.000552129" calcext:value-type="float">
            <text:p>0.000552129</text:p>
          </table:table-cell>
          <table:table-cell office:value-type="float" office:value="-0.00571363" calcext:value-type="float">
            <text:p>-0.0057136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-0.810027" calcext:value-type="float">
            <text:p>-0.810027</text:p>
          </table:table-cell>
          <table:table-cell office:value-type="float" office:value="0.000226481" calcext:value-type="float">
            <text:p>0.000226481</text:p>
          </table:table-cell>
          <table:table-cell office:value-type="float" office:value="0.000176823" calcext:value-type="float">
            <text:p>0.000176823</text:p>
          </table:table-cell>
          <table:table-cell office:value-type="float" office:value="0.040791" calcext:value-type="float">
            <text:p>0.04079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0921396" calcext:value-type="float">
            <text:p>-0.0921396</text:p>
          </table:table-cell>
          <table:table-cell office:value-type="float" office:value="0.0000443429" calcext:value-type="float">
            <text:p>4.43429E-05</text:p>
          </table:table-cell>
          <table:table-cell office:value-type="float" office:value="0.000564238" calcext:value-type="float">
            <text:p>0.000564238</text:p>
          </table:table-cell>
          <table:table-cell office:value-type="float" office:value="-0.00395306" calcext:value-type="float">
            <text:p>-0.00395306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-0.273538" calcext:value-type="float">
            <text:p>-0.273538</text:p>
          </table:table-cell>
          <table:table-cell office:value-type="float" office:value="0.0000901983" calcext:value-type="float">
            <text:p>9.01983E-05</text:p>
          </table:table-cell>
          <table:table-cell office:value-type="float" office:value="0.000458307" calcext:value-type="float">
            <text:p>0.000458307</text:p>
          </table:table-cell>
          <table:table-cell office:value-type="float" office:value="0.00642769" calcext:value-type="float">
            <text:p>0.00642769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100741" calcext:value-type="float">
            <text:p>0.100741</text:p>
          </table:table-cell>
          <table:table-cell office:value-type="float" office:value="-0.00000691772" calcext:value-type="float">
            <text:p>-6.91772E-06</text:p>
          </table:table-cell>
          <table:table-cell office:value-type="float" office:value="0.000688913" calcext:value-type="float">
            <text:p>0.000688913</text:p>
          </table:table-cell>
          <table:table-cell office:value-type="float" office:value="-0.014258" calcext:value-type="float">
            <text:p>-0.01425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1.02574" calcext:value-type="float">
            <text:p>-1.02574</text:p>
          </table:table-cell>
          <table:table-cell office:value-type="float" office:value="0.000281619" calcext:value-type="float">
            <text:p>0.000281619</text:p>
          </table:table-cell>
          <table:table-cell office:value-type="float" office:value="0.000035854" calcext:value-type="float">
            <text:p>3.5854E-05</text:p>
          </table:table-cell>
          <table:table-cell office:value-type="float" office:value="0.051684" calcext:value-type="float">
            <text:p>0.05168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-0.0628282" calcext:value-type="float">
            <text:p>-0.0628282</text:p>
          </table:table-cell>
          <table:table-cell office:value-type="float" office:value="0.0000349506" calcext:value-type="float">
            <text:p>3.49506E-05</text:p>
          </table:table-cell>
          <table:table-cell office:value-type="float" office:value="0.000582711" calcext:value-type="float">
            <text:p>0.000582711</text:p>
          </table:table-cell>
          <table:table-cell office:value-type="float" office:value="-0.00515768" calcext:value-type="float">
            <text:p>-0.00515768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-0.218995" calcext:value-type="float">
            <text:p>-0.218995</text:p>
          </table:table-cell>
          <table:table-cell office:value-type="float" office:value="0.0000745118" calcext:value-type="float">
            <text:p>7.45118E-05</text:p>
          </table:table-cell>
          <table:table-cell office:value-type="float" office:value="0.000495935" calcext:value-type="float">
            <text:p>0.000495935</text:p>
          </table:table-cell>
          <table:table-cell office:value-type="float" office:value="0.00430119" calcext:value-type="float">
            <text:p>0.0043011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0434886" calcext:value-type="float">
            <text:p>-0.0434886</text:p>
          </table:table-cell>
          <table:table-cell office:value-type="float" office:value="0.0000279768" calcext:value-type="float">
            <text:p>2.79768E-05</text:p>
          </table:table-cell>
          <table:table-cell office:value-type="float" office:value="0.000615145" calcext:value-type="float">
            <text:p>0.000615145</text:p>
          </table:table-cell>
          <table:table-cell office:value-type="float" office:value="-0.00398226" calcext:value-type="float">
            <text:p>-0.00398226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-0.775403" calcext:value-type="float">
            <text:p>-0.775403</text:p>
          </table:table-cell>
          <table:table-cell office:value-type="float" office:value="0.000216822" calcext:value-type="float">
            <text:p>0.000216822</text:p>
          </table:table-cell>
          <table:table-cell office:value-type="float" office:value="0.000128643" calcext:value-type="float">
            <text:p>0.000128643</text:p>
          </table:table-cell>
          <table:table-cell office:value-type="float" office:value="0.0314934" calcext:value-type="float">
            <text:p>0.031493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-0.0630947" calcext:value-type="float">
            <text:p>-0.0630947</text:p>
          </table:table-cell>
          <table:table-cell office:value-type="float" office:value="0.0000307389" calcext:value-type="float">
            <text:p>3.07389E-05</text:p>
          </table:table-cell>
          <table:table-cell office:value-type="float" office:value="0.000671972" calcext:value-type="float">
            <text:p>0.000671972</text:p>
          </table:table-cell>
          <table:table-cell office:value-type="float" office:value="0.00542449" calcext:value-type="float">
            <text:p>0.00542449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-0.196299" calcext:value-type="float">
            <text:p>-0.196299</text:p>
          </table:table-cell>
          <table:table-cell office:value-type="float" office:value="0.000068204" calcext:value-type="float">
            <text:p>6.8204E-05</text:p>
          </table:table-cell>
          <table:table-cell office:value-type="float" office:value="0.000472791" calcext:value-type="float">
            <text:p>0.000472791</text:p>
          </table:table-cell>
          <table:table-cell office:value-type="float" office:value="-0.000739026" calcext:value-type="float">
            <text:p>-0.00073902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488924" calcext:value-type="float">
            <text:p>0.0488924</text:p>
          </table:table-cell>
          <table:table-cell office:value-type="float" office:value="0.00000280554" calcext:value-type="float">
            <text:p>2.80554E-06</text:p>
          </table:table-cell>
          <table:table-cell office:value-type="float" office:value="0.000648276" calcext:value-type="float">
            <text:p>0.000648276</text:p>
          </table:table-cell>
          <table:table-cell office:value-type="float" office:value="-0.0113391" calcext:value-type="float">
            <text:p>-0.0113391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794073" calcext:value-type="float">
            <text:p>-0.794073</text:p>
          </table:table-cell>
          <table:table-cell office:value-type="float" office:value="0.000219593" calcext:value-type="float">
            <text:p>0.000219593</text:p>
          </table:table-cell>
          <table:table-cell office:value-type="float" office:value="0.000142398" calcext:value-type="float">
            <text:p>0.000142398</text:p>
          </table:table-cell>
          <table:table-cell office:value-type="float" office:value="0.035869" calcext:value-type="float">
            <text:p>0.035869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0.10175" calcext:value-type="float">
            <text:p>-0.10175</text:p>
          </table:table-cell>
          <table:table-cell office:value-type="float" office:value="0.0000391254" calcext:value-type="float">
            <text:p>3.91254E-05</text:p>
          </table:table-cell>
          <table:table-cell office:value-type="float" office:value="0.000647494" calcext:value-type="float">
            <text:p>0.000647494</text:p>
          </table:table-cell>
          <table:table-cell office:value-type="float" office:value="0.00792095" calcext:value-type="float">
            <text:p>0.00792095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254218" calcext:value-type="float">
            <text:p>0.254218</text:p>
          </table:table-cell>
          <table:table-cell office:value-type="float" office:value="-0.0000478654" calcext:value-type="float">
            <text:p>-4.78654E-05</text:p>
          </table:table-cell>
          <table:table-cell office:value-type="float" office:value="0.000684488" calcext:value-type="float">
            <text:p>0.000684488</text:p>
          </table:table-cell>
          <table:table-cell office:value-type="float" office:value="-0.032526" calcext:value-type="float">
            <text:p>-0.032526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0.796298" calcext:value-type="float">
            <text:p>-0.796298</text:p>
          </table:table-cell>
          <table:table-cell office:value-type="float" office:value="0.000216637" calcext:value-type="float">
            <text:p>0.000216637</text:p>
          </table:table-cell>
          <table:table-cell office:value-type="float" office:value="0.000274129" calcext:value-type="float">
            <text:p>0.000274129</text:p>
          </table:table-cell>
          <table:table-cell office:value-type="float" office:value="0.0517839" calcext:value-type="float">
            <text:p>0.0517839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-0.0492045" calcext:value-type="float">
            <text:p>-0.0492045</text:p>
          </table:table-cell>
          <table:table-cell office:value-type="float" office:value="0.0000274901" calcext:value-type="float">
            <text:p>2.74901E-05</text:p>
          </table:table-cell>
          <table:table-cell office:value-type="float" office:value="0.000555093" calcext:value-type="float">
            <text:p>0.000555093</text:p>
          </table:table-cell>
          <table:table-cell office:value-type="float" office:value="-0.00864602" calcext:value-type="float">
            <text:p>-0.00864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04876" calcext:value-type="float">
            <text:p>-0.204876</text:p>
          </table:table-cell>
          <table:table-cell office:value-type="float" office:value="0.0000660436" calcext:value-type="float">
            <text:p>6.60436E-05</text:p>
          </table:table-cell>
          <table:table-cell office:value-type="float" office:value="0.000509907" calcext:value-type="float">
            <text:p>0.000509907</text:p>
          </table:table-cell>
          <table:table-cell office:value-type="float" office:value="0.00561689" calcext:value-type="float">
            <text:p>0.00561689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0310342" calcext:value-type="float">
            <text:p>0.0310342</text:p>
          </table:table-cell>
          <table:table-cell office:value-type="float" office:value="0.00000462713" calcext:value-type="float">
            <text:p>4.62713E-06</text:p>
          </table:table-cell>
          <table:table-cell office:value-type="float" office:value="0.000639703" calcext:value-type="float">
            <text:p>0.000639703</text:p>
          </table:table-cell>
          <table:table-cell office:value-type="float" office:value="-0.00882005" calcext:value-type="float">
            <text:p>-0.00882005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0.662459" calcext:value-type="float">
            <text:p>-0.662459</text:p>
          </table:table-cell>
          <table:table-cell office:value-type="float" office:value="0.000182139" calcext:value-type="float">
            <text:p>0.000182139</text:p>
          </table:table-cell>
          <table:table-cell office:value-type="float" office:value="0.00023256" calcext:value-type="float">
            <text:p>0.00023256</text:p>
          </table:table-cell>
          <table:table-cell office:value-type="float" office:value="0.0308642" calcext:value-type="float">
            <text:p>0.0308642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-0.0138536" calcext:value-type="float">
            <text:p>-0.0138536</text:p>
          </table:table-cell>
          <table:table-cell office:value-type="float" office:value="0.0000139896" calcext:value-type="float">
            <text:p>1.39896E-05</text:p>
          </table:table-cell>
          <table:table-cell office:value-type="float" office:value="0.000688461" calcext:value-type="float">
            <text:p>0.000688461</text:p>
          </table:table-cell>
          <table:table-cell office:value-type="float" office:value="0.00274835" calcext:value-type="float">
            <text:p>0.00274835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26223" calcext:value-type="float">
            <text:p>0.26223</text:p>
          </table:table-cell>
          <table:table-cell office:value-type="float" office:value="-0.0000548404" calcext:value-type="float">
            <text:p>-5.48404E-05</text:p>
          </table:table-cell>
          <table:table-cell office:value-type="float" office:value="0.000736304" calcext:value-type="float">
            <text:p>0.000736304</text:p>
          </table:table-cell>
          <table:table-cell office:value-type="float" office:value="-0.0262389" calcext:value-type="float">
            <text:p>-0.0262389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0.737511" calcext:value-type="float">
            <text:p>-0.737511</text:p>
          </table:table-cell>
          <table:table-cell office:value-type="float" office:value="0.000199473" calcext:value-type="float">
            <text:p>0.000199473</text:p>
          </table:table-cell>
          <table:table-cell office:value-type="float" office:value="0.000195518" calcext:value-type="float">
            <text:p>0.000195518</text:p>
          </table:table-cell>
          <table:table-cell office:value-type="float" office:value="0.0365166" calcext:value-type="float">
            <text:p>0.0365166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-0.0373784" calcext:value-type="float">
            <text:p>-0.0373784</text:p>
          </table:table-cell>
          <table:table-cell office:value-type="float" office:value="0.0000199964" calcext:value-type="float">
            <text:p>1.99964E-05</text:p>
          </table:table-cell>
          <table:table-cell office:value-type="float" office:value="0.000641387" calcext:value-type="float">
            <text:p>0.000641387</text:p>
          </table:table-cell>
          <table:table-cell office:value-type="float" office:value="0.00079779" calcext:value-type="float">
            <text:p>0.00079779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121113" calcext:value-type="float">
            <text:p>0.121113</text:p>
          </table:table-cell>
          <table:table-cell office:value-type="float" office:value="-0.0000217421" calcext:value-type="float">
            <text:p>-2.17421E-05</text:p>
          </table:table-cell>
          <table:table-cell office:value-type="float" office:value="0.000724816" calcext:value-type="float">
            <text:p>0.000724816</text:p>
          </table:table-cell>
          <table:table-cell office:value-type="float" office:value="-0.00918432" calcext:value-type="float">
            <text:p>-0.0091843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-0.56775" calcext:value-type="float">
            <text:p>-0.56775</text:p>
          </table:table-cell>
          <table:table-cell office:value-type="float" office:value="0.000156714" calcext:value-type="float">
            <text:p>0.000156714</text:p>
          </table:table-cell>
          <table:table-cell office:value-type="float" office:value="0.000249189" calcext:value-type="float">
            <text:p>0.000249189</text:p>
          </table:table-cell>
          <table:table-cell office:value-type="float" office:value="0.0221055" calcext:value-type="float">
            <text:p>0.022105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0.0280228" calcext:value-type="float">
            <text:p>-0.0280228</text:p>
          </table:table-cell>
          <table:table-cell office:value-type="float" office:value="0.0000168909" calcext:value-type="float">
            <text:p>1.68909E-05</text:p>
          </table:table-cell>
          <table:table-cell office:value-type="float" office:value="0.000636396" calcext:value-type="float">
            <text:p>0.000636396</text:p>
          </table:table-cell>
          <table:table-cell office:value-type="float" office:value="-0.000473281" calcext:value-type="float">
            <text:p>-0.00047328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997852" calcext:value-type="float">
            <text:p>0.0997852</text:p>
          </table:table-cell>
          <table:table-cell office:value-type="float" office:value="-0.000018136" calcext:value-type="float">
            <text:p>-1.8136E-05</text:p>
          </table:table-cell>
          <table:table-cell office:value-type="float" office:value="0.000737661" calcext:value-type="float">
            <text:p>0.000737661</text:p>
          </table:table-cell>
          <table:table-cell office:value-type="float" office:value="-0.00451899" calcext:value-type="float">
            <text:p>-0.00451899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-0.538193" calcext:value-type="float">
            <text:p>-0.538193</text:p>
          </table:table-cell>
          <table:table-cell office:value-type="float" office:value="0.000149152" calcext:value-type="float">
            <text:p>0.000149152</text:p>
          </table:table-cell>
          <table:table-cell office:value-type="float" office:value="0.000266228" calcext:value-type="float">
            <text:p>0.000266228</text:p>
          </table:table-cell>
          <table:table-cell office:value-type="float" office:value="0.0208482" calcext:value-type="float">
            <text:p>0.020848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0130644" calcext:value-type="float">
            <text:p>0.0130644</text:p>
          </table:table-cell>
          <table:table-cell office:value-type="float" office:value="0.00000510105" calcext:value-type="float">
            <text:p>5.10105E-06</text:p>
          </table:table-cell>
          <table:table-cell office:value-type="float" office:value="0.000657211" calcext:value-type="float">
            <text:p>0.000657211</text:p>
          </table:table-cell>
          <table:table-cell office:value-type="float" office:value="-0.00270487" calcext:value-type="float">
            <text:p>-0.00270487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0605467" calcext:value-type="float">
            <text:p>0.0605467</text:p>
          </table:table-cell>
          <table:table-cell office:value-type="float" office:value="-0.00000875093" calcext:value-type="float">
            <text:p>-8.75093E-06</text:p>
          </table:table-cell>
          <table:table-cell office:value-type="float" office:value="0.000696056" calcext:value-type="float">
            <text:p>0.000696056</text:p>
          </table:table-cell>
          <table:table-cell office:value-type="float" office:value="-0.00390725" calcext:value-type="float">
            <text:p>-0.00390725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0.404067" calcext:value-type="float">
            <text:p>-0.404067</text:p>
          </table:table-cell>
          <table:table-cell office:value-type="float" office:value="0.000114253" calcext:value-type="float">
            <text:p>0.000114253</text:p>
          </table:table-cell>
          <table:table-cell office:value-type="float" office:value="0.000355512" calcext:value-type="float">
            <text:p>0.000355512</text:p>
          </table:table-cell>
          <table:table-cell office:value-type="float" office:value="0.0149191" calcext:value-type="float">
            <text:p>0.014919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0.074688" calcext:value-type="float">
            <text:p>-0.074688</text:p>
          </table:table-cell>
          <table:table-cell office:value-type="float" office:value="0.0000268179" calcext:value-type="float">
            <text:p>2.68179E-05</text:p>
          </table:table-cell>
          <table:table-cell office:value-type="float" office:value="0.00060298" calcext:value-type="float">
            <text:p>0.00060298</text:p>
          </table:table-cell>
          <table:table-cell office:value-type="float" office:value="0.00241579" calcext:value-type="float">
            <text:p>0.00241579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084189" calcext:value-type="float">
            <text:p>0.084189</text:p>
          </table:table-cell>
          <table:table-cell office:value-type="float" office:value="-0.0000170651" calcext:value-type="float">
            <text:p>-1.70651E-05</text:p>
          </table:table-cell>
          <table:table-cell office:value-type="float" office:value="0.000724779" calcext:value-type="float">
            <text:p>0.000724779</text:p>
          </table:table-cell>
          <table:table-cell office:value-type="float" office:value="-0.0030711" calcext:value-type="float">
            <text:p>-0.003071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-0.3682" calcext:value-type="float">
            <text:p>-0.3682</text:p>
          </table:table-cell>
          <table:table-cell office:value-type="float" office:value="0.000105478" calcext:value-type="float">
            <text:p>0.000105478</text:p>
          </table:table-cell>
          <table:table-cell office:value-type="float" office:value="0.000372859" calcext:value-type="float">
            <text:p>0.000372859</text:p>
          </table:table-cell>
          <table:table-cell office:value-type="float" office:value="0.0129477" calcext:value-type="float">
            <text:p>0.0129477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-0.0439317" calcext:value-type="float">
            <text:p>-0.0439317</text:p>
          </table:table-cell>
          <table:table-cell office:value-type="float" office:value="0.0000173436" calcext:value-type="float">
            <text:p>1.73436E-05</text:p>
          </table:table-cell>
          <table:table-cell office:value-type="float" office:value="0.000621906" calcext:value-type="float">
            <text:p>0.000621906</text:p>
          </table:table-cell>
          <table:table-cell office:value-type="float" office:value="0.0013016" calcext:value-type="float">
            <text:p>0.0013016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0337734" calcext:value-type="float">
            <text:p>0.0337734</text:p>
          </table:table-cell>
          <table:table-cell office:value-type="float" office:value="-0.00000528445" calcext:value-type="float">
            <text:p>-5.28445E-06</text:p>
          </table:table-cell>
          <table:table-cell office:value-type="float" office:value="0.000686854" calcext:value-type="float">
            <text:p>0.000686854</text:p>
          </table:table-cell>
          <table:table-cell office:value-type="float" office:value="-0.000598668" calcext:value-type="float">
            <text:p>-0.00059866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34221" calcext:value-type="float">
            <text:p>-0.34221</text:p>
          </table:table-cell>
          <table:table-cell office:value-type="float" office:value="0.0000992187" calcext:value-type="float">
            <text:p>9.92187E-05</text:p>
          </table:table-cell>
          <table:table-cell office:value-type="float" office:value="0.000388668" calcext:value-type="float">
            <text:p>0.000388668</text:p>
          </table:table-cell>
          <table:table-cell office:value-type="float" office:value="0.011995" calcext:value-type="float">
            <text:p>0.011995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-0.0392495" calcext:value-type="float">
            <text:p>-0.0392495</text:p>
          </table:table-cell>
          <table:table-cell office:value-type="float" office:value="0.0000148293" calcext:value-type="float">
            <text:p>1.48293E-05</text:p>
          </table:table-cell>
          <table:table-cell office:value-type="float" office:value="0.000625921" calcext:value-type="float">
            <text:p>0.000625921</text:p>
          </table:table-cell>
          <table:table-cell office:value-type="float" office:value="0.00162475" calcext:value-type="float">
            <text:p>0.00162475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0279678" calcext:value-type="float">
            <text:p>0.0279678</text:p>
          </table:table-cell>
          <table:table-cell office:value-type="float" office:value="-0.00000533977" calcext:value-type="float">
            <text:p>-5.33977E-06</text:p>
          </table:table-cell>
          <table:table-cell office:value-type="float" office:value="0.000684801" calcext:value-type="float">
            <text:p>0.000684801</text:p>
          </table:table-cell>
          <table:table-cell office:value-type="float" office:value="0.000327208" calcext:value-type="float">
            <text:p>0.000327208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-0.281861" calcext:value-type="float">
            <text:p>-0.281861</text:p>
          </table:table-cell>
          <table:table-cell office:value-type="float" office:value="0.0000831664" calcext:value-type="float">
            <text:p>8.31664E-05</text:p>
          </table:table-cell>
          <table:table-cell office:value-type="float" office:value="0.000429294" calcext:value-type="float">
            <text:p>0.000429294</text:p>
          </table:table-cell>
          <table:table-cell office:value-type="float" office:value="0.00957795" calcext:value-type="float">
            <text:p>0.00957795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-0.0478494" calcext:value-type="float">
            <text:p>-0.0478494</text:p>
          </table:table-cell>
          <table:table-cell office:value-type="float" office:value="0.0000164324" calcext:value-type="float">
            <text:p>1.64324E-05</text:p>
          </table:table-cell>
          <table:table-cell office:value-type="float" office:value="0.000611316" calcext:value-type="float">
            <text:p>0.000611316</text:p>
          </table:table-cell>
          <table:table-cell office:value-type="float" office:value="0.00144386" calcext:value-type="float">
            <text:p>0.00144386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0.0863343" calcext:value-type="float">
            <text:p>-0.0863343</text:p>
          </table:table-cell>
          <table:table-cell office:value-type="float" office:value="0.0000266298" calcext:value-type="float">
            <text:p>2.66298E-05</text:p>
          </table:table-cell>
          <table:table-cell office:value-type="float" office:value="0.000596621" calcext:value-type="float">
            <text:p>0.000596621</text:p>
          </table:table-cell>
          <table:table-cell office:value-type="float" office:value="0.00464425" calcext:value-type="float">
            <text:p>0.0046442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-0.134417" calcext:value-type="float">
            <text:p>-0.134417</text:p>
          </table:table-cell>
          <table:table-cell office:value-type="float" office:value="0.0000412978" calcext:value-type="float">
            <text:p>4.12978E-05</text:p>
          </table:table-cell>
          <table:table-cell office:value-type="float" office:value="0.000536198" calcext:value-type="float">
            <text:p>0.000536198</text:p>
          </table:table-cell>
          <table:table-cell office:value-type="float" office:value="0.00371066" calcext:value-type="float">
            <text:p>0.00371066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0.127095" calcext:value-type="float">
            <text:p>-0.127095</text:p>
          </table:table-cell>
          <table:table-cell office:value-type="float" office:value="0.000038714" calcext:value-type="float">
            <text:p>3.8714E-05</text:p>
          </table:table-cell>
          <table:table-cell office:value-type="float" office:value="0.000556912" calcext:value-type="float">
            <text:p>0.000556912</text:p>
          </table:table-cell>
          <table:table-cell office:value-type="float" office:value="0.00510936" calcext:value-type="float">
            <text:p>0.00510936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-0.0714395" calcext:value-type="float">
            <text:p>-0.0714395</text:p>
          </table:table-cell>
          <table:table-cell office:value-type="float" office:value="0.0000228993" calcext:value-type="float">
            <text:p>2.28993E-05</text:p>
          </table:table-cell>
          <table:table-cell office:value-type="float" office:value="0.000596403" calcext:value-type="float">
            <text:p>0.000596403</text:p>
          </table:table-cell>
          <table:table-cell office:value-type="float" office:value="0.00272201" calcext:value-type="float">
            <text:p>0.00272201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0.152595" calcext:value-type="float">
            <text:p>-0.152595</text:p>
          </table:table-cell>
          <table:table-cell office:value-type="float" office:value="0.0000463856" calcext:value-type="float">
            <text:p>4.63856E-05</text:p>
          </table:table-cell>
          <table:table-cell office:value-type="float" office:value="0.000531163" calcext:value-type="float">
            <text:p>0.000531163</text:p>
          </table:table-cell>
          <table:table-cell office:value-type="float" office:value="0.00519127" calcext:value-type="float">
            <text:p>0.0051912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0.0787028" calcext:value-type="float">
            <text:p>-0.0787028</text:p>
          </table:table-cell>
          <table:table-cell office:value-type="float" office:value="0.0000247631" calcext:value-type="float">
            <text:p>2.47631E-05</text:p>
          </table:table-cell>
          <table:table-cell office:value-type="float" office:value="0.000606064" calcext:value-type="float">
            <text:p>0.000606064</text:p>
          </table:table-cell>
          <table:table-cell office:value-type="float" office:value="0.00454941" calcext:value-type="float">
            <text:p>0.00454941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-0.0634078" calcext:value-type="float">
            <text:p>-0.0634078</text:p>
          </table:table-cell>
          <table:table-cell office:value-type="float" office:value="0.0000209069" calcext:value-type="float">
            <text:p>2.09069E-05</text:p>
          </table:table-cell>
          <table:table-cell office:value-type="float" office:value="0.000602681" calcext:value-type="float">
            <text:p>0.000602681</text:p>
          </table:table-cell>
          <table:table-cell office:value-type="float" office:value="0.00230016" calcext:value-type="float">
            <text:p>0.00230016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-0.10169" calcext:value-type="float">
            <text:p>-0.10169</text:p>
          </table:table-cell>
          <table:table-cell office:value-type="float" office:value="0.000031652" calcext:value-type="float">
            <text:p>3.1652E-05</text:p>
          </table:table-cell>
          <table:table-cell office:value-type="float" office:value="0.000576311" calcext:value-type="float">
            <text:p>0.000576311</text:p>
          </table:table-cell>
          <table:table-cell office:value-type="float" office:value="0.00405338" calcext:value-type="float">
            <text:p>0.00405338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-0.102508" calcext:value-type="float">
            <text:p>-0.102508</text:p>
          </table:table-cell>
          <table:table-cell office:value-type="float" office:value="0.0000313263" calcext:value-type="float">
            <text:p>3.13263E-05</text:p>
          </table:table-cell>
          <table:table-cell office:value-type="float" office:value="0.000587977" calcext:value-type="float">
            <text:p>0.000587977</text:p>
          </table:table-cell>
          <table:table-cell office:value-type="float" office:value="0.00554437" calcext:value-type="float">
            <text:p>0.0055443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0.112504" calcext:value-type="float">
            <text:p>-0.112504</text:p>
          </table:table-cell>
          <table:table-cell office:value-type="float" office:value="0.0000350688" calcext:value-type="float">
            <text:p>3.50688E-05</text:p>
          </table:table-cell>
          <table:table-cell office:value-type="float" office:value="0.00055616" calcext:value-type="float">
            <text:p>0.00055616</text:p>
          </table:table-cell>
          <table:table-cell office:value-type="float" office:value="0.0031593" calcext:value-type="float">
            <text:p>0.003159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0.0332802" calcext:value-type="float">
            <text:p>-0.0332802</text:p>
          </table:table-cell>
          <table:table-cell office:value-type="float" office:value="0.0000116918" calcext:value-type="float">
            <text:p>1.16918E-05</text:p>
          </table:table-cell>
          <table:table-cell office:value-type="float" office:value="0.000628523" calcext:value-type="float">
            <text:p>0.000628523</text:p>
          </table:table-cell>
          <table:table-cell office:value-type="float" office:value="0.00172374" calcext:value-type="float">
            <text:p>0.0017237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-0.180305" calcext:value-type="float">
            <text:p>-0.180305</text:p>
          </table:table-cell>
          <table:table-cell office:value-type="float" office:value="0.000053815" calcext:value-type="float">
            <text:p>5.3815E-05</text:p>
          </table:table-cell>
          <table:table-cell office:value-type="float" office:value="0.000519768" calcext:value-type="float">
            <text:p>0.000519768</text:p>
          </table:table-cell>
          <table:table-cell office:value-type="float" office:value="0.00749708" calcext:value-type="float">
            <text:p>0.00749708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-0.0974923" calcext:value-type="float">
            <text:p>-0.0974923</text:p>
          </table:table-cell>
          <table:table-cell office:value-type="float" office:value="0.0000301918" calcext:value-type="float">
            <text:p>3.01918E-05</text:p>
          </table:table-cell>
          <table:table-cell office:value-type="float" office:value="0.000579202" calcext:value-type="float">
            <text:p>0.000579202</text:p>
          </table:table-cell>
          <table:table-cell office:value-type="float" office:value="0.00401692" calcext:value-type="float">
            <text:p>0.00401692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-0.0836023" calcext:value-type="float">
            <text:p>-0.0836023</text:p>
          </table:table-cell>
          <table:table-cell office:value-type="float" office:value="0.0000266969" calcext:value-type="float">
            <text:p>2.66969E-05</text:p>
          </table:table-cell>
          <table:table-cell office:value-type="float" office:value="0.000577993" calcext:value-type="float">
            <text:p>0.000577993</text:p>
          </table:table-cell>
          <table:table-cell office:value-type="float" office:value="0.00213793" calcext:value-type="float">
            <text:p>0.00213793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-0.114601" calcext:value-type="float">
            <text:p>-0.114601</text:p>
          </table:table-cell>
          <table:table-cell office:value-type="float" office:value="0.0000349532" calcext:value-type="float">
            <text:p>3.49532E-05</text:p>
          </table:table-cell>
          <table:table-cell office:value-type="float" office:value="0.000572713" calcext:value-type="float">
            <text:p>0.000572713</text:p>
          </table:table-cell>
          <table:table-cell office:value-type="float" office:value="0.005333" calcext:value-type="float">
            <text:p>0.005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103162" calcext:value-type="float">
            <text:p>-0.103162</text:p>
          </table:table-cell>
          <table:table-cell office:value-type="float" office:value="0.0000315961" calcext:value-type="float">
            <text:p>3.15961E-05</text:p>
          </table:table-cell>
          <table:table-cell office:value-type="float" office:value="0.000584039" calcext:value-type="float">
            <text:p>0.000584039</text:p>
          </table:table-cell>
          <table:table-cell office:value-type="float" office:value="0.00520117" calcext:value-type="float">
            <text:p>0.00520117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0.102054" calcext:value-type="float">
            <text:p>-0.102054</text:p>
          </table:table-cell>
          <table:table-cell office:value-type="float" office:value="0.0000314773" calcext:value-type="float">
            <text:p>3.14773E-05</text:p>
          </table:table-cell>
          <table:table-cell office:value-type="float" office:value="0.000579321" calcext:value-type="float">
            <text:p>0.000579321</text:p>
          </table:table-cell>
          <table:table-cell office:value-type="float" office:value="0.00452804" calcext:value-type="float">
            <text:p>0.0045280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-0.1034" calcext:value-type="float">
            <text:p>-0.1034</text:p>
          </table:table-cell>
          <table:table-cell office:value-type="float" office:value="0.0000320471" calcext:value-type="float">
            <text:p>3.20471E-05</text:p>
          </table:table-cell>
          <table:table-cell office:value-type="float" office:value="0.000573664" calcext:value-type="float">
            <text:p>0.000573664</text:p>
          </table:table-cell>
          <table:table-cell office:value-type="float" office:value="0.00404175" calcext:value-type="float">
            <text:p>0.00404175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0.0999821" calcext:value-type="float">
            <text:p>-0.0999821</text:p>
          </table:table-cell>
          <table:table-cell office:value-type="float" office:value="0.0000310341" calcext:value-type="float">
            <text:p>3.10341E-05</text:p>
          </table:table-cell>
          <table:table-cell office:value-type="float" office:value="0.000577414" calcext:value-type="float">
            <text:p>0.000577414</text:p>
          </table:table-cell>
          <table:table-cell office:value-type="float" office:value="0.00403905" calcext:value-type="float">
            <text:p>0.0040390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0.150662" calcext:value-type="float">
            <text:p>-0.150662</text:p>
          </table:table-cell>
          <table:table-cell office:value-type="float" office:value="0.0000448042" calcext:value-type="float">
            <text:p>4.48042E-05</text:p>
          </table:table-cell>
          <table:table-cell office:value-type="float" office:value="0.000561868" calcext:value-type="float">
            <text:p>0.000561868</text:p>
          </table:table-cell>
          <table:table-cell office:value-type="float" office:value="0.00849713" calcext:value-type="float">
            <text:p>0.00849713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0.193066" calcext:value-type="float">
            <text:p>-0.193066</text:p>
          </table:table-cell>
          <table:table-cell office:value-type="float" office:value="0.0000554877" calcext:value-type="float">
            <text:p>5.54877E-05</text:p>
          </table:table-cell>
          <table:table-cell office:value-type="float" office:value="0.000574885" calcext:value-type="float">
            <text:p>0.000574885</text:p>
          </table:table-cell>
          <table:table-cell office:value-type="float" office:value="0.0152044" calcext:value-type="float">
            <text:p>0.0152044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0.204255" calcext:value-type="float">
            <text:p>-0.204255</text:p>
          </table:table-cell>
          <table:table-cell office:value-type="float" office:value="0.0000563693" calcext:value-type="float">
            <text:p>5.63693E-05</text:p>
          </table:table-cell>
          <table:table-cell office:value-type="float" office:value="0.000622506" calcext:value-type="float">
            <text:p>0.000622506</text:p>
          </table:table-cell>
          <table:table-cell office:value-type="float" office:value="0.022219" calcext:value-type="float">
            <text:p>0.022219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0.123136" calcext:value-type="float">
            <text:p>-0.123136</text:p>
          </table:table-cell>
          <table:table-cell office:value-type="float" office:value="0.0000292762" calcext:value-type="float">
            <text:p>2.92762E-05</text:p>
          </table:table-cell>
          <table:table-cell office:value-type="float" office:value="0.000678985" calcext:value-type="float">
            <text:p>0.000678985</text:p>
          </table:table-cell>
          <table:table-cell office:value-type="float" office:value="0.0196346" calcext:value-type="float">
            <text:p>0.0196346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-0.121721" calcext:value-type="float">
            <text:p>-0.121721</text:p>
          </table:table-cell>
          <table:table-cell office:value-type="float" office:value="0.0000278892" calcext:value-type="float">
            <text:p>2.78892E-05</text:p>
          </table:table-cell>
          <table:table-cell office:value-type="float" office:value="0.000646758" calcext:value-type="float">
            <text:p>0.000646758</text:p>
          </table:table-cell>
          <table:table-cell office:value-type="float" office:value="0.0172601" calcext:value-type="float">
            <text:p>0.0172601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-0.0943658" calcext:value-type="float">
            <text:p>-0.0943658</text:p>
          </table:table-cell>
          <table:table-cell office:value-type="float" office:value="0.0000155809" calcext:value-type="float">
            <text:p>1.55809E-05</text:p>
          </table:table-cell>
          <table:table-cell office:value-type="float" office:value="0.000650929" calcext:value-type="float">
            <text:p>0.000650929</text:p>
          </table:table-cell>
          <table:table-cell office:value-type="float" office:value="0.0167678" calcext:value-type="float">
            <text:p>0.016767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0727921" calcext:value-type="float">
            <text:p>-0.0727921</text:p>
          </table:table-cell>
          <table:table-cell office:value-type="float" office:value="0.0000101108" calcext:value-type="float">
            <text:p>1.01108E-05</text:p>
          </table:table-cell>
          <table:table-cell office:value-type="float" office:value="0.000598573" calcext:value-type="float">
            <text:p>0.000598573</text:p>
          </table:table-cell>
          <table:table-cell office:value-type="float" office:value="0.0093965" calcext:value-type="float">
            <text:p>0.0093965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-0.122587" calcext:value-type="float">
            <text:p>-0.122587</text:p>
          </table:table-cell>
          <table:table-cell office:value-type="float" office:value="0.0000264761" calcext:value-type="float">
            <text:p>2.64761E-05</text:p>
          </table:table-cell>
          <table:table-cell office:value-type="float" office:value="0.000591989" calcext:value-type="float">
            <text:p>0.000591989</text:p>
          </table:table-cell>
          <table:table-cell office:value-type="float" office:value="0.0164527" calcext:value-type="float">
            <text:p>0.016452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-0.250165" calcext:value-type="float">
            <text:p>-0.250165</text:p>
          </table:table-cell>
          <table:table-cell office:value-type="float" office:value="0.0000811222" calcext:value-type="float">
            <text:p>8.11222E-05</text:p>
          </table:table-cell>
          <table:table-cell office:value-type="float" office:value="0.000492789" calcext:value-type="float">
            <text:p>0.000492789</text:p>
          </table:table-cell>
          <table:table-cell office:value-type="float" office:value="0.0170213" calcext:value-type="float">
            <text:p>0.0170213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-0.163502" calcext:value-type="float">
            <text:p>-0.163502</text:p>
          </table:table-cell>
          <table:table-cell office:value-type="float" office:value="0.0000431296" calcext:value-type="float">
            <text:p>4.31296E-05</text:p>
          </table:table-cell>
          <table:table-cell office:value-type="float" office:value="0.000538113" calcext:value-type="float">
            <text:p>0.000538113</text:p>
          </table:table-cell>
          <table:table-cell office:value-type="float" office:value="0.0131219" calcext:value-type="float">
            <text:p>0.0131219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-0.152146" calcext:value-type="float">
            <text:p>-0.152146</text:p>
          </table:table-cell>
          <table:table-cell office:value-type="float" office:value="0.0000399201" calcext:value-type="float">
            <text:p>3.99201E-05</text:p>
          </table:table-cell>
          <table:table-cell office:value-type="float" office:value="0.000530943" calcext:value-type="float">
            <text:p>0.000530943</text:p>
          </table:table-cell>
          <table:table-cell office:value-type="float" office:value="0.00918762" calcext:value-type="float">
            <text:p>0.00918762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0.0727836" calcext:value-type="float">
            <text:p>-0.0727836</text:p>
          </table:table-cell>
          <table:table-cell office:value-type="float" office:value="0.0000114887" calcext:value-type="float">
            <text:p>1.14887E-05</text:p>
          </table:table-cell>
          <table:table-cell office:value-type="float" office:value="0.000542542" calcext:value-type="float">
            <text:p>0.000542542</text:p>
          </table:table-cell>
          <table:table-cell office:value-type="float" office:value="-0.000557145" calcext:value-type="float">
            <text:p>-0.00055714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-0.071239" calcext:value-type="float">
            <text:p>-0.071239</text:p>
          </table:table-cell>
          <table:table-cell office:value-type="float" office:value="0.0000195748" calcext:value-type="float">
            <text:p>1.95748E-05</text:p>
          </table:table-cell>
          <table:table-cell office:value-type="float" office:value="0.000487305" calcext:value-type="float">
            <text:p>0.000487305</text:p>
          </table:table-cell>
          <table:table-cell office:value-type="float" office:value="-0.0129852" calcext:value-type="float">
            <text:p>-0.0129852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-0.130217" calcext:value-type="float">
            <text:p>-0.130217</text:p>
          </table:table-cell>
          <table:table-cell office:value-type="float" office:value="0.0000256368" calcext:value-type="float">
            <text:p>2.56368E-05</text:p>
          </table:table-cell>
          <table:table-cell office:value-type="float" office:value="0.000616919" calcext:value-type="float">
            <text:p>0.000616919</text:p>
          </table:table-cell>
          <table:table-cell office:value-type="float" office:value="0.0199019" calcext:value-type="float">
            <text:p>0.0199019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-0.16965" calcext:value-type="float">
            <text:p>-0.16965</text:p>
          </table:table-cell>
          <table:table-cell office:value-type="float" office:value="0.0000492035" calcext:value-type="float">
            <text:p>4.92035E-05</text:p>
          </table:table-cell>
          <table:table-cell office:value-type="float" office:value="0.000545548" calcext:value-type="float">
            <text:p>0.000545548</text:p>
          </table:table-cell>
          <table:table-cell office:value-type="float" office:value="0.0106589" calcext:value-type="float">
            <text:p>0.0106589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-0.147081" calcext:value-type="float">
            <text:p>-0.147081</text:p>
          </table:table-cell>
          <table:table-cell office:value-type="float" office:value="0.0000361992" calcext:value-type="float">
            <text:p>3.61992E-05</text:p>
          </table:table-cell>
          <table:table-cell office:value-type="float" office:value="0.000582635" calcext:value-type="float">
            <text:p>0.000582635</text:p>
          </table:table-cell>
          <table:table-cell office:value-type="float" office:value="0.0151633" calcext:value-type="float">
            <text:p>0.01516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208199" calcext:value-type="float">
            <text:p>-0.208199</text:p>
          </table:table-cell>
          <table:table-cell office:value-type="float" office:value="0.0000521201" calcext:value-type="float">
            <text:p>5.21201E-05</text:p>
          </table:table-cell>
          <table:table-cell office:value-type="float" office:value="0.000631518" calcext:value-type="float">
            <text:p>0.000631518</text:p>
          </table:table-cell>
          <table:table-cell office:value-type="float" office:value="0.0337976" calcext:value-type="float">
            <text:p>0.0337976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-0.144816" calcext:value-type="float">
            <text:p>-0.144816</text:p>
          </table:table-cell>
          <table:table-cell office:value-type="float" office:value="0.0000454247" calcext:value-type="float">
            <text:p>4.54247E-05</text:p>
          </table:table-cell>
          <table:table-cell office:value-type="float" office:value="0.000502548" calcext:value-type="float">
            <text:p>0.000502548</text:p>
          </table:table-cell>
          <table:table-cell office:value-type="float" office:value="-0.00161882" calcext:value-type="float">
            <text:p>-0.00161882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-0.151846" calcext:value-type="float">
            <text:p>-0.151846</text:p>
          </table:table-cell>
          <table:table-cell office:value-type="float" office:value="0.000030415" calcext:value-type="float">
            <text:p>3.0415E-05</text:p>
          </table:table-cell>
          <table:table-cell office:value-type="float" office:value="0.000639175" calcext:value-type="float">
            <text:p>0.000639175</text:p>
          </table:table-cell>
          <table:table-cell office:value-type="float" office:value="0.0284685" calcext:value-type="float">
            <text:p>0.0284685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-0.160643" calcext:value-type="float">
            <text:p>-0.160643</text:p>
          </table:table-cell>
          <table:table-cell office:value-type="float" office:value="0.0000501027" calcext:value-type="float">
            <text:p>5.01027E-05</text:p>
          </table:table-cell>
          <table:table-cell office:value-type="float" office:value="0.000512638" calcext:value-type="float">
            <text:p>0.000512638</text:p>
          </table:table-cell>
          <table:table-cell office:value-type="float" office:value="0.00204812" calcext:value-type="float">
            <text:p>0.00204812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0.169387" calcext:value-type="float">
            <text:p>-0.169387</text:p>
          </table:table-cell>
          <table:table-cell office:value-type="float" office:value="0.0000434374" calcext:value-type="float">
            <text:p>4.34374E-05</text:p>
          </table:table-cell>
          <table:table-cell office:value-type="float" office:value="0.000588968" calcext:value-type="float">
            <text:p>0.000588968</text:p>
          </table:table-cell>
          <table:table-cell office:value-type="float" office:value="0.01961" calcext:value-type="float">
            <text:p>0.01961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0.175675" calcext:value-type="float">
            <text:p>-0.175675</text:p>
          </table:table-cell>
          <table:table-cell office:value-type="float" office:value="0.0000509291" calcext:value-type="float">
            <text:p>5.09291E-05</text:p>
          </table:table-cell>
          <table:table-cell office:value-type="float" office:value="0.000549351" calcext:value-type="float">
            <text:p>0.000549351</text:p>
          </table:table-cell>
          <table:table-cell office:value-type="float" office:value="0.0118006" calcext:value-type="float">
            <text:p>0.0118006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-0.137855" calcext:value-type="float">
            <text:p>-0.137855</text:p>
          </table:table-cell>
          <table:table-cell office:value-type="float" office:value="0.0000326773" calcext:value-type="float">
            <text:p>3.26773E-05</text:p>
          </table:table-cell>
          <table:table-cell office:value-type="float" office:value="0.000583068" calcext:value-type="float">
            <text:p>0.000583068</text:p>
          </table:table-cell>
          <table:table-cell office:value-type="float" office:value="0.0141962" calcext:value-type="float">
            <text:p>0.0141962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-0.18933" calcext:value-type="float">
            <text:p>-0.18933</text:p>
          </table:table-cell>
          <table:table-cell office:value-type="float" office:value="0.0000557512" calcext:value-type="float">
            <text:p>5.57512E-05</text:p>
          </table:table-cell>
          <table:table-cell office:value-type="float" office:value="0.000551347" calcext:value-type="float">
            <text:p>0.000551347</text:p>
          </table:table-cell>
          <table:table-cell office:value-type="float" office:value="0.014038" calcext:value-type="float">
            <text:p>0.01403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-0.144426" calcext:value-type="float">
            <text:p>-0.144426</text:p>
          </table:table-cell>
          <table:table-cell office:value-type="float" office:value="0.000033765" calcext:value-type="float">
            <text:p>3.3765E-05</text:p>
          </table:table-cell>
          <table:table-cell office:value-type="float" office:value="0.000593541" calcext:value-type="float">
            <text:p>0.000593541</text:p>
          </table:table-cell>
          <table:table-cell office:value-type="float" office:value="0.0172793" calcext:value-type="float">
            <text:p>0.0172793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-0.269647" calcext:value-type="float">
            <text:p>-0.269647</text:p>
          </table:table-cell>
          <table:table-cell office:value-type="float" office:value="0.0000923192" calcext:value-type="float">
            <text:p>9.23192E-05</text:p>
          </table:table-cell>
          <table:table-cell office:value-type="float" office:value="0.000499617" calcext:value-type="float">
            <text:p>0.000499617</text:p>
          </table:table-cell>
          <table:table-cell office:value-type="float" office:value="0.0134554" calcext:value-type="float">
            <text:p>0.013455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0.0716969" calcext:value-type="float">
            <text:p>-0.0716969</text:p>
          </table:table-cell>
          <table:table-cell office:value-type="float" office:value="0.00000112957" calcext:value-type="float">
            <text:p>1.12957E-06</text:p>
          </table:table-cell>
          <table:table-cell office:value-type="float" office:value="0.000639535" calcext:value-type="float">
            <text:p>0.000639535</text:p>
          </table:table-cell>
          <table:table-cell office:value-type="float" office:value="0.0175779" calcext:value-type="float">
            <text:p>0.0175779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-0.206488" calcext:value-type="float">
            <text:p>-0.206488</text:p>
          </table:table-cell>
          <table:table-cell office:value-type="float" office:value="0.0000648766" calcext:value-type="float">
            <text:p>6.48766E-05</text:p>
          </table:table-cell>
          <table:table-cell office:value-type="float" office:value="0.000530939" calcext:value-type="float">
            <text:p>0.000530939</text:p>
          </table:table-cell>
          <table:table-cell office:value-type="float" office:value="0.0120455" calcext:value-type="float">
            <text:p>0.0120455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-0.135634" calcext:value-type="float">
            <text:p>-0.135634</text:p>
          </table:table-cell>
          <table:table-cell office:value-type="float" office:value="0.0000299278" calcext:value-type="float">
            <text:p>2.99278E-05</text:p>
          </table:table-cell>
          <table:table-cell office:value-type="float" office:value="0.000599141" calcext:value-type="float">
            <text:p>0.000599141</text:p>
          </table:table-cell>
          <table:table-cell office:value-type="float" office:value="0.0171634" calcext:value-type="float">
            <text:p>0.0171634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-0.172661" calcext:value-type="float">
            <text:p>-0.172661</text:p>
          </table:table-cell>
          <table:table-cell office:value-type="float" office:value="0.0000472831" calcext:value-type="float">
            <text:p>4.72831E-05</text:p>
          </table:table-cell>
          <table:table-cell office:value-type="float" office:value="0.000570423" calcext:value-type="float">
            <text:p>0.000570423</text:p>
          </table:table-cell>
          <table:table-cell office:value-type="float" office:value="0.015916" calcext:value-type="float">
            <text:p>0.015916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-0.174061" calcext:value-type="float">
            <text:p>-0.174061</text:p>
          </table:table-cell>
          <table:table-cell office:value-type="float" office:value="0.0000472124" calcext:value-type="float">
            <text:p>4.72124E-05</text:p>
          </table:table-cell>
          <table:table-cell office:value-type="float" office:value="0.000575093" calcext:value-type="float">
            <text:p>0.000575093</text:p>
          </table:table-cell>
          <table:table-cell office:value-type="float" office:value="0.0170575" calcext:value-type="float">
            <text:p>0.017057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0.169949" calcext:value-type="float">
            <text:p>-0.169949</text:p>
          </table:table-cell>
          <table:table-cell office:value-type="float" office:value="0.0000474247" calcext:value-type="float">
            <text:p>4.74247E-05</text:p>
          </table:table-cell>
          <table:table-cell office:value-type="float" office:value="0.000561393" calcext:value-type="float">
            <text:p>0.000561393</text:p>
          </table:table-cell>
          <table:table-cell office:value-type="float" office:value="0.0137067" calcext:value-type="float">
            <text:p>0.013706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-0.161345" calcext:value-type="float">
            <text:p>-0.161345</text:p>
          </table:table-cell>
          <table:table-cell office:value-type="float" office:value="0.0000415453" calcext:value-type="float">
            <text:p>4.15453E-05</text:p>
          </table:table-cell>
          <table:table-cell office:value-type="float" office:value="0.000582667" calcext:value-type="float">
            <text:p>0.000582667</text:p>
          </table:table-cell>
          <table:table-cell office:value-type="float" office:value="0.0169927" calcext:value-type="float">
            <text:p>0.0169927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-0.183082" calcext:value-type="float">
            <text:p>-0.183082</text:p>
          </table:table-cell>
          <table:table-cell office:value-type="float" office:value="0.0000526003" calcext:value-type="float">
            <text:p>5.26003E-05</text:p>
          </table:table-cell>
          <table:table-cell office:value-type="float" office:value="0.000558968" calcext:value-type="float">
            <text:p>0.000558968</text:p>
          </table:table-cell>
          <table:table-cell office:value-type="float" office:value="0.0148815" calcext:value-type="float">
            <text:p>0.0148815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-0.0995123" calcext:value-type="float">
            <text:p>-0.0995123</text:p>
          </table:table-cell>
          <table:table-cell office:value-type="float" office:value="0.000016847" calcext:value-type="float">
            <text:p>1.6847E-05</text:p>
          </table:table-cell>
          <table:table-cell office:value-type="float" office:value="0.000595475" calcext:value-type="float">
            <text:p>0.000595475</text:p>
          </table:table-cell>
          <table:table-cell office:value-type="float" office:value="0.0117389" calcext:value-type="float">
            <text:p>0.0117389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-0.226234" calcext:value-type="float">
            <text:p>-0.226234</text:p>
          </table:table-cell>
          <table:table-cell office:value-type="float" office:value="0.0000691943" calcext:value-type="float">
            <text:p>6.91943E-05</text:p>
          </table:table-cell>
          <table:table-cell office:value-type="float" office:value="0.000554225" calcext:value-type="float">
            <text:p>0.000554225</text:p>
          </table:table-cell>
          <table:table-cell office:value-type="float" office:value="0.0194205" calcext:value-type="float">
            <text:p>0.019420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195244" calcext:value-type="float">
            <text:p>-0.195244</text:p>
          </table:table-cell>
          <table:table-cell office:value-type="float" office:value="0.0000568066" calcext:value-type="float">
            <text:p>5.68066E-05</text:p>
          </table:table-cell>
          <table:table-cell office:value-type="float" office:value="0.000561348" calcext:value-type="float">
            <text:p>0.000561348</text:p>
          </table:table-cell>
          <table:table-cell office:value-type="float" office:value="0.0169347" calcext:value-type="float">
            <text:p>0.0169347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-0.157004" calcext:value-type="float">
            <text:p>-0.157004</text:p>
          </table:table-cell>
          <table:table-cell office:value-type="float" office:value="0.000040476" calcext:value-type="float">
            <text:p>4.0476E-05</text:p>
          </table:table-cell>
          <table:table-cell office:value-type="float" office:value="0.000578271" calcext:value-type="float">
            <text:p>0.000578271</text:p>
          </table:table-cell>
          <table:table-cell office:value-type="float" office:value="0.0155293" calcext:value-type="float">
            <text:p>0.0155293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-0.208314" calcext:value-type="float">
            <text:p>-0.208314</text:p>
          </table:table-cell>
          <table:table-cell office:value-type="float" office:value="0.0000640531" calcext:value-type="float">
            <text:p>6.40531E-05</text:p>
          </table:table-cell>
          <table:table-cell office:value-type="float" office:value="0.000542825" calcext:value-type="float">
            <text:p>0.000542825</text:p>
          </table:table-cell>
          <table:table-cell office:value-type="float" office:value="0.0148347" calcext:value-type="float">
            <text:p>0.0148347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-0.119087" calcext:value-type="float">
            <text:p>-0.119087</text:p>
          </table:table-cell>
          <table:table-cell office:value-type="float" office:value="0.000023625" calcext:value-type="float">
            <text:p>2.3625E-05</text:p>
          </table:table-cell>
          <table:table-cell office:value-type="float" office:value="0.000600418" calcext:value-type="float">
            <text:p>0.000600418</text:p>
          </table:table-cell>
          <table:table-cell office:value-type="float" office:value="0.0151884" calcext:value-type="float">
            <text:p>0.015188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0.183132" calcext:value-type="float">
            <text:p>-0.183132</text:p>
          </table:table-cell>
          <table:table-cell office:value-type="float" office:value="0.0000518739" calcext:value-type="float">
            <text:p>5.18739E-05</text:p>
          </table:table-cell>
          <table:table-cell office:value-type="float" office:value="0.00056506" calcext:value-type="float">
            <text:p>0.00056506</text:p>
          </table:table-cell>
          <table:table-cell office:value-type="float" office:value="0.0161481" calcext:value-type="float">
            <text:p>0.0161481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0.171234" calcext:value-type="float">
            <text:p>-0.171234</text:p>
          </table:table-cell>
          <table:table-cell office:value-type="float" office:value="0.0000463871" calcext:value-type="float">
            <text:p>4.63871E-05</text:p>
          </table:table-cell>
          <table:table-cell office:value-type="float" office:value="0.000573553" calcext:value-type="float">
            <text:p>0.000573553</text:p>
          </table:table-cell>
          <table:table-cell office:value-type="float" office:value="0.0163557" calcext:value-type="float">
            <text:p>0.0163557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-0.157121" calcext:value-type="float">
            <text:p>-0.157121</text:p>
          </table:table-cell>
          <table:table-cell office:value-type="float" office:value="0.0000407522" calcext:value-type="float">
            <text:p>4.07522E-05</text:p>
          </table:table-cell>
          <table:table-cell office:value-type="float" office:value="0.000576583" calcext:value-type="float">
            <text:p>0.000576583</text:p>
          </table:table-cell>
          <table:table-cell office:value-type="float" office:value="0.0151841" calcext:value-type="float">
            <text:p>0.0151841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-0.195341" calcext:value-type="float">
            <text:p>-0.195341</text:p>
          </table:table-cell>
          <table:table-cell office:value-type="float" office:value="0.0000573532" calcext:value-type="float">
            <text:p>5.73532E-05</text:p>
          </table:table-cell>
          <table:table-cell office:value-type="float" office:value="0.000557588" calcext:value-type="float">
            <text:p>0.000557588</text:p>
          </table:table-cell>
          <table:table-cell office:value-type="float" office:value="0.0161843" calcext:value-type="float">
            <text:p>0.0161843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-0.143855" calcext:value-type="float">
            <text:p>-0.143855</text:p>
          </table:table-cell>
          <table:table-cell office:value-type="float" office:value="0.0000353123" calcext:value-type="float">
            <text:p>3.53123E-05</text:p>
          </table:table-cell>
          <table:table-cell office:value-type="float" office:value="0.000580604" calcext:value-type="float">
            <text:p>0.000580604</text:p>
          </table:table-cell>
          <table:table-cell office:value-type="float" office:value="0.0143138" calcext:value-type="float">
            <text:p>0.0143138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0.183579" calcext:value-type="float">
            <text:p>-0.183579</text:p>
          </table:table-cell>
          <table:table-cell office:value-type="float" office:value="0.000051625" calcext:value-type="float">
            <text:p>5.1625E-05</text:p>
          </table:table-cell>
          <table:table-cell office:value-type="float" office:value="0.000568399" calcext:value-type="float">
            <text:p>0.000568399</text:p>
          </table:table-cell>
          <table:table-cell office:value-type="float" office:value="0.0168791" calcext:value-type="float">
            <text:p>0.016879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0.169859" calcext:value-type="float">
            <text:p>-0.169859</text:p>
          </table:table-cell>
          <table:table-cell office:value-type="float" office:value="0.0000462096" calcext:value-type="float">
            <text:p>4.62096E-05</text:p>
          </table:table-cell>
          <table:table-cell office:value-type="float" office:value="0.000570878" calcext:value-type="float">
            <text:p>0.000570878</text:p>
          </table:table-cell>
          <table:table-cell office:value-type="float" office:value="0.0156434" calcext:value-type="float">
            <text:p>0.0156434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-0.154449" calcext:value-type="float">
            <text:p>-0.154449</text:p>
          </table:table-cell>
          <table:table-cell office:value-type="float" office:value="0.0000395882" calcext:value-type="float">
            <text:p>3.95882E-05</text:p>
          </table:table-cell>
          <table:table-cell office:value-type="float" office:value="0.000577921" calcext:value-type="float">
            <text:p>0.000577921</text:p>
          </table:table-cell>
          <table:table-cell office:value-type="float" office:value="0.0151158" calcext:value-type="float">
            <text:p>0.015115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-0.170954" calcext:value-type="float">
            <text:p>-0.170954</text:p>
          </table:table-cell>
          <table:table-cell office:value-type="float" office:value="0.0000466437" calcext:value-type="float">
            <text:p>4.66437E-05</text:p>
          </table:table-cell>
          <table:table-cell office:value-type="float" office:value="0.000570557" calcext:value-type="float">
            <text:p>0.000570557</text:p>
          </table:table-cell>
          <table:table-cell office:value-type="float" office:value="0.015724" calcext:value-type="float">
            <text:p>0.015724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-0.143377" calcext:value-type="float">
            <text:p>-0.143377</text:p>
          </table:table-cell>
          <table:table-cell office:value-type="float" office:value="0.0000341246" calcext:value-type="float">
            <text:p>3.41246E-05</text:p>
          </table:table-cell>
          <table:table-cell office:value-type="float" office:value="0.000588598" calcext:value-type="float">
            <text:p>0.000588598</text:p>
          </table:table-cell>
          <table:table-cell office:value-type="float" office:value="0.0158867" calcext:value-type="float">
            <text:p>0.0158867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-0.188752" calcext:value-type="float">
            <text:p>-0.188752</text:p>
          </table:table-cell>
          <table:table-cell office:value-type="float" office:value="0.0000548748" calcext:value-type="float">
            <text:p>5.48748E-05</text:p>
          </table:table-cell>
          <table:table-cell office:value-type="float" office:value="0.000557416" calcext:value-type="float">
            <text:p>0.000557416</text:p>
          </table:table-cell>
          <table:table-cell office:value-type="float" office:value="0.0153398" calcext:value-type="float">
            <text:p>0.0153398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-0.156189" calcext:value-type="float">
            <text:p>-0.156189</text:p>
          </table:table-cell>
          <table:table-cell office:value-type="float" office:value="0.0000398042" calcext:value-type="float">
            <text:p>3.98042E-05</text:p>
          </table:table-cell>
          <table:table-cell office:value-type="float" office:value="0.000581026" calcext:value-type="float">
            <text:p>0.000581026</text:p>
          </table:table-cell>
          <table:table-cell office:value-type="float" office:value="0.0159956" calcext:value-type="float">
            <text:p>0.0159956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-0.190446" calcext:value-type="float">
            <text:p>-0.190446</text:p>
          </table:table-cell>
          <table:table-cell office:value-type="float" office:value="0.0000553199" calcext:value-type="float">
            <text:p>5.53199E-05</text:p>
          </table:table-cell>
          <table:table-cell office:value-type="float" office:value="0.000558769" calcext:value-type="float">
            <text:p>0.000558769</text:p>
          </table:table-cell>
          <table:table-cell office:value-type="float" office:value="0.0158333" calcext:value-type="float">
            <text:p>0.0158333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-0.151908" calcext:value-type="float">
            <text:p>-0.151908</text:p>
          </table:table-cell>
          <table:table-cell office:value-type="float" office:value="0.0000377084" calcext:value-type="float">
            <text:p>3.77084E-05</text:p>
          </table:table-cell>
          <table:table-cell office:value-type="float" office:value="0.00058495" calcext:value-type="float">
            <text:p>0.00058495</text:p>
          </table:table-cell>
          <table:table-cell office:value-type="float" office:value="0.0162619" calcext:value-type="float">
            <text:p>0.0162619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-0.179198" calcext:value-type="float">
            <text:p>-0.179198</text:p>
          </table:table-cell>
          <table:table-cell office:value-type="float" office:value="0.000050517" calcext:value-type="float">
            <text:p>5.0517E-05</text:p>
          </table:table-cell>
          <table:table-cell office:value-type="float" office:value="0.000563599" calcext:value-type="float">
            <text:p>0.000563599</text:p>
          </table:table-cell>
          <table:table-cell office:value-type="float" office:value="0.0153881" calcext:value-type="float">
            <text:p>0.0153881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0.151675" calcext:value-type="float">
            <text:p>-0.151675</text:p>
          </table:table-cell>
          <table:table-cell office:value-type="float" office:value="0.00003847" calcext:value-type="float">
            <text:p>3.847E-05</text:p>
          </table:table-cell>
          <table:table-cell office:value-type="float" office:value="0.000578053" calcext:value-type="float">
            <text:p>0.000578053</text:p>
          </table:table-cell>
          <table:table-cell office:value-type="float" office:value="0.0148355" calcext:value-type="float">
            <text:p>0.0148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64898" calcext:value-type="float">
            <text:p>-0.164898</text:p>
          </table:table-cell>
          <table:table-cell office:value-type="float" office:value="0.0000436569" calcext:value-type="float">
            <text:p>4.36569E-05</text:p>
          </table:table-cell>
          <table:table-cell office:value-type="float" office:value="0.000575832" calcext:value-type="float">
            <text:p>0.000575832</text:p>
          </table:table-cell>
          <table:table-cell office:value-type="float" office:value="0.0160664" calcext:value-type="float">
            <text:p>0.0160664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0.176573" calcext:value-type="float">
            <text:p>-0.176573</text:p>
          </table:table-cell>
          <table:table-cell office:value-type="float" office:value="0.0000491483" calcext:value-type="float">
            <text:p>4.91483E-05</text:p>
          </table:table-cell>
          <table:table-cell office:value-type="float" office:value="0.000566617" calcext:value-type="float">
            <text:p>0.000566617</text:p>
          </table:table-cell>
          <table:table-cell office:value-type="float" office:value="0.0156746" calcext:value-type="float">
            <text:p>0.0156746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-0.125331" calcext:value-type="float">
            <text:p>-0.125331</text:p>
          </table:table-cell>
          <table:table-cell office:value-type="float" office:value="0.0000256531" calcext:value-type="float">
            <text:p>2.56531E-05</text:p>
          </table:table-cell>
          <table:table-cell office:value-type="float" office:value="0.000602205" calcext:value-type="float">
            <text:p>0.000602205</text:p>
          </table:table-cell>
          <table:table-cell office:value-type="float" office:value="0.0164521" calcext:value-type="float">
            <text:p>0.0164521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-0.201771" calcext:value-type="float">
            <text:p>-0.201771</text:p>
          </table:table-cell>
          <table:table-cell office:value-type="float" office:value="0.000060257" calcext:value-type="float">
            <text:p>6.0257E-05</text:p>
          </table:table-cell>
          <table:table-cell office:value-type="float" office:value="0.000552318" calcext:value-type="float">
            <text:p>0.000552318</text:p>
          </table:table-cell>
          <table:table-cell office:value-type="float" office:value="0.0159613" calcext:value-type="float">
            <text:p>0.015961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-0.161879" calcext:value-type="float">
            <text:p>-0.161879</text:p>
          </table:table-cell>
          <table:table-cell office:value-type="float" office:value="0.000043017" calcext:value-type="float">
            <text:p>4.3017E-05</text:p>
          </table:table-cell>
          <table:table-cell office:value-type="float" office:value="0.000571661" calcext:value-type="float">
            <text:p>0.000571661</text:p>
          </table:table-cell>
          <table:table-cell office:value-type="float" office:value="0.0148496" calcext:value-type="float">
            <text:p>0.0148496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-0.162398" calcext:value-type="float">
            <text:p>-0.162398</text:p>
          </table:table-cell>
          <table:table-cell office:value-type="float" office:value="0.0000429921" calcext:value-type="float">
            <text:p>4.29921E-05</text:p>
          </table:table-cell>
          <table:table-cell office:value-type="float" office:value="0.000573391" calcext:value-type="float">
            <text:p>0.000573391</text:p>
          </table:table-cell>
          <table:table-cell office:value-type="float" office:value="0.0152701" calcext:value-type="float">
            <text:p>0.0152701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-0.162843" calcext:value-type="float">
            <text:p>-0.162843</text:p>
          </table:table-cell>
          <table:table-cell office:value-type="float" office:value="0.0000429707" calcext:value-type="float">
            <text:p>4.29707E-05</text:p>
          </table:table-cell>
          <table:table-cell office:value-type="float" office:value="0.000574873" calcext:value-type="float">
            <text:p>0.000574873</text:p>
          </table:table-cell>
          <table:table-cell office:value-type="float" office:value="0.0156306" calcext:value-type="float">
            <text:p>0.0156306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-0.164235" calcext:value-type="float">
            <text:p>-0.164235</text:p>
          </table:table-cell>
          <table:table-cell office:value-type="float" office:value="0.0000428963" calcext:value-type="float">
            <text:p>4.28963E-05</text:p>
          </table:table-cell>
          <table:table-cell office:value-type="float" office:value="0.000579501" calcext:value-type="float">
            <text:p>0.000579501</text:p>
          </table:table-cell>
          <table:table-cell office:value-type="float" office:value="0.0167652" calcext:value-type="float">
            <text:p>0.0167652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-0.176819" calcext:value-type="float">
            <text:p>-0.176819</text:p>
          </table:table-cell>
          <table:table-cell office:value-type="float" office:value="0.0000496324" calcext:value-type="float">
            <text:p>4.96324E-05</text:p>
          </table:table-cell>
          <table:table-cell office:value-type="float" office:value="0.000563156" calcext:value-type="float">
            <text:p>0.000563156</text:p>
          </table:table-cell>
          <table:table-cell office:value-type="float" office:value="0.0149976" calcext:value-type="float">
            <text:p>0.0149976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-0.133176" calcext:value-type="float">
            <text:p>-0.133176</text:p>
          </table:table-cell>
          <table:table-cell office:value-type="float" office:value="0.0000302834" calcext:value-type="float">
            <text:p>3.02834E-05</text:p>
          </table:table-cell>
          <table:table-cell office:value-type="float" office:value="0.000588172" calcext:value-type="float">
            <text:p>0.000588172</text:p>
          </table:table-cell>
          <table:table-cell office:value-type="float" office:value="0.0145901" calcext:value-type="float">
            <text:p>0.014590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0.164919" calcext:value-type="float">
            <text:p>-0.164919</text:p>
          </table:table-cell>
          <table:table-cell office:value-type="float" office:value="0.0000436311" calcext:value-type="float">
            <text:p>4.36311E-05</text:p>
          </table:table-cell>
          <table:table-cell office:value-type="float" office:value="0.000575635" calcext:value-type="float">
            <text:p>0.000575635</text:p>
          </table:table-cell>
          <table:table-cell office:value-type="float" office:value="0.0160585" calcext:value-type="float">
            <text:p>0.0160585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-0.174625" calcext:value-type="float">
            <text:p>-0.174625</text:p>
          </table:table-cell>
          <table:table-cell office:value-type="float" office:value="0.0000482023" calcext:value-type="float">
            <text:p>4.82023E-05</text:p>
          </table:table-cell>
          <table:table-cell office:value-type="float" office:value="0.000567917" calcext:value-type="float">
            <text:p>0.000567917</text:p>
          </table:table-cell>
          <table:table-cell office:value-type="float" office:value="0.0157061" calcext:value-type="float">
            <text:p>0.015706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-0.134743" calcext:value-type="float">
            <text:p>-0.134743</text:p>
          </table:table-cell>
          <table:table-cell office:value-type="float" office:value="0.0000304548" calcext:value-type="float">
            <text:p>3.04548E-05</text:p>
          </table:table-cell>
          <table:table-cell office:value-type="float" office:value="0.000591287" calcext:value-type="float">
            <text:p>0.000591287</text:p>
          </table:table-cell>
          <table:table-cell office:value-type="float" office:value="0.0154499" calcext:value-type="float">
            <text:p>0.015449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-0.161967" calcext:value-type="float">
            <text:p>-0.161967</text:p>
          </table:table-cell>
          <table:table-cell office:value-type="float" office:value="0.0000427567" calcext:value-type="float">
            <text:p>4.27567E-05</text:p>
          </table:table-cell>
          <table:table-cell office:value-type="float" office:value="0.000573614" calcext:value-type="float">
            <text:p>0.000573614</text:p>
          </table:table-cell>
          <table:table-cell office:value-type="float" office:value="0.0152809" calcext:value-type="float">
            <text:p>0.0152809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185337" calcext:value-type="float">
            <text:p>-0.185337</text:p>
          </table:table-cell>
          <table:table-cell office:value-type="float" office:value="0.0000527102" calcext:value-type="float">
            <text:p>5.27102E-05</text:p>
          </table:table-cell>
          <table:table-cell office:value-type="float" office:value="0.000563373" calcext:value-type="float">
            <text:p>0.000563373</text:p>
          </table:table-cell>
          <table:table-cell office:value-type="float" office:value="0.016148" calcext:value-type="float">
            <text:p>0.016148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17074" calcext:value-type="float">
            <text:p>-0.17074</text:p>
          </table:table-cell>
          <table:table-cell office:value-type="float" office:value="0.0000476371" calcext:value-type="float">
            <text:p>4.76371E-05</text:p>
          </table:table-cell>
          <table:table-cell office:value-type="float" office:value="0.000560922" calcext:value-type="float">
            <text:p>0.000560922</text:p>
          </table:table-cell>
          <table:table-cell office:value-type="float" office:value="0.0137991" calcext:value-type="float">
            <text:p>0.0137991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-0.178658" calcext:value-type="float">
            <text:p>-0.178658</text:p>
          </table:table-cell>
          <table:table-cell office:value-type="float" office:value="0.0000487905" calcext:value-type="float">
            <text:p>4.87905E-05</text:p>
          </table:table-cell>
          <table:table-cell office:value-type="float" office:value="0.000575234" calcext:value-type="float">
            <text:p>0.000575234</text:p>
          </table:table-cell>
          <table:table-cell office:value-type="float" office:value="0.0177206" calcext:value-type="float">
            <text:p>0.0177206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-0.133815" calcext:value-type="float">
            <text:p>-0.133815</text:p>
          </table:table-cell>
          <table:table-cell office:value-type="float" office:value="0.0000307683" calcext:value-type="float">
            <text:p>3.07683E-05</text:p>
          </table:table-cell>
          <table:table-cell office:value-type="float" office:value="0.000586154" calcext:value-type="float">
            <text:p>0.000586154</text:p>
          </table:table-cell>
          <table:table-cell office:value-type="float" office:value="0.0142548" calcext:value-type="float">
            <text:p>0.0142548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-0.163313" calcext:value-type="float">
            <text:p>-0.163313</text:p>
          </table:table-cell>
          <table:table-cell office:value-type="float" office:value="0.0000424694" calcext:value-type="float">
            <text:p>4.24694E-05</text:p>
          </table:table-cell>
          <table:table-cell office:value-type="float" office:value="0.000580209" calcext:value-type="float">
            <text:p>0.000580209</text:p>
          </table:table-cell>
          <table:table-cell office:value-type="float" office:value="0.0167848" calcext:value-type="float">
            <text:p>0.0167848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-0.175094" calcext:value-type="float">
            <text:p>-0.175094</text:p>
          </table:table-cell>
          <table:table-cell office:value-type="float" office:value="0.0000481956" calcext:value-type="float">
            <text:p>4.81956E-05</text:p>
          </table:table-cell>
          <table:table-cell office:value-type="float" office:value="0.000569498" calcext:value-type="float">
            <text:p>0.000569498</text:p>
          </table:table-cell>
          <table:table-cell office:value-type="float" office:value="0.0160886" calcext:value-type="float">
            <text:p>0.016088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0.148235" calcext:value-type="float">
            <text:p>-0.148235</text:p>
          </table:table-cell>
          <table:table-cell office:value-type="float" office:value="0.000037378" calcext:value-type="float">
            <text:p>3.7378E-05</text:p>
          </table:table-cell>
          <table:table-cell office:value-type="float" office:value="0.000576249" calcext:value-type="float">
            <text:p>0.000576249</text:p>
          </table:table-cell>
          <table:table-cell office:value-type="float" office:value="0.014058" calcext:value-type="float">
            <text:p>0.014058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-0.161931" calcext:value-type="float">
            <text:p>-0.161931</text:p>
          </table:table-cell>
          <table:table-cell office:value-type="float" office:value="0.0000427813" calcext:value-type="float">
            <text:p>4.27813E-05</text:p>
          </table:table-cell>
          <table:table-cell office:value-type="float" office:value="0.000573791" calcext:value-type="float">
            <text:p>0.000573791</text:p>
          </table:table-cell>
          <table:table-cell office:value-type="float" office:value="0.0152954" calcext:value-type="float">
            <text:p>0.0152954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-0.174691" calcext:value-type="float">
            <text:p>-0.174691</text:p>
          </table:table-cell>
          <table:table-cell office:value-type="float" office:value="0.0000484926" calcext:value-type="float">
            <text:p>4.84926E-05</text:p>
          </table:table-cell>
          <table:table-cell office:value-type="float" office:value="0.000566308" calcext:value-type="float">
            <text:p>0.000566308</text:p>
          </table:table-cell>
          <table:table-cell office:value-type="float" office:value="0.0153983" calcext:value-type="float">
            <text:p>0.0153983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-0.150056" calcext:value-type="float">
            <text:p>-0.150056</text:p>
          </table:table-cell>
          <table:table-cell office:value-type="float" office:value="0.0000375385" calcext:value-type="float">
            <text:p>3.75385E-05</text:p>
          </table:table-cell>
          <table:table-cell office:value-type="float" office:value="0.000580611" calcext:value-type="float">
            <text:p>0.000580611</text:p>
          </table:table-cell>
          <table:table-cell office:value-type="float" office:value="0.0151603" calcext:value-type="float">
            <text:p>0.0151603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0.177385" calcext:value-type="float">
            <text:p>-0.177385</text:p>
          </table:table-cell>
          <table:table-cell office:value-type="float" office:value="0.0000496904" calcext:value-type="float">
            <text:p>4.96904E-05</text:p>
          </table:table-cell>
          <table:table-cell office:value-type="float" office:value="0.000565094" calcext:value-type="float">
            <text:p>0.000565094</text:p>
          </table:table-cell>
          <table:table-cell office:value-type="float" office:value="0.0155052" calcext:value-type="float">
            <text:p>0.0155052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1701" calcext:value-type="float">
            <text:p>-0.1701</text:p>
          </table:table-cell>
          <table:table-cell office:value-type="float" office:value="0.0000484889" calcext:value-type="float">
            <text:p>4.84889E-05</text:p>
          </table:table-cell>
          <table:table-cell office:value-type="float" office:value="0.000553426" calcext:value-type="float">
            <text:p>0.000553426</text:p>
          </table:table-cell>
          <table:table-cell office:value-type="float" office:value="0.0123807" calcext:value-type="float">
            <text:p>0.0123807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-0.142244" calcext:value-type="float">
            <text:p>-0.142244</text:p>
          </table:table-cell>
          <table:table-cell office:value-type="float" office:value="0.0000326658" calcext:value-type="float">
            <text:p>3.26658E-05</text:p>
          </table:table-cell>
          <table:table-cell office:value-type="float" office:value="0.000597194" calcext:value-type="float">
            <text:p>0.000597194</text:p>
          </table:table-cell>
          <table:table-cell office:value-type="float" office:value="0.0173607" calcext:value-type="float">
            <text:p>0.0173607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-0.15113" calcext:value-type="float">
            <text:p>-0.15113</text:p>
          </table:table-cell>
          <table:table-cell office:value-type="float" office:value="0.0000379979" calcext:value-type="float">
            <text:p>3.79979E-05</text:p>
          </table:table-cell>
          <table:table-cell office:value-type="float" office:value="0.000580715" calcext:value-type="float">
            <text:p>0.000580715</text:p>
          </table:table-cell>
          <table:table-cell office:value-type="float" office:value="0.0152595" calcext:value-type="float">
            <text:p>0.015259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-0.175239" calcext:value-type="float">
            <text:p>-0.175239</text:p>
          </table:table-cell>
          <table:table-cell office:value-type="float" office:value="0.0000490651" calcext:value-type="float">
            <text:p>4.90651E-05</text:p>
          </table:table-cell>
          <table:table-cell office:value-type="float" office:value="0.000564373" calcext:value-type="float">
            <text:p>0.000564373</text:p>
          </table:table-cell>
          <table:table-cell office:value-type="float" office:value="0.0151554" calcext:value-type="float">
            <text:p>0.0151554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0.18481" calcext:value-type="float">
            <text:p>-0.18481</text:p>
          </table:table-cell>
          <table:table-cell office:value-type="float" office:value="0.0000491486" calcext:value-type="float">
            <text:p>4.91486E-05</text:p>
          </table:table-cell>
          <table:table-cell office:value-type="float" office:value="0.00059352" calcext:value-type="float">
            <text:p>0.00059352</text:p>
          </table:table-cell>
          <table:table-cell office:value-type="float" office:value="0.0218226" calcext:value-type="float">
            <text:p>0.021822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0.151192" calcext:value-type="float">
            <text:p>-0.151192</text:p>
          </table:table-cell>
          <table:table-cell office:value-type="float" office:value="0.0000382907" calcext:value-type="float">
            <text:p>3.82907E-05</text:p>
          </table:table-cell>
          <table:table-cell office:value-type="float" office:value="0.000579101" calcext:value-type="float">
            <text:p>0.000579101</text:p>
          </table:table-cell>
          <table:table-cell office:value-type="float" office:value="0.014902" calcext:value-type="float">
            <text:p>0.014902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-0.0587342" calcext:value-type="float">
            <text:p>-0.0587342</text:p>
          </table:table-cell>
          <table:table-cell office:value-type="float" office:value="0.0000124978" calcext:value-type="float">
            <text:p>1.24978E-05</text:p>
          </table:table-cell>
          <table:table-cell office:value-type="float" office:value="0.000493142" calcext:value-type="float">
            <text:p>0.000493142</text:p>
          </table:table-cell>
          <table:table-cell office:value-type="float" office:value="-0.0109376" calcext:value-type="float">
            <text:p>-0.0109376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-0.132461" calcext:value-type="float">
            <text:p>-0.132461</text:p>
          </table:table-cell>
          <table:table-cell office:value-type="float" office:value="0.0000276747" calcext:value-type="float">
            <text:p>2.76747E-05</text:p>
          </table:table-cell>
          <table:table-cell office:value-type="float" office:value="0.000601861" calcext:value-type="float">
            <text:p>0.000601861</text:p>
          </table:table-cell>
          <table:table-cell office:value-type="float" office:value="0.0171651" calcext:value-type="float">
            <text:p>0.0171651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-0.21779" calcext:value-type="float">
            <text:p>-0.21779</text:p>
          </table:table-cell>
          <table:table-cell office:value-type="float" office:value="0.0000582493" calcext:value-type="float">
            <text:p>5.82493E-05</text:p>
          </table:table-cell>
          <table:table-cell office:value-type="float" office:value="0.000625937" calcext:value-type="float">
            <text:p>0.000625937</text:p>
          </table:table-cell>
          <table:table-cell office:value-type="float" office:value="0.0309045" calcext:value-type="float">
            <text:p>0.0309045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-0.166185" calcext:value-type="float">
            <text:p>-0.166185</text:p>
          </table:table-cell>
          <table:table-cell office:value-type="float" office:value="0.0000451145" calcext:value-type="float">
            <text:p>4.51145E-05</text:p>
          </table:table-cell>
          <table:table-cell office:value-type="float" office:value="0.000570842" calcext:value-type="float">
            <text:p>0.000570842</text:p>
          </table:table-cell>
          <table:table-cell office:value-type="float" office:value="0.0153487" calcext:value-type="float">
            <text:p>0.0153487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0.194348" calcext:value-type="float">
            <text:p>-0.194348</text:p>
          </table:table-cell>
          <table:table-cell office:value-type="float" office:value="0.0000574135" calcext:value-type="float">
            <text:p>5.74135E-05</text:p>
          </table:table-cell>
          <table:table-cell office:value-type="float" office:value="0.000557511" calcext:value-type="float">
            <text:p>0.000557511</text:p>
          </table:table-cell>
          <table:table-cell office:value-type="float" office:value="0.0165889" calcext:value-type="float">
            <text:p>0.0165889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-0.12875" calcext:value-type="float">
            <text:p>-0.12875</text:p>
          </table:table-cell>
          <table:table-cell office:value-type="float" office:value="0.0000222745" calcext:value-type="float">
            <text:p>2.22745E-05</text:p>
          </table:table-cell>
          <table:table-cell office:value-type="float" office:value="0.000652933" calcext:value-type="float">
            <text:p>0.000652933</text:p>
          </table:table-cell>
          <table:table-cell office:value-type="float" office:value="0.0241252" calcext:value-type="float">
            <text:p>0.0241252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-0.177594" calcext:value-type="float">
            <text:p>-0.177594</text:p>
          </table:table-cell>
          <table:table-cell office:value-type="float" office:value="0.0000561882" calcext:value-type="float">
            <text:p>5.61882E-05</text:p>
          </table:table-cell>
          <table:table-cell office:value-type="float" office:value="0.000511316" calcext:value-type="float">
            <text:p>0.000511316</text:p>
          </table:table-cell>
          <table:table-cell office:value-type="float" office:value="0.00716432" calcext:value-type="float">
            <text:p>0.00716432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-0.10124" calcext:value-type="float">
            <text:p>-0.10124</text:p>
          </table:table-cell>
          <table:table-cell office:value-type="float" office:value="0.0000162318" calcext:value-type="float">
            <text:p>1.62318E-05</text:p>
          </table:table-cell>
          <table:table-cell office:value-type="float" office:value="0.000614983" calcext:value-type="float">
            <text:p>0.000614983</text:p>
          </table:table-cell>
          <table:table-cell office:value-type="float" office:value="0.0144453" calcext:value-type="float">
            <text:p>0.0144453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-0.171721" calcext:value-type="float">
            <text:p>-0.171721</text:p>
          </table:table-cell>
          <table:table-cell office:value-type="float" office:value="0.0000480723" calcext:value-type="float">
            <text:p>4.80723E-05</text:p>
          </table:table-cell>
          <table:table-cell office:value-type="float" office:value="0.000566046" calcext:value-type="float">
            <text:p>0.000566046</text:p>
          </table:table-cell>
          <table:table-cell office:value-type="float" office:value="0.0152325" calcext:value-type="float">
            <text:p>0.015232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0.147066" calcext:value-type="float">
            <text:p>-0.147066</text:p>
          </table:table-cell>
          <table:table-cell office:value-type="float" office:value="0.0000432136" calcext:value-type="float">
            <text:p>4.32136E-05</text:p>
          </table:table-cell>
          <table:table-cell office:value-type="float" office:value="0.00052426" calcext:value-type="float">
            <text:p>0.00052426</text:p>
          </table:table-cell>
          <table:table-cell office:value-type="float" office:value="0.00625826" calcext:value-type="float">
            <text:p>0.00625826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-0.164705" calcext:value-type="float">
            <text:p>-0.164705</text:p>
          </table:table-cell>
          <table:table-cell office:value-type="float" office:value="0.0000332046" calcext:value-type="float">
            <text:p>3.32046E-05</text:p>
          </table:table-cell>
          <table:table-cell office:value-type="float" office:value="0.00068768" calcext:value-type="float">
            <text:p>0.00068768</text:p>
          </table:table-cell>
          <table:table-cell office:value-type="float" office:value="0.0326126" calcext:value-type="float">
            <text:p>0.0326126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-0.157524" calcext:value-type="float">
            <text:p>-0.157524</text:p>
          </table:table-cell>
          <table:table-cell office:value-type="float" office:value="0.0000484919" calcext:value-type="float">
            <text:p>4.84919E-05</text:p>
          </table:table-cell>
          <table:table-cell office:value-type="float" office:value="0.000513278" calcext:value-type="float">
            <text:p>0.000513278</text:p>
          </table:table-cell>
          <table:table-cell office:value-type="float" office:value="0.00566475" calcext:value-type="float">
            <text:p>0.00566475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0.00218931" calcext:value-type="float">
            <text:p>0.00218931</text:p>
          </table:table-cell>
          <table:table-cell office:value-type="float" office:value="-0.0000134992" calcext:value-type="float">
            <text:p>-1.34992E-05</text:p>
          </table:table-cell>
          <table:table-cell office:value-type="float" office:value="0.000536319" calcext:value-type="float">
            <text:p>0.000536319</text:p>
          </table:table-cell>
          <table:table-cell office:value-type="float" office:value="-0.00928584" calcext:value-type="float">
            <text:p>-0.0092858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-0.232267" calcext:value-type="float">
            <text:p>-0.232267</text:p>
          </table:table-cell>
          <table:table-cell office:value-type="float" office:value="0.0000610711" calcext:value-type="float">
            <text:p>6.10711E-05</text:p>
          </table:table-cell>
          <table:table-cell office:value-type="float" office:value="0.000666697" calcext:value-type="float">
            <text:p>0.000666697</text:p>
          </table:table-cell>
          <table:table-cell office:value-type="float" office:value="0.036384" calcext:value-type="float">
            <text:p>0.036384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-0.170412" calcext:value-type="float">
            <text:p>-0.170412</text:p>
          </table:table-cell>
          <table:table-cell office:value-type="float" office:value="0.0000419999" calcext:value-type="float">
            <text:p>4.19999E-05</text:p>
          </table:table-cell>
          <table:table-cell office:value-type="float" office:value="0.000632425" calcext:value-type="float">
            <text:p>0.000632425</text:p>
          </table:table-cell>
          <table:table-cell office:value-type="float" office:value="0.0241475" calcext:value-type="float">
            <text:p>0.0241475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-0.161752" calcext:value-type="float">
            <text:p>-0.161752</text:p>
          </table:table-cell>
          <table:table-cell office:value-type="float" office:value="0.0000506268" calcext:value-type="float">
            <text:p>5.06268E-05</text:p>
          </table:table-cell>
          <table:table-cell office:value-type="float" office:value="0.000508073" calcext:value-type="float">
            <text:p>0.000508073</text:p>
          </table:table-cell>
          <table:table-cell office:value-type="float" office:value="0.00584585" calcext:value-type="float">
            <text:p>0.00584585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-0.0827801" calcext:value-type="float">
            <text:p>-0.0827801</text:p>
          </table:table-cell>
          <table:table-cell office:value-type="float" office:value="0.000025477" calcext:value-type="float">
            <text:p>2.5477E-05</text:p>
          </table:table-cell>
          <table:table-cell office:value-type="float" office:value="0.000470039" calcext:value-type="float">
            <text:p>0.000470039</text:p>
          </table:table-cell>
          <table:table-cell office:value-type="float" office:value="-0.00788638" calcext:value-type="float">
            <text:p>-0.00788638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-0.134107" calcext:value-type="float">
            <text:p>-0.134107</text:p>
          </table:table-cell>
          <table:table-cell office:value-type="float" office:value="0.0000222259" calcext:value-type="float">
            <text:p>2.22259E-05</text:p>
          </table:table-cell>
          <table:table-cell office:value-type="float" office:value="0.000724333" calcext:value-type="float">
            <text:p>0.000724333</text:p>
          </table:table-cell>
          <table:table-cell office:value-type="float" office:value="0.0308841" calcext:value-type="float">
            <text:p>0.0308841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-0.167729" calcext:value-type="float">
            <text:p>-0.167729</text:p>
          </table:table-cell>
          <table:table-cell office:value-type="float" office:value="0.0000415991" calcext:value-type="float">
            <text:p>4.15991E-05</text:p>
          </table:table-cell>
          <table:table-cell office:value-type="float" office:value="0.000638118" calcext:value-type="float">
            <text:p>0.000638118</text:p>
          </table:table-cell>
          <table:table-cell office:value-type="float" office:value="0.0236487" calcext:value-type="float">
            <text:p>0.023648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141107" calcext:value-type="float">
            <text:p>-0.141107</text:p>
          </table:table-cell>
          <table:table-cell office:value-type="float" office:value="0.0000432731" calcext:value-type="float">
            <text:p>4.32731E-05</text:p>
          </table:table-cell>
          <table:table-cell office:value-type="float" office:value="0.000509609" calcext:value-type="float">
            <text:p>0.000509609</text:p>
          </table:table-cell>
          <table:table-cell office:value-type="float" office:value="0.00368107" calcext:value-type="float">
            <text:p>0.00368107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0.00671182" calcext:value-type="float">
            <text:p>0.00671182</text:p>
          </table:table-cell>
          <table:table-cell office:value-type="float" office:value="-0.0000093784" calcext:value-type="float">
            <text:p>-9.3784E-06</text:p>
          </table:table-cell>
          <table:table-cell office:value-type="float" office:value="0.000531606" calcext:value-type="float">
            <text:p>0.000531606</text:p>
          </table:table-cell>
          <table:table-cell office:value-type="float" office:value="-0.0110775" calcext:value-type="float">
            <text:p>-0.011077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-0.289988" calcext:value-type="float">
            <text:p>-0.289988</text:p>
          </table:table-cell>
          <table:table-cell office:value-type="float" office:value="0.0000846836" calcext:value-type="float">
            <text:p>8.46836E-05</text:p>
          </table:table-cell>
          <table:table-cell office:value-type="float" office:value="0.000625805" calcext:value-type="float">
            <text:p>0.000625805</text:p>
          </table:table-cell>
          <table:table-cell office:value-type="float" office:value="0.0360413" calcext:value-type="float">
            <text:p>0.0360413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-0.206031" calcext:value-type="float">
            <text:p>-0.206031</text:p>
          </table:table-cell>
          <table:table-cell office:value-type="float" office:value="0.0000584151" calcext:value-type="float">
            <text:p>5.84151E-05</text:p>
          </table:table-cell>
          <table:table-cell office:value-type="float" office:value="0.000601543" calcext:value-type="float">
            <text:p>0.000601543</text:p>
          </table:table-cell>
          <table:table-cell office:value-type="float" office:value="0.0226858" calcext:value-type="float">
            <text:p>0.0226858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-0.0698836" calcext:value-type="float">
            <text:p>-0.0698836</text:p>
          </table:table-cell>
          <table:table-cell office:value-type="float" office:value="0.0000167907" calcext:value-type="float">
            <text:p>1.67907E-05</text:p>
          </table:table-cell>
          <table:table-cell office:value-type="float" office:value="0.000554274" calcext:value-type="float">
            <text:p>0.000554274</text:p>
          </table:table-cell>
          <table:table-cell office:value-type="float" office:value="0.000237042" calcext:value-type="float">
            <text:p>0.000237042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-0.0848547" calcext:value-type="float">
            <text:p>-0.0848547</text:p>
          </table:table-cell>
          <table:table-cell office:value-type="float" office:value="0.0000234788" calcext:value-type="float">
            <text:p>2.34788E-05</text:p>
          </table:table-cell>
          <table:table-cell office:value-type="float" office:value="0.000538091" calcext:value-type="float">
            <text:p>0.000538091</text:p>
          </table:table-cell>
          <table:table-cell office:value-type="float" office:value="-0.0000595459" calcext:value-type="float">
            <text:p>-5.95459E-05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-0.0646023" calcext:value-type="float">
            <text:p>-0.0646023</text:p>
          </table:table-cell>
          <table:table-cell office:value-type="float" office:value="0.000011201" calcext:value-type="float">
            <text:p>1.1201E-05</text:p>
          </table:table-cell>
          <table:table-cell office:value-type="float" office:value="0.00063314" calcext:value-type="float">
            <text:p>0.00063314</text:p>
          </table:table-cell>
          <table:table-cell office:value-type="float" office:value="0.00853292" calcext:value-type="float">
            <text:p>0.00853292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-0.203294" calcext:value-type="float">
            <text:p>-0.203294</text:p>
          </table:table-cell>
          <table:table-cell office:value-type="float" office:value="0.0000536582" calcext:value-type="float">
            <text:p>5.36582E-05</text:p>
          </table:table-cell>
          <table:table-cell office:value-type="float" office:value="0.000660884" calcext:value-type="float">
            <text:p>0.000660884</text:p>
          </table:table-cell>
          <table:table-cell office:value-type="float" office:value="0.0286694" calcext:value-type="float">
            <text:p>0.0286694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-0.0464164" calcext:value-type="float">
            <text:p>-0.0464164</text:p>
          </table:table-cell>
          <table:table-cell office:value-type="float" office:value="0.0000241704" calcext:value-type="float">
            <text:p>2.41704E-05</text:p>
          </table:table-cell>
          <table:table-cell office:value-type="float" office:value="0.000351379" calcext:value-type="float">
            <text:p>0.000351379</text:p>
          </table:table-cell>
          <table:table-cell office:value-type="float" office:value="-0.027033" calcext:value-type="float">
            <text:p>-0.027033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-0.142506" calcext:value-type="float">
            <text:p>-0.142506</text:p>
          </table:table-cell>
          <table:table-cell office:value-type="float" office:value="0.0000293803" calcext:value-type="float">
            <text:p>2.93803E-05</text:p>
          </table:table-cell>
          <table:table-cell office:value-type="float" office:value="0.0007778" calcext:value-type="float">
            <text:p>0.0007778</text:p>
          </table:table-cell>
          <table:table-cell office:value-type="float" office:value="0.0338641" calcext:value-type="float">
            <text:p>0.033864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0.174024" calcext:value-type="float">
            <text:p>-0.174024</text:p>
          </table:table-cell>
          <table:table-cell office:value-type="float" office:value="0.0000519559" calcext:value-type="float">
            <text:p>5.19559E-05</text:p>
          </table:table-cell>
          <table:table-cell office:value-type="float" office:value="0.000545881" calcext:value-type="float">
            <text:p>0.000545881</text:p>
          </table:table-cell>
          <table:table-cell office:value-type="float" office:value="0.0106645" calcext:value-type="float">
            <text:p>0.0106645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-0.0200663" calcext:value-type="float">
            <text:p>-0.0200663</text:p>
          </table:table-cell>
          <table:table-cell office:value-type="float" office:value="0.0000137176" calcext:value-type="float">
            <text:p>1.37176E-05</text:p>
          </table:table-cell>
          <table:table-cell office:value-type="float" office:value="0.00043138" calcext:value-type="float">
            <text:p>0.00043138</text:p>
          </table:table-cell>
          <table:table-cell office:value-type="float" office:value="-0.0218332" calcext:value-type="float">
            <text:p>-0.0218332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-0.260754" calcext:value-type="float">
            <text:p>-0.260754</text:p>
          </table:table-cell>
          <table:table-cell office:value-type="float" office:value="0.0000668338" calcext:value-type="float">
            <text:p>6.68338E-05</text:p>
          </table:table-cell>
          <table:table-cell office:value-type="float" office:value="0.000746297" calcext:value-type="float">
            <text:p>0.000746297</text:p>
          </table:table-cell>
          <table:table-cell office:value-type="float" office:value="0.0436231" calcext:value-type="float">
            <text:p>0.0436231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-0.0883243" calcext:value-type="float">
            <text:p>-0.0883243</text:p>
          </table:table-cell>
          <table:table-cell office:value-type="float" office:value="0.0000288523" calcext:value-type="float">
            <text:p>2.88523E-05</text:p>
          </table:table-cell>
          <table:table-cell office:value-type="float" office:value="0.000535496" calcext:value-type="float">
            <text:p>0.000535496</text:p>
          </table:table-cell>
          <table:table-cell office:value-type="float" office:value="-0.00184968" calcext:value-type="float">
            <text:p>-0.00184968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-0.0739895" calcext:value-type="float">
            <text:p>-0.0739895</text:p>
          </table:table-cell>
          <table:table-cell office:value-type="float" office:value="0.0000272213" calcext:value-type="float">
            <text:p>2.72213E-05</text:p>
          </table:table-cell>
          <table:table-cell office:value-type="float" office:value="0.000497962" calcext:value-type="float">
            <text:p>0.000497962</text:p>
          </table:table-cell>
          <table:table-cell office:value-type="float" office:value="-0.00832036" calcext:value-type="float">
            <text:p>-0.00832036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-0.190364" calcext:value-type="float">
            <text:p>-0.190364</text:p>
          </table:table-cell>
          <table:table-cell office:value-type="float" office:value="0.0000508626" calcext:value-type="float">
            <text:p>5.08626E-05</text:p>
          </table:table-cell>
          <table:table-cell office:value-type="float" office:value="0.000683639" calcext:value-type="float">
            <text:p>0.000683639</text:p>
          </table:table-cell>
          <table:table-cell office:value-type="float" office:value="0.0271454" calcext:value-type="float">
            <text:p>0.0271454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-0.0958998" calcext:value-type="float">
            <text:p>-0.0958998</text:p>
          </table:table-cell>
          <table:table-cell office:value-type="float" office:value="0.0000310395" calcext:value-type="float">
            <text:p>3.10395E-05</text:p>
          </table:table-cell>
          <table:table-cell office:value-type="float" office:value="0.000556295" calcext:value-type="float">
            <text:p>0.000556295</text:p>
          </table:table-cell>
          <table:table-cell office:value-type="float" office:value="0.000921041" calcext:value-type="float">
            <text:p>0.000921041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-0.0628299" calcext:value-type="float">
            <text:p>-0.0628299</text:p>
          </table:table-cell>
          <table:table-cell office:value-type="float" office:value="0.0000222457" calcext:value-type="float">
            <text:p>2.22457E-05</text:p>
          </table:table-cell>
          <table:table-cell office:value-type="float" office:value="0.000566928" calcext:value-type="float">
            <text:p>0.000566928</text:p>
          </table:table-cell>
          <table:table-cell office:value-type="float" office:value="-0.00208516" calcext:value-type="float">
            <text:p>-0.00208516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-0.176084" calcext:value-type="float">
            <text:p>-0.176084</text:p>
          </table:table-cell>
          <table:table-cell office:value-type="float" office:value="0.0000506122" calcext:value-type="float">
            <text:p>5.06122E-05</text:p>
          </table:table-cell>
          <table:table-cell office:value-type="float" office:value="0.000597096" calcext:value-type="float">
            <text:p>0.000597096</text:p>
          </table:table-cell>
          <table:table-cell office:value-type="float" office:value="0.0153478" calcext:value-type="float">
            <text:p>0.0153478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-0.0847413" calcext:value-type="float">
            <text:p>-0.0847413</text:p>
          </table:table-cell>
          <table:table-cell office:value-type="float" office:value="0.0000271693" calcext:value-type="float">
            <text:p>2.71693E-05</text:p>
          </table:table-cell>
          <table:table-cell office:value-type="float" office:value="0.000586323" calcext:value-type="float">
            <text:p>0.000586323</text:p>
          </table:table-cell>
          <table:table-cell office:value-type="float" office:value="0.00288422" calcext:value-type="float">
            <text:p>0.0028842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0.145936" calcext:value-type="float">
            <text:p>-0.145936</text:p>
          </table:table-cell>
          <table:table-cell office:value-type="float" office:value="0.0000439909" calcext:value-type="float">
            <text:p>4.39909E-05</text:p>
          </table:table-cell>
          <table:table-cell office:value-type="float" office:value="0.000562131" calcext:value-type="float">
            <text:p>0.000562131</text:p>
          </table:table-cell>
          <table:table-cell office:value-type="float" office:value="0.00772183" calcext:value-type="float">
            <text:p>0.00772183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-0.0958846" calcext:value-type="float">
            <text:p>-0.0958846</text:p>
          </table:table-cell>
          <table:table-cell office:value-type="float" office:value="0.0000307319" calcext:value-type="float">
            <text:p>3.07319E-05</text:p>
          </table:table-cell>
          <table:table-cell office:value-type="float" office:value="0.000566766" calcext:value-type="float">
            <text:p>0.000566766</text:p>
          </table:table-cell>
          <table:table-cell office:value-type="float" office:value="0.00207747" calcext:value-type="float">
            <text:p>0.0020774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-0.100794" calcext:value-type="float">
            <text:p>-0.100794</text:p>
          </table:table-cell>
          <table:table-cell office:value-type="float" office:value="0.0000313058" calcext:value-type="float">
            <text:p>3.13058E-05</text:p>
          </table:table-cell>
          <table:table-cell office:value-type="float" office:value="0.000583673" calcext:value-type="float">
            <text:p>0.000583673</text:p>
          </table:table-cell>
          <table:table-cell office:value-type="float" office:value="0.00464515" calcext:value-type="float">
            <text:p>0.00464515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-0.139581" calcext:value-type="float">
            <text:p>-0.139581</text:p>
          </table:table-cell>
          <table:table-cell office:value-type="float" office:value="0.0000424442" calcext:value-type="float">
            <text:p>4.24442E-05</text:p>
          </table:table-cell>
          <table:table-cell office:value-type="float" office:value="0.000557036" calcext:value-type="float">
            <text:p>0.000557036</text:p>
          </table:table-cell>
          <table:table-cell office:value-type="float" office:value="0.00641153" calcext:value-type="float">
            <text:p>0.00641153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-0.112651" calcext:value-type="float">
            <text:p>-0.112651</text:p>
          </table:table-cell>
          <table:table-cell office:value-type="float" office:value="0.0000348256" calcext:value-type="float">
            <text:p>3.48256E-05</text:p>
          </table:table-cell>
          <table:table-cell office:value-type="float" office:value="0.000571834" calcext:value-type="float">
            <text:p>0.000571834</text:p>
          </table:table-cell>
          <table:table-cell office:value-type="float" office:value="0.00477948" calcext:value-type="float">
            <text:p>0.00477948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-0.086856" calcext:value-type="float">
            <text:p>-0.086856</text:p>
          </table:table-cell>
          <table:table-cell office:value-type="float" office:value="0.0000267873" calcext:value-type="float">
            <text:p>2.67873E-05</text:p>
          </table:table-cell>
          <table:table-cell office:value-type="float" office:value="0.000600856" calcext:value-type="float">
            <text:p>0.000600856</text:p>
          </table:table-cell>
          <table:table-cell office:value-type="float" office:value="0.00498315" calcext:value-type="float">
            <text:p>0.0049831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-0.136468" calcext:value-type="float">
            <text:p>-0.136468</text:p>
          </table:table-cell>
          <table:table-cell office:value-type="float" office:value="0.0000419901" calcext:value-type="float">
            <text:p>4.19901E-05</text:p>
          </table:table-cell>
          <table:table-cell office:value-type="float" office:value="0.000544691" calcext:value-type="float">
            <text:p>0.000544691</text:p>
          </table:table-cell>
          <table:table-cell office:value-type="float" office:value="0.0047226" calcext:value-type="float">
            <text:p>0.0047226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-0.111686" calcext:value-type="float">
            <text:p>-0.111686</text:p>
          </table:table-cell>
          <table:table-cell office:value-type="float" office:value="0.0000343658" calcext:value-type="float">
            <text:p>3.43658E-05</text:p>
          </table:table-cell>
          <table:table-cell office:value-type="float" office:value="0.00057284" calcext:value-type="float">
            <text:p>0.00057284</text:p>
          </table:table-cell>
          <table:table-cell office:value-type="float" office:value="0.00487637" calcext:value-type="float">
            <text:p>0.00487637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-0.111841" calcext:value-type="float">
            <text:p>-0.111841</text:p>
          </table:table-cell>
          <table:table-cell office:value-type="float" office:value="0.0000343736" calcext:value-type="float">
            <text:p>3.43736E-05</text:p>
          </table:table-cell>
          <table:table-cell office:value-type="float" office:value="0.000573276" calcext:value-type="float">
            <text:p>0.000573276</text:p>
          </table:table-cell>
          <table:table-cell office:value-type="float" office:value="0.00495476" calcext:value-type="float">
            <text:p>0.00495476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-0.0976043" calcext:value-type="float">
            <text:p>-0.0976043</text:p>
          </table:table-cell>
          <table:table-cell office:value-type="float" office:value="0.0000303134" calcext:value-type="float">
            <text:p>3.03134E-05</text:p>
          </table:table-cell>
          <table:table-cell office:value-type="float" office:value="0.000580216" calcext:value-type="float">
            <text:p>0.000580216</text:p>
          </table:table-cell>
          <table:table-cell office:value-type="float" office:value="0.00401124" calcext:value-type="float">
            <text:p>0.0040112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0.124701" calcext:value-type="float">
            <text:p>-0.124701</text:p>
          </table:table-cell>
          <table:table-cell office:value-type="float" office:value="0.0000380018" calcext:value-type="float">
            <text:p>3.80018E-05</text:p>
          </table:table-cell>
          <table:table-cell office:value-type="float" office:value="0.000565901" calcext:value-type="float">
            <text:p>0.000565901</text:p>
          </table:table-cell>
          <table:table-cell office:value-type="float" office:value="0.00573373" calcext:value-type="float">
            <text:p>0.00573373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-0.0990845" calcext:value-type="float">
            <text:p>-0.0990845</text:p>
          </table:table-cell>
          <table:table-cell office:value-type="float" office:value="0.0000303818" calcext:value-type="float">
            <text:p>3.03818E-05</text:p>
          </table:table-cell>
          <table:table-cell office:value-type="float" office:value="0.000585999" calcext:value-type="float">
            <text:p>0.000585999</text:p>
          </table:table-cell>
          <table:table-cell office:value-type="float" office:value="0.00490216" calcext:value-type="float">
            <text:p>0.00490216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-0.121637" calcext:value-type="float">
            <text:p>-0.121637</text:p>
          </table:table-cell>
          <table:table-cell office:value-type="float" office:value="0.0000374019" calcext:value-type="float">
            <text:p>3.74019E-05</text:p>
          </table:table-cell>
          <table:table-cell office:value-type="float" office:value="0.000559129" calcext:value-type="float">
            <text:p>0.000559129</text:p>
          </table:table-cell>
          <table:table-cell office:value-type="float" office:value="0.00462611" calcext:value-type="float">
            <text:p>0.00462611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-0.110773" calcext:value-type="float">
            <text:p>-0.110773</text:p>
          </table:table-cell>
          <table:table-cell office:value-type="float" office:value="0.0000339552" calcext:value-type="float">
            <text:p>3.39552E-05</text:p>
          </table:table-cell>
          <table:table-cell office:value-type="float" office:value="0.0005737" calcext:value-type="float">
            <text:p>0.0005737</text:p>
          </table:table-cell>
          <table:table-cell office:value-type="float" office:value="0.00494434" calcext:value-type="float">
            <text:p>0.0049443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-0.11245" calcext:value-type="float">
            <text:p>-0.11245</text:p>
          </table:table-cell>
          <table:table-cell office:value-type="float" office:value="0.0000341863" calcext:value-type="float">
            <text:p>3.41863E-05</text:p>
          </table:table-cell>
          <table:table-cell office:value-type="float" office:value="0.000578347" calcext:value-type="float">
            <text:p>0.000578347</text:p>
          </table:table-cell>
          <table:table-cell office:value-type="float" office:value="0.00569658" calcext:value-type="float">
            <text:p>0.00569658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-0.0938292" calcext:value-type="float">
            <text:p>-0.0938292</text:p>
          </table:table-cell>
          <table:table-cell office:value-type="float" office:value="0.000029112" calcext:value-type="float">
            <text:p>2.9112E-05</text:p>
          </table:table-cell>
          <table:table-cell office:value-type="float" office:value="0.00058088" calcext:value-type="float">
            <text:p>0.00058088</text:p>
          </table:table-cell>
          <table:table-cell office:value-type="float" office:value="0.00371512" calcext:value-type="float">
            <text:p>0.00371512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-0.124988" calcext:value-type="float">
            <text:p>-0.124988</text:p>
          </table:table-cell>
          <table:table-cell office:value-type="float" office:value="0.0000380759" calcext:value-type="float">
            <text:p>3.80759E-05</text:p>
          </table:table-cell>
          <table:table-cell office:value-type="float" office:value="0.000562927" calcext:value-type="float">
            <text:p>0.000562927</text:p>
          </table:table-cell>
          <table:table-cell office:value-type="float" office:value="0.00551538" calcext:value-type="float">
            <text:p>0.00551538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-0.0866088" calcext:value-type="float">
            <text:p>-0.0866088</text:p>
          </table:table-cell>
          <table:table-cell office:value-type="float" office:value="0.0000262299" calcext:value-type="float">
            <text:p>2.62299E-05</text:p>
          </table:table-cell>
          <table:table-cell office:value-type="float" office:value="0.00060147" calcext:value-type="float">
            <text:p>0.00060147</text:p>
          </table:table-cell>
          <table:table-cell office:value-type="float" office:value="0.00524219" calcext:value-type="float">
            <text:p>0.00524219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-0.104035" calcext:value-type="float">
            <text:p>-0.104035</text:p>
          </table:table-cell>
          <table:table-cell office:value-type="float" office:value="0.0000323263" calcext:value-type="float">
            <text:p>3.23263E-05</text:p>
          </table:table-cell>
          <table:table-cell office:value-type="float" office:value="0.000563791" calcext:value-type="float">
            <text:p>0.000563791</text:p>
          </table:table-cell>
          <table:table-cell office:value-type="float" office:value="0.0031318" calcext:value-type="float">
            <text:p>0.0031318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-0.135228" calcext:value-type="float">
            <text:p>-0.135228</text:p>
          </table:table-cell>
          <table:table-cell office:value-type="float" office:value="0.000040734" calcext:value-type="float">
            <text:p>4.0734E-05</text:p>
          </table:table-cell>
          <table:table-cell office:value-type="float" office:value="0.000560798" calcext:value-type="float">
            <text:p>0.000560798</text:p>
          </table:table-cell>
          <table:table-cell office:value-type="float" office:value="0.00663955" calcext:value-type="float">
            <text:p>0.0066395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0.108286" calcext:value-type="float">
            <text:p>-0.108286</text:p>
          </table:table-cell>
          <table:table-cell office:value-type="float" office:value="0.0000329829" calcext:value-type="float">
            <text:p>3.29829E-05</text:p>
          </table:table-cell>
          <table:table-cell office:value-type="float" office:value="0.000575527" calcext:value-type="float">
            <text:p>0.000575527</text:p>
          </table:table-cell>
          <table:table-cell office:value-type="float" office:value="0.00499394" calcext:value-type="float">
            <text:p>0.00499394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0.0806566" calcext:value-type="float">
            <text:p>-0.0806566</text:p>
          </table:table-cell>
          <table:table-cell office:value-type="float" office:value="0.0000245637" calcext:value-type="float">
            <text:p>2.45637E-05</text:p>
          </table:table-cell>
          <table:table-cell office:value-type="float" office:value="0.000599448" calcext:value-type="float">
            <text:p>0.000599448</text:p>
          </table:table-cell>
          <table:table-cell office:value-type="float" office:value="0.0043689" calcext:value-type="float">
            <text:p>0.004368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-0.121517" calcext:value-type="float">
            <text:p>-0.121517</text:p>
          </table:table-cell>
          <table:table-cell office:value-type="float" office:value="0.0000367753" calcext:value-type="float">
            <text:p>3.67753E-05</text:p>
          </table:table-cell>
          <table:table-cell office:value-type="float" office:value="0.000565407" calcext:value-type="float">
            <text:p>0.000565407</text:p>
          </table:table-cell>
          <table:table-cell office:value-type="float" office:value="0.00556439" calcext:value-type="float">
            <text:p>0.00556439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-0.119564" calcext:value-type="float">
            <text:p>-0.119564</text:p>
          </table:table-cell>
          <table:table-cell office:value-type="float" office:value="0.0000361575" calcext:value-type="float">
            <text:p>3.61575E-05</text:p>
          </table:table-cell>
          <table:table-cell office:value-type="float" office:value="0.000567447" calcext:value-type="float">
            <text:p>0.000567447</text:p>
          </table:table-cell>
          <table:table-cell office:value-type="float" office:value="0.00556558" calcext:value-type="float">
            <text:p>0.00556558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-0.10582" calcext:value-type="float">
            <text:p>-0.10582</text:p>
          </table:table-cell>
          <table:table-cell office:value-type="float" office:value="0.0000322209" calcext:value-type="float">
            <text:p>3.22209E-05</text:p>
          </table:table-cell>
          <table:table-cell office:value-type="float" office:value="0.00057405" calcext:value-type="float">
            <text:p>0.00057405</text:p>
          </table:table-cell>
          <table:table-cell office:value-type="float" office:value="0.00462296" calcext:value-type="float">
            <text:p>0.00462296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-0.10678" calcext:value-type="float">
            <text:p>-0.10678</text:p>
          </table:table-cell>
          <table:table-cell office:value-type="float" office:value="0.0000323686" calcext:value-type="float">
            <text:p>3.23686E-05</text:p>
          </table:table-cell>
          <table:table-cell office:value-type="float" office:value="0.000576704" calcext:value-type="float">
            <text:p>0.000576704</text:p>
          </table:table-cell>
          <table:table-cell office:value-type="float" office:value="0.00504349" calcext:value-type="float">
            <text:p>0.00504349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-0.107618" calcext:value-type="float">
            <text:p>-0.107618</text:p>
          </table:table-cell>
          <table:table-cell office:value-type="float" office:value="0.0000324829" calcext:value-type="float">
            <text:p>3.24829E-05</text:p>
          </table:table-cell>
          <table:table-cell office:value-type="float" office:value="0.000579027" calcext:value-type="float">
            <text:p>0.000579027</text:p>
          </table:table-cell>
          <table:table-cell office:value-type="float" office:value="0.00541958" calcext:value-type="float">
            <text:p>0.00541958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-0.106811" calcext:value-type="float">
            <text:p>-0.106811</text:p>
          </table:table-cell>
          <table:table-cell office:value-type="float" office:value="0.000032344" calcext:value-type="float">
            <text:p>3.2344E-05</text:p>
          </table:table-cell>
          <table:table-cell office:value-type="float" office:value="0.000576801" calcext:value-type="float">
            <text:p>0.000576801</text:p>
          </table:table-cell>
          <table:table-cell office:value-type="float" office:value="0.00507476" calcext:value-type="float">
            <text:p>0.00507476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-0.089682" calcext:value-type="float">
            <text:p>-0.089682</text:p>
          </table:table-cell>
          <table:table-cell office:value-type="float" office:value="0.0000274686" calcext:value-type="float">
            <text:p>2.74686E-05</text:p>
          </table:table-cell>
          <table:table-cell office:value-type="float" office:value="0.000583439" calcext:value-type="float">
            <text:p>0.000583439</text:p>
          </table:table-cell>
          <table:table-cell office:value-type="float" office:value="0.00373672" calcext:value-type="float">
            <text:p>0.00373672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-0.121934" calcext:value-type="float">
            <text:p>-0.121934</text:p>
          </table:table-cell>
          <table:table-cell office:value-type="float" office:value="0.0000366962" calcext:value-type="float">
            <text:p>3.66962E-05</text:p>
          </table:table-cell>
          <table:table-cell office:value-type="float" office:value="0.000568533" calcext:value-type="float">
            <text:p>0.000568533</text:p>
          </table:table-cell>
          <table:table-cell office:value-type="float" office:value="0.00601594" calcext:value-type="float">
            <text:p>0.006015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06219" calcext:value-type="float">
            <text:p>-0.106219</text:p>
          </table:table-cell>
          <table:table-cell office:value-type="float" office:value="0.0000321457" calcext:value-type="float">
            <text:p>3.21457E-05</text:p>
          </table:table-cell>
          <table:table-cell office:value-type="float" office:value="0.000577121" calcext:value-type="float">
            <text:p>0.000577121</text:p>
          </table:table-cell>
          <table:table-cell office:value-type="float" office:value="0.00505652" calcext:value-type="float">
            <text:p>0.00505652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-0.0782647" calcext:value-type="float">
            <text:p>-0.0782647</text:p>
          </table:table-cell>
          <table:table-cell office:value-type="float" office:value="0.0000240043" calcext:value-type="float">
            <text:p>2.40043E-05</text:p>
          </table:table-cell>
          <table:table-cell office:value-type="float" office:value="0.000592407" calcext:value-type="float">
            <text:p>0.000592407</text:p>
          </table:table-cell>
          <table:table-cell office:value-type="float" office:value="0.00338075" calcext:value-type="float">
            <text:p>0.00338075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-0.132144" calcext:value-type="float">
            <text:p>-0.132144</text:p>
          </table:table-cell>
          <table:table-cell office:value-type="float" office:value="0.0000396064" calcext:value-type="float">
            <text:p>3.96064E-05</text:p>
          </table:table-cell>
          <table:table-cell office:value-type="float" office:value="0.000562948" calcext:value-type="float">
            <text:p>0.000562948</text:p>
          </table:table-cell>
          <table:table-cell office:value-type="float" office:value="0.00666996" calcext:value-type="float">
            <text:p>0.00666996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-0.0920651" calcext:value-type="float">
            <text:p>-0.0920651</text:p>
          </table:table-cell>
          <table:table-cell office:value-type="float" office:value="0.0000278462" calcext:value-type="float">
            <text:p>2.78462E-05</text:p>
          </table:table-cell>
          <table:table-cell office:value-type="float" office:value="0.00058763" calcext:value-type="float">
            <text:p>0.00058763</text:p>
          </table:table-cell>
          <table:table-cell office:value-type="float" office:value="0.00456345" calcext:value-type="float">
            <text:p>0.0045634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-0.116522" calcext:value-type="float">
            <text:p>-0.116522</text:p>
          </table:table-cell>
          <table:table-cell office:value-type="float" office:value="0.0000352827" calcext:value-type="float">
            <text:p>3.52827E-05</text:p>
          </table:table-cell>
          <table:table-cell office:value-type="float" office:value="0.000566033" calcext:value-type="float">
            <text:p>0.000566033</text:p>
          </table:table-cell>
          <table:table-cell office:value-type="float" office:value="0.00511104" calcext:value-type="float">
            <text:p>0.00511104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-0.0760727" calcext:value-type="float">
            <text:p>-0.0760727</text:p>
          </table:table-cell>
          <table:table-cell office:value-type="float" office:value="0.0000230499" calcext:value-type="float">
            <text:p>2.30499E-05</text:p>
          </table:table-cell>
          <table:table-cell office:value-type="float" office:value="0.0005991" calcext:value-type="float">
            <text:p>0.0005991</text:p>
          </table:table-cell>
          <table:table-cell office:value-type="float" office:value="0.00393085" calcext:value-type="float">
            <text:p>0.00393085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-0.131975" calcext:value-type="float">
            <text:p>-0.131975</text:p>
          </table:table-cell>
          <table:table-cell office:value-type="float" office:value="0.0000395848" calcext:value-type="float">
            <text:p>3.95848E-05</text:p>
          </table:table-cell>
          <table:table-cell office:value-type="float" office:value="0.000560363" calcext:value-type="float">
            <text:p>0.000560363</text:p>
          </table:table-cell>
          <table:table-cell office:value-type="float" office:value="0.00641254" calcext:value-type="float">
            <text:p>0.00641254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-0.103612" calcext:value-type="float">
            <text:p>-0.103612</text:p>
          </table:table-cell>
          <table:table-cell office:value-type="float" office:value="0.0000312538" calcext:value-type="float">
            <text:p>3.12538E-05</text:p>
          </table:table-cell>
          <table:table-cell office:value-type="float" office:value="0.000578585" calcext:value-type="float">
            <text:p>0.000578585</text:p>
          </table:table-cell>
          <table:table-cell office:value-type="float" office:value="0.00499133" calcext:value-type="float">
            <text:p>0.00499133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-0.103612" calcext:value-type="float">
            <text:p>-0.103612</text:p>
          </table:table-cell>
          <table:table-cell office:value-type="float" office:value="0.0000312538" calcext:value-type="float">
            <text:p>3.12538E-05</text:p>
          </table:table-cell>
          <table:table-cell office:value-type="float" office:value="0.000578585" calcext:value-type="float">
            <text:p>0.000578585</text:p>
          </table:table-cell>
          <table:table-cell office:value-type="float" office:value="0.00499133" calcext:value-type="float">
            <text:p>0.00499133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-0.0756569" calcext:value-type="float">
            <text:p>-0.0756569</text:p>
          </table:table-cell>
          <table:table-cell office:value-type="float" office:value="0.0000231059" calcext:value-type="float">
            <text:p>2.31059E-05</text:p>
          </table:table-cell>
          <table:table-cell office:value-type="float" office:value="0.00059387" calcext:value-type="float">
            <text:p>0.00059387</text:p>
          </table:table-cell>
          <table:table-cell office:value-type="float" office:value="0.00331563" calcext:value-type="float">
            <text:p>0.0033156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0.129536" calcext:value-type="float">
            <text:p>-0.129536</text:p>
          </table:table-cell>
          <table:table-cell office:value-type="float" office:value="0.00003872" calcext:value-type="float">
            <text:p>3.872E-05</text:p>
          </table:table-cell>
          <table:table-cell office:value-type="float" office:value="0.000564412" calcext:value-type="float">
            <text:p>0.000564412</text:p>
          </table:table-cell>
          <table:table-cell office:value-type="float" office:value="0.00660462" calcext:value-type="float">
            <text:p>0.00660462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-0.103434" calcext:value-type="float">
            <text:p>-0.103434</text:p>
          </table:table-cell>
          <table:table-cell office:value-type="float" office:value="0.0000310266" calcext:value-type="float">
            <text:p>3.10266E-05</text:p>
          </table:table-cell>
          <table:table-cell office:value-type="float" office:value="0.000581456" calcext:value-type="float">
            <text:p>0.000581456</text:p>
          </table:table-cell>
          <table:table-cell office:value-type="float" office:value="0.00533613" calcext:value-type="float">
            <text:p>0.0053361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-0.100952" calcext:value-type="float">
            <text:p>-0.100952</text:p>
          </table:table-cell>
          <table:table-cell office:value-type="float" office:value="0.0000306602" calcext:value-type="float">
            <text:p>3.06602E-05</text:p>
          </table:table-cell>
          <table:table-cell office:value-type="float" office:value="0.000574583" calcext:value-type="float">
            <text:p>0.000574583</text:p>
          </table:table-cell>
          <table:table-cell office:value-type="float" office:value="0.0042391" calcext:value-type="float">
            <text:p>0.0042391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-0.116559" calcext:value-type="float">
            <text:p>-0.116559</text:p>
          </table:table-cell>
          <table:table-cell office:value-type="float" office:value="0.0000349971" calcext:value-type="float">
            <text:p>3.49971E-05</text:p>
          </table:table-cell>
          <table:table-cell office:value-type="float" office:value="0.000571453" calcext:value-type="float">
            <text:p>0.000571453</text:p>
          </table:table-cell>
          <table:table-cell office:value-type="float" office:value="0.00578243" calcext:value-type="float">
            <text:p>0.00578243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-0.0904413" calcext:value-type="float">
            <text:p>-0.0904413</text:p>
          </table:table-cell>
          <table:table-cell office:value-type="float" office:value="0.0000273224" calcext:value-type="float">
            <text:p>2.73224E-05</text:p>
          </table:table-cell>
          <table:table-cell office:value-type="float" office:value="0.000588446" calcext:value-type="float">
            <text:p>0.000588446</text:p>
          </table:table-cell>
          <table:table-cell office:value-type="float" office:value="0.00449811" calcext:value-type="float">
            <text:p>0.00449811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-0.0891109" calcext:value-type="float">
            <text:p>-0.0891109</text:p>
          </table:table-cell>
          <table:table-cell office:value-type="float" office:value="0.0000270254" calcext:value-type="float">
            <text:p>2.70254E-05</text:p>
          </table:table-cell>
          <table:table-cell office:value-type="float" office:value="0.000586449" calcext:value-type="float">
            <text:p>0.000586449</text:p>
          </table:table-cell>
          <table:table-cell office:value-type="float" office:value="0.00412204" calcext:value-type="float">
            <text:p>0.00412204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-0.102396" calcext:value-type="float">
            <text:p>-0.102396</text:p>
          </table:table-cell>
          <table:table-cell office:value-type="float" office:value="0.0000304357" calcext:value-type="float">
            <text:p>3.04357E-05</text:p>
          </table:table-cell>
          <table:table-cell office:value-type="float" office:value="0.00058799" calcext:value-type="float">
            <text:p>0.00058799</text:p>
          </table:table-cell>
          <table:table-cell office:value-type="float" office:value="0.00598016" calcext:value-type="float">
            <text:p>0.00598016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-0.157596" calcext:value-type="float">
            <text:p>-0.157596</text:p>
          </table:table-cell>
          <table:table-cell office:value-type="float" office:value="0.0000474966" calcext:value-type="float">
            <text:p>4.74966E-05</text:p>
          </table:table-cell>
          <table:table-cell office:value-type="float" office:value="0.000534595" calcext:value-type="float">
            <text:p>0.000534595</text:p>
          </table:table-cell>
          <table:table-cell office:value-type="float" office:value="0.00663278" calcext:value-type="float">
            <text:p>0.00663278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-0.0627398" calcext:value-type="float">
            <text:p>-0.0627398</text:p>
          </table:table-cell>
          <table:table-cell office:value-type="float" office:value="0.000019167" calcext:value-type="float">
            <text:p>1.9167E-05</text:p>
          </table:table-cell>
          <table:table-cell office:value-type="float" office:value="0.000606822" calcext:value-type="float">
            <text:p>0.000606822</text:p>
          </table:table-cell>
          <table:table-cell office:value-type="float" office:value="0.00316836" calcext:value-type="float">
            <text:p>0.00316836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-0.102774" calcext:value-type="float">
            <text:p>-0.102774</text:p>
          </table:table-cell>
          <table:table-cell office:value-type="float" office:value="0.00003114" calcext:value-type="float">
            <text:p>3.114E-05</text:p>
          </table:table-cell>
          <table:table-cell office:value-type="float" office:value="0.000576262" calcext:value-type="float">
            <text:p>0.000576262</text:p>
          </table:table-cell>
          <table:table-cell office:value-type="float" office:value="0.00461522" calcext:value-type="float">
            <text:p>0.0046152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0.119051" calcext:value-type="float">
            <text:p>-0.119051</text:p>
          </table:table-cell>
          <table:table-cell office:value-type="float" office:value="0.0000359081" calcext:value-type="float">
            <text:p>3.59081E-05</text:p>
          </table:table-cell>
          <table:table-cell office:value-type="float" office:value="0.000567261" calcext:value-type="float">
            <text:p>0.000567261</text:p>
          </table:table-cell>
          <table:table-cell office:value-type="float" office:value="0.00556179" calcext:value-type="float">
            <text:p>0.00556179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-0.116228" calcext:value-type="float">
            <text:p>-0.116228</text:p>
          </table:table-cell>
          <table:table-cell office:value-type="float" office:value="0.000035078" calcext:value-type="float">
            <text:p>3.5078E-05</text:p>
          </table:table-cell>
          <table:table-cell office:value-type="float" office:value="0.000570967" calcext:value-type="float">
            <text:p>0.000570967</text:p>
          </table:table-cell>
          <table:table-cell office:value-type="float" office:value="0.00558564" calcext:value-type="float">
            <text:p>0.00558564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-0.0791423" calcext:value-type="float">
            <text:p>-0.0791423</text:p>
          </table:table-cell>
          <table:table-cell office:value-type="float" office:value="0.000024248" calcext:value-type="float">
            <text:p>2.4248E-05</text:p>
          </table:table-cell>
          <table:table-cell office:value-type="float" office:value="0.000594799" calcext:value-type="float">
            <text:p>0.000594799</text:p>
          </table:table-cell>
          <table:table-cell office:value-type="float" office:value="0.00371959" calcext:value-type="float">
            <text:p>0.00371959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-0.0919681" calcext:value-type="float">
            <text:p>-0.0919681</text:p>
          </table:table-cell>
          <table:table-cell office:value-type="float" office:value="0.000027942" calcext:value-type="float">
            <text:p>2.7942E-05</text:p>
          </table:table-cell>
          <table:table-cell office:value-type="float" office:value="0.000587335" calcext:value-type="float">
            <text:p>0.000587335</text:p>
          </table:table-cell>
          <table:table-cell office:value-type="float" office:value="0.00446653" calcext:value-type="float">
            <text:p>0.00446653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-0.118086" calcext:value-type="float">
            <text:p>-0.118086</text:p>
          </table:table-cell>
          <table:table-cell office:value-type="float" office:value="0.0000355853" calcext:value-type="float">
            <text:p>3.55853E-05</text:p>
          </table:table-cell>
          <table:table-cell office:value-type="float" office:value="0.00057033" calcext:value-type="float">
            <text:p>0.00057033</text:p>
          </table:table-cell>
          <table:table-cell office:value-type="float" office:value="0.0057513" calcext:value-type="float">
            <text:p>0.0057513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-0.117616" calcext:value-type="float">
            <text:p>-0.117616</text:p>
          </table:table-cell>
          <table:table-cell office:value-type="float" office:value="0.0000356186" calcext:value-type="float">
            <text:p>3.56186E-05</text:p>
          </table:table-cell>
          <table:table-cell office:value-type="float" office:value="0.000567348" calcext:value-type="float">
            <text:p>0.000567348</text:p>
          </table:table-cell>
          <table:table-cell office:value-type="float" office:value="0.00532827" calcext:value-type="float">
            <text:p>0.00532827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-0.106573" calcext:value-type="float">
            <text:p>-0.106573</text:p>
          </table:table-cell>
          <table:table-cell office:value-type="float" office:value="0.0000322024" calcext:value-type="float">
            <text:p>3.22024E-05</text:p>
          </table:table-cell>
          <table:table-cell office:value-type="float" office:value="0.000579746" calcext:value-type="float">
            <text:p>0.000579746</text:p>
          </table:table-cell>
          <table:table-cell office:value-type="float" office:value="0.00536231" calcext:value-type="float">
            <text:p>0.0053623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-0.0921422" calcext:value-type="float">
            <text:p>-0.0921422</text:p>
          </table:table-cell>
          <table:table-cell office:value-type="float" office:value="0.0000281729" calcext:value-type="float">
            <text:p>2.81729E-05</text:p>
          </table:table-cell>
          <table:table-cell office:value-type="float" office:value="0.000584452" calcext:value-type="float">
            <text:p>0.000584452</text:p>
          </table:table-cell>
          <table:table-cell office:value-type="float" office:value="0.00411903" calcext:value-type="float">
            <text:p>0.00411903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-0.243723" calcext:value-type="float">
            <text:p>-0.243723</text:p>
          </table:table-cell>
          <table:table-cell office:value-type="float" office:value="0.0000731062" calcext:value-type="float">
            <text:p>7.31062E-05</text:p>
          </table:table-cell>
          <table:table-cell office:value-type="float" office:value="0.000473219" calcext:value-type="float">
            <text:p>0.000473219</text:p>
          </table:table-cell>
          <table:table-cell office:value-type="float" office:value="0.00986858" calcext:value-type="float">
            <text:p>0.00986858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-0.0317321" calcext:value-type="float">
            <text:p>-0.0317321</text:p>
          </table:table-cell>
          <table:table-cell office:value-type="float" office:value="0.0000110958" calcext:value-type="float">
            <text:p>1.10958E-05</text:p>
          </table:table-cell>
          <table:table-cell office:value-type="float" office:value="0.000630788" calcext:value-type="float">
            <text:p>0.000630788</text:p>
          </table:table-cell>
          <table:table-cell office:value-type="float" office:value="0.00157659" calcext:value-type="float">
            <text:p>0.0015765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0.0609209" calcext:value-type="float">
            <text:p>-0.0609209</text:p>
          </table:table-cell>
          <table:table-cell office:value-type="float" office:value="0.0000193976" calcext:value-type="float">
            <text:p>1.93976E-05</text:p>
          </table:table-cell>
          <table:table-cell office:value-type="float" office:value="0.00061476" calcext:value-type="float">
            <text:p>0.00061476</text:p>
          </table:table-cell>
          <table:table-cell office:value-type="float" office:value="0.00335997" calcext:value-type="float">
            <text:p>0.00335997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-0.152077" calcext:value-type="float">
            <text:p>-0.152077</text:p>
          </table:table-cell>
          <table:table-cell office:value-type="float" office:value="0.0000463308" calcext:value-type="float">
            <text:p>4.63308E-05</text:p>
          </table:table-cell>
          <table:table-cell office:value-type="float" office:value="0.000542032" calcext:value-type="float">
            <text:p>0.000542032</text:p>
          </table:table-cell>
          <table:table-cell office:value-type="float" office:value="0.00625576" calcext:value-type="float">
            <text:p>0.00625576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-0.147509" calcext:value-type="float">
            <text:p>-0.147509</text:p>
          </table:table-cell>
          <table:table-cell office:value-type="float" office:value="0.0000449721" calcext:value-type="float">
            <text:p>4.49721E-05</text:p>
          </table:table-cell>
          <table:table-cell office:value-type="float" office:value="0.000550264" calcext:value-type="float">
            <text:p>0.000550264</text:p>
          </table:table-cell>
          <table:table-cell office:value-type="float" office:value="0.00650716" calcext:value-type="float">
            <text:p>0.00650716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-0.034496" calcext:value-type="float">
            <text:p>-0.034496</text:p>
          </table:table-cell>
          <table:table-cell office:value-type="float" office:value="0.0000124136" calcext:value-type="float">
            <text:p>1.24136E-05</text:p>
          </table:table-cell>
          <table:table-cell office:value-type="float" office:value="0.000626091" calcext:value-type="float">
            <text:p>0.000626091</text:p>
          </table:table-cell>
          <table:table-cell office:value-type="float" office:value="0.00121343" calcext:value-type="float">
            <text:p>0.00121343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-0.200262" calcext:value-type="float">
            <text:p>-0.200262</text:p>
          </table:table-cell>
          <table:table-cell office:value-type="float" office:value="0.0000601137" calcext:value-type="float">
            <text:p>6.01137E-05</text:p>
          </table:table-cell>
          <table:table-cell office:value-type="float" office:value="0.00051808" calcext:value-type="float">
            <text:p>0.00051808</text:p>
          </table:table-cell>
          <table:table-cell office:value-type="float" office:value="0.00927616" calcext:value-type="float">
            <text:p>0.00927616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-0.0651159" calcext:value-type="float">
            <text:p>-0.0651159</text:p>
          </table:table-cell>
          <table:table-cell office:value-type="float" office:value="0.0000214997" calcext:value-type="float">
            <text:p>2.14997E-05</text:p>
          </table:table-cell>
          <table:table-cell office:value-type="float" office:value="0.000603758" calcext:value-type="float">
            <text:p>0.000603758</text:p>
          </table:table-cell>
          <table:table-cell office:value-type="float" office:value="0.00233964" calcext:value-type="float">
            <text:p>0.00233964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-0.105995" calcext:value-type="float">
            <text:p>-0.105995</text:p>
          </table:table-cell>
          <table:table-cell office:value-type="float" office:value="0.0000332756" calcext:value-type="float">
            <text:p>3.32756E-05</text:p>
          </table:table-cell>
          <table:table-cell office:value-type="float" office:value="0.000575476" calcext:value-type="float">
            <text:p>0.000575476</text:p>
          </table:table-cell>
          <table:table-cell office:value-type="float" office:value="0.00416748" calcext:value-type="float">
            <text:p>0.00416748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-0.190003" calcext:value-type="float">
            <text:p>-0.190003</text:p>
          </table:table-cell>
          <table:table-cell office:value-type="float" office:value="0.0000573458" calcext:value-type="float">
            <text:p>5.73458E-05</text:p>
          </table:table-cell>
          <table:table-cell office:value-type="float" office:value="0.000524021" calcext:value-type="float">
            <text:p>0.000524021</text:p>
          </table:table-cell>
          <table:table-cell office:value-type="float" office:value="0.00857797" calcext:value-type="float">
            <text:p>0.00857797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-0.153071" calcext:value-type="float">
            <text:p>-0.153071</text:p>
          </table:table-cell>
          <table:table-cell office:value-type="float" office:value="0.0000471624" calcext:value-type="float">
            <text:p>4.71624E-05</text:p>
          </table:table-cell>
          <table:table-cell office:value-type="float" office:value="0.000543617" calcext:value-type="float">
            <text:p>0.000543617</text:p>
          </table:table-cell>
          <table:table-cell office:value-type="float" office:value="0.00609687" calcext:value-type="float">
            <text:p>0.00609687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-0.0302915" calcext:value-type="float">
            <text:p>-0.0302915</text:p>
          </table:table-cell>
          <table:table-cell office:value-type="float" office:value="0.0000119828" calcext:value-type="float">
            <text:p>1.19828E-05</text:p>
          </table:table-cell>
          <table:table-cell office:value-type="float" office:value="0.000627892" calcext:value-type="float">
            <text:p>0.000627892</text:p>
          </table:table-cell>
          <table:table-cell office:value-type="float" office:value="0.000548978" calcext:value-type="float">
            <text:p>0.00054897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0.194372" calcext:value-type="float">
            <text:p>-0.194372</text:p>
          </table:table-cell>
          <table:table-cell office:value-type="float" office:value="0.0000590965" calcext:value-type="float">
            <text:p>5.90965E-05</text:p>
          </table:table-cell>
          <table:table-cell office:value-type="float" office:value="0.000515187" calcext:value-type="float">
            <text:p>0.000515187</text:p>
          </table:table-cell>
          <table:table-cell office:value-type="float" office:value="0.00786355" calcext:value-type="float">
            <text:p>0.00786355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-0.0698458" calcext:value-type="float">
            <text:p>-0.0698458</text:p>
          </table:table-cell>
          <table:table-cell office:value-type="float" office:value="0.0000221105" calcext:value-type="float">
            <text:p>2.21105E-05</text:p>
          </table:table-cell>
          <table:table-cell office:value-type="float" office:value="0.000631941" calcext:value-type="float">
            <text:p>0.000631941</text:p>
          </table:table-cell>
          <table:table-cell office:value-type="float" office:value="0.00586087" calcext:value-type="float">
            <text:p>0.00586087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-0.395268" calcext:value-type="float">
            <text:p>-0.395268</text:p>
          </table:table-cell>
          <table:table-cell office:value-type="float" office:value="0.000118024" calcext:value-type="float">
            <text:p>0.000118024</text:p>
          </table:table-cell>
          <table:table-cell office:value-type="float" office:value="0.000338206" calcext:value-type="float">
            <text:p>0.000338206</text:p>
          </table:table-cell>
          <table:table-cell office:value-type="float" office:value="0.0120074" calcext:value-type="float">
            <text:p>0.0120074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-0.0161843" calcext:value-type="float">
            <text:p>-0.0161843</text:p>
          </table:table-cell>
          <table:table-cell office:value-type="float" office:value="0.00000874963" calcext:value-type="float">
            <text:p>8.74963E-06</text:p>
          </table:table-cell>
          <table:table-cell office:value-type="float" office:value="0.000662389" calcext:value-type="float">
            <text:p>0.000662389</text:p>
          </table:table-cell>
          <table:table-cell office:value-type="float" office:value="0.00199738" calcext:value-type="float">
            <text:p>0.00199738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-0.00651395" calcext:value-type="float">
            <text:p>-0.00651395</text:p>
          </table:table-cell>
          <table:table-cell office:value-type="float" office:value="0.00000694218" calcext:value-type="float">
            <text:p>6.94218E-06</text:p>
          </table:table-cell>
          <table:table-cell office:value-type="float" office:value="0.000642759" calcext:value-type="float">
            <text:p>0.000642759</text:p>
          </table:table-cell>
          <table:table-cell office:value-type="float" office:value="-0.00138708" calcext:value-type="float">
            <text:p>-0.00138708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-0.257506" calcext:value-type="float">
            <text:p>-0.257506</text:p>
          </table:table-cell>
          <table:table-cell office:value-type="float" office:value="0.0000773781" calcext:value-type="float">
            <text:p>7.73781E-05</text:p>
          </table:table-cell>
          <table:table-cell office:value-type="float" office:value="0.000482537" calcext:value-type="float">
            <text:p>0.000482537</text:p>
          </table:table-cell>
          <table:table-cell office:value-type="float" office:value="0.0112262" calcext:value-type="float">
            <text:p>0.0112262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-0.0448759" calcext:value-type="float">
            <text:p>-0.0448759</text:p>
          </table:table-cell>
          <table:table-cell office:value-type="float" office:value="0.0000169766" calcext:value-type="float">
            <text:p>1.69766E-05</text:p>
          </table:table-cell>
          <table:table-cell office:value-type="float" office:value="0.000638301" calcext:value-type="float">
            <text:p>0.000638301</text:p>
          </table:table-cell>
          <table:table-cell office:value-type="float" office:value="0.00277539" calcext:value-type="float">
            <text:p>0.00277539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-0.26251" calcext:value-type="float">
            <text:p>-0.26251</text:p>
          </table:table-cell>
          <table:table-cell office:value-type="float" office:value="0.0000805261" calcext:value-type="float">
            <text:p>8.05261E-05</text:p>
          </table:table-cell>
          <table:table-cell office:value-type="float" office:value="0.000436472" calcext:value-type="float">
            <text:p>0.000436472</text:p>
          </table:table-cell>
          <table:table-cell office:value-type="float" office:value="0.00645554" calcext:value-type="float">
            <text:p>0.00645554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-0.193149" calcext:value-type="float">
            <text:p>-0.193149</text:p>
          </table:table-cell>
          <table:table-cell office:value-type="float" office:value="0.0000591529" calcext:value-type="float">
            <text:p>5.91529E-05</text:p>
          </table:table-cell>
          <table:table-cell office:value-type="float" office:value="0.00054561" calcext:value-type="float">
            <text:p>0.00054561</text:p>
          </table:table-cell>
          <table:table-cell office:value-type="float" office:value="0.0101057" calcext:value-type="float">
            <text:p>0.0101057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0247111" calcext:value-type="float">
            <text:p>0.0247111</text:p>
          </table:table-cell>
          <table:table-cell office:value-type="float" office:value="-0.000000375632" calcext:value-type="float">
            <text:p>-3.75632E-07</text:p>
          </table:table-cell>
          <table:table-cell office:value-type="float" office:value="0.000653207" calcext:value-type="float">
            <text:p>0.000653207</text:p>
          </table:table-cell>
          <table:table-cell office:value-type="float" office:value="-0.00449354" calcext:value-type="float">
            <text:p>-0.0044935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0.186031" calcext:value-type="float">
            <text:p>-0.186031</text:p>
          </table:table-cell>
          <table:table-cell office:value-type="float" office:value="0.0000578414" calcext:value-type="float">
            <text:p>5.78414E-05</text:p>
          </table:table-cell>
          <table:table-cell office:value-type="float" office:value="0.000529067" calcext:value-type="float">
            <text:p>0.000529067</text:p>
          </table:table-cell>
          <table:table-cell office:value-type="float" office:value="0.00742602" calcext:value-type="float">
            <text:p>0.00742602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-0.301808" calcext:value-type="float">
            <text:p>-0.301808</text:p>
          </table:table-cell>
          <table:table-cell office:value-type="float" office:value="0.0000900716" calcext:value-type="float">
            <text:p>9.00716E-05</text:p>
          </table:table-cell>
          <table:table-cell office:value-type="float" office:value="0.000460309" calcext:value-type="float">
            <text:p>0.000460309</text:p>
          </table:table-cell>
          <table:table-cell office:value-type="float" office:value="0.013713" calcext:value-type="float">
            <text:p>0.013713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-0.0221303" calcext:value-type="float">
            <text:p>-0.0221303</text:p>
          </table:table-cell>
          <table:table-cell office:value-type="float" office:value="0.0000129578" calcext:value-type="float">
            <text:p>1.29578E-05</text:p>
          </table:table-cell>
          <table:table-cell office:value-type="float" office:value="0.00062407" calcext:value-type="float">
            <text:p>0.00062407</text:p>
          </table:table-cell>
          <table:table-cell office:value-type="float" office:value="-0.00217162" calcext:value-type="float">
            <text:p>-0.00217162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-0.317581" calcext:value-type="float">
            <text:p>-0.317581</text:p>
          </table:table-cell>
          <table:table-cell office:value-type="float" office:value="0.0000947203" calcext:value-type="float">
            <text:p>9.47203E-05</text:p>
          </table:table-cell>
          <table:table-cell office:value-type="float" office:value="0.000448168" calcext:value-type="float">
            <text:p>0.000448168</text:p>
          </table:table-cell>
          <table:table-cell office:value-type="float" office:value="0.014106" calcext:value-type="float">
            <text:p>0.014106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-0.0261888" calcext:value-type="float">
            <text:p>-0.0261888</text:p>
          </table:table-cell>
          <table:table-cell office:value-type="float" office:value="0.0000129168" calcext:value-type="float">
            <text:p>1.29168E-05</text:p>
          </table:table-cell>
          <table:table-cell office:value-type="float" office:value="0.000653838" calcext:value-type="float">
            <text:p>0.000653838</text:p>
          </table:table-cell>
          <table:table-cell office:value-type="float" office:value="0.00163375" calcext:value-type="float">
            <text:p>0.00163375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-0.294942" calcext:value-type="float">
            <text:p>-0.294942</text:p>
          </table:table-cell>
          <table:table-cell office:value-type="float" office:value="0.0000906768" calcext:value-type="float">
            <text:p>9.06768E-05</text:p>
          </table:table-cell>
          <table:table-cell office:value-type="float" office:value="0.000405689" calcext:value-type="float">
            <text:p>0.000405689</text:p>
          </table:table-cell>
          <table:table-cell office:value-type="float" office:value="0.00633669" calcext:value-type="float">
            <text:p>0.00633669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0.186437" calcext:value-type="float">
            <text:p>-0.186437</text:p>
          </table:table-cell>
          <table:table-cell office:value-type="float" office:value="0.0000580785" calcext:value-type="float">
            <text:p>5.80785E-05</text:p>
          </table:table-cell>
          <table:table-cell office:value-type="float" office:value="0.000557002" calcext:value-type="float">
            <text:p>0.000557002</text:p>
          </table:table-cell>
          <table:table-cell office:value-type="float" office:value="0.00999826" calcext:value-type="float">
            <text:p>0.00999826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-0.0474562" calcext:value-type="float">
            <text:p>-0.0474562</text:p>
          </table:table-cell>
          <table:table-cell office:value-type="float" office:value="0.0000194499" calcext:value-type="float">
            <text:p>1.94499E-05</text:p>
          </table:table-cell>
          <table:table-cell office:value-type="float" office:value="0.000641133" calcext:value-type="float">
            <text:p>0.000641133</text:p>
          </table:table-cell>
          <table:table-cell office:value-type="float" office:value="0.00253089" calcext:value-type="float">
            <text:p>0.00253089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-0.328163" calcext:value-type="float">
            <text:p>-0.328163</text:p>
          </table:table-cell>
          <table:table-cell office:value-type="float" office:value="0.000100461" calcext:value-type="float">
            <text:p>0.000100461</text:p>
          </table:table-cell>
          <table:table-cell office:value-type="float" office:value="0.000378663" calcext:value-type="float">
            <text:p>0.000378663</text:p>
          </table:table-cell>
          <table:table-cell office:value-type="float" office:value="0.00703783" calcext:value-type="float">
            <text:p>0.00703783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-0.029459" calcext:value-type="float">
            <text:p>-0.029459</text:p>
          </table:table-cell>
          <table:table-cell office:value-type="float" office:value="0.0000153469" calcext:value-type="float">
            <text:p>1.53469E-05</text:p>
          </table:table-cell>
          <table:table-cell office:value-type="float" office:value="0.000653077" calcext:value-type="float">
            <text:p>0.000653077</text:p>
          </table:table-cell>
          <table:table-cell office:value-type="float" office:value="0.00140034" calcext:value-type="float">
            <text:p>0.0014003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0.357681" calcext:value-type="float">
            <text:p>-0.357681</text:p>
          </table:table-cell>
          <table:table-cell office:value-type="float" office:value="0.000106504" calcext:value-type="float">
            <text:p>0.000106504</text:p>
          </table:table-cell>
          <table:table-cell office:value-type="float" office:value="0.000424667" calcext:value-type="float">
            <text:p>0.000424667</text:p>
          </table:table-cell>
          <table:table-cell office:value-type="float" office:value="0.0157473" calcext:value-type="float">
            <text:p>0.0157473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-0.0215252" calcext:value-type="float">
            <text:p>-0.0215252</text:p>
          </table:table-cell>
          <table:table-cell office:value-type="float" office:value="0.0000147234" calcext:value-type="float">
            <text:p>1.47234E-05</text:p>
          </table:table-cell>
          <table:table-cell office:value-type="float" office:value="0.000625624" calcext:value-type="float">
            <text:p>0.000625624</text:p>
          </table:table-cell>
          <table:table-cell office:value-type="float" office:value="-0.00287709" calcext:value-type="float">
            <text:p>-0.00287709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-0.345233" calcext:value-type="float">
            <text:p>-0.345233</text:p>
          </table:table-cell>
          <table:table-cell office:value-type="float" office:value="0.000103309" calcext:value-type="float">
            <text:p>0.000103309</text:p>
          </table:table-cell>
          <table:table-cell office:value-type="float" office:value="0.000431343" calcext:value-type="float">
            <text:p>0.000431343</text:p>
          </table:table-cell>
          <table:table-cell office:value-type="float" office:value="0.0148322" calcext:value-type="float">
            <text:p>0.0148322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-0.0447357" calcext:value-type="float">
            <text:p>-0.0447357</text:p>
          </table:table-cell>
          <table:table-cell office:value-type="float" office:value="0.0000214403" calcext:value-type="float">
            <text:p>2.14403E-05</text:p>
          </table:table-cell>
          <table:table-cell office:value-type="float" office:value="0.000611974" calcext:value-type="float">
            <text:p>0.000611974</text:p>
          </table:table-cell>
          <table:table-cell office:value-type="float" office:value="-0.00171204" calcext:value-type="float">
            <text:p>-0.0017120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-0.368543" calcext:value-type="float">
            <text:p>-0.368543</text:p>
          </table:table-cell>
          <table:table-cell office:value-type="float" office:value="0.000109704" calcext:value-type="float">
            <text:p>0.000109704</text:p>
          </table:table-cell>
          <table:table-cell office:value-type="float" office:value="0.000423696" calcext:value-type="float">
            <text:p>0.000423696</text:p>
          </table:table-cell>
          <table:table-cell office:value-type="float" office:value="0.0166885" calcext:value-type="float">
            <text:p>0.0166885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-0.0446422" calcext:value-type="float">
            <text:p>-0.0446422</text:p>
          </table:table-cell>
          <table:table-cell office:value-type="float" office:value="0.0000201357" calcext:value-type="float">
            <text:p>2.01357E-05</text:p>
          </table:table-cell>
          <table:table-cell office:value-type="float" office:value="0.000643663" calcext:value-type="float">
            <text:p>0.000643663</text:p>
          </table:table-cell>
          <table:table-cell office:value-type="float" office:value="0.00184582" calcext:value-type="float">
            <text:p>0.00184582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0.380567" calcext:value-type="float">
            <text:p>-0.380567</text:p>
          </table:table-cell>
          <table:table-cell office:value-type="float" office:value="0.000115949" calcext:value-type="float">
            <text:p>0.000115949</text:p>
          </table:table-cell>
          <table:table-cell office:value-type="float" office:value="0.00033724" calcext:value-type="float">
            <text:p>0.00033724</text:p>
          </table:table-cell>
          <table:table-cell office:value-type="float" office:value="0.00813526" calcext:value-type="float">
            <text:p>0.00813526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-0.239105" calcext:value-type="float">
            <text:p>-0.239105</text:p>
          </table:table-cell>
          <table:table-cell office:value-type="float" office:value="0.0000739528" calcext:value-type="float">
            <text:p>7.39528E-05</text:p>
          </table:table-cell>
          <table:table-cell office:value-type="float" office:value="0.000538671" calcext:value-type="float">
            <text:p>0.000538671</text:p>
          </table:table-cell>
          <table:table-cell office:value-type="float" office:value="0.0133916" calcext:value-type="float">
            <text:p>0.0133916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.0346615" calcext:value-type="float">
            <text:p>0.0346615</text:p>
          </table:table-cell>
          <table:table-cell office:value-type="float" office:value="0.00000143565" calcext:value-type="float">
            <text:p>1.43565E-06</text:p>
          </table:table-cell>
          <table:table-cell office:value-type="float" office:value="0.000649027" calcext:value-type="float">
            <text:p>0.000649027</text:p>
          </table:table-cell>
          <table:table-cell office:value-type="float" office:value="-0.00777715" calcext:value-type="float">
            <text:p>-0.00777715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-0.254105" calcext:value-type="float">
            <text:p>-0.254105</text:p>
          </table:table-cell>
          <table:table-cell office:value-type="float" office:value="0.0000793309" calcext:value-type="float">
            <text:p>7.93309E-05</text:p>
          </table:table-cell>
          <table:table-cell office:value-type="float" office:value="0.000487451" calcext:value-type="float">
            <text:p>0.000487451</text:p>
          </table:table-cell>
          <table:table-cell office:value-type="float" office:value="0.00954612" calcext:value-type="float">
            <text:p>0.0095461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414169" calcext:value-type="float">
            <text:p>-0.414169</text:p>
          </table:table-cell>
          <table:table-cell office:value-type="float" office:value="0.000122908" calcext:value-type="float">
            <text:p>0.000122908</text:p>
          </table:table-cell>
          <table:table-cell office:value-type="float" office:value="0.000394375" calcext:value-type="float">
            <text:p>0.000394375</text:p>
          </table:table-cell>
          <table:table-cell office:value-type="float" office:value="0.0185021" calcext:value-type="float">
            <text:p>0.0185021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-0.0266718" calcext:value-type="float">
            <text:p>-0.0266718</text:p>
          </table:table-cell>
          <table:table-cell office:value-type="float" office:value="0.0000183375" calcext:value-type="float">
            <text:p>1.83375E-05</text:p>
          </table:table-cell>
          <table:table-cell office:value-type="float" office:value="0.000616995" calcext:value-type="float">
            <text:p>0.000616995</text:p>
          </table:table-cell>
          <table:table-cell office:value-type="float" office:value="-0.00399215" calcext:value-type="float">
            <text:p>-0.00399215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0.424025" calcext:value-type="float">
            <text:p>-0.424025</text:p>
          </table:table-cell>
          <table:table-cell office:value-type="float" office:value="0.000125784" calcext:value-type="float">
            <text:p>0.000125784</text:p>
          </table:table-cell>
          <table:table-cell office:value-type="float" office:value="0.000391089" calcext:value-type="float">
            <text:p>0.000391089</text:p>
          </table:table-cell>
          <table:table-cell office:value-type="float" office:value="0.0191996" calcext:value-type="float">
            <text:p>0.0191996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-0.0435397" calcext:value-type="float">
            <text:p>-0.0435397</text:p>
          </table:table-cell>
          <table:table-cell office:value-type="float" office:value="0.0000212382" calcext:value-type="float">
            <text:p>2.12382E-05</text:p>
          </table:table-cell>
          <table:table-cell office:value-type="float" office:value="0.000647895" calcext:value-type="float">
            <text:p>0.000647895</text:p>
          </table:table-cell>
          <table:table-cell office:value-type="float" office:value="0.00158605" calcext:value-type="float">
            <text:p>0.00158605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-0.38864" calcext:value-type="float">
            <text:p>-0.38864</text:p>
          </table:table-cell>
          <table:table-cell office:value-type="float" office:value="0.000119469" calcext:value-type="float">
            <text:p>0.000119469</text:p>
          </table:table-cell>
          <table:table-cell office:value-type="float" office:value="0.00032445" calcext:value-type="float">
            <text:p>0.00032445</text:p>
          </table:table-cell>
          <table:table-cell office:value-type="float" office:value="0.0071234" calcext:value-type="float">
            <text:p>0.0071234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267754" calcext:value-type="float">
            <text:p>-0.267754</text:p>
          </table:table-cell>
          <table:table-cell office:value-type="float" office:value="0.0000830892" calcext:value-type="float">
            <text:p>8.30892E-05</text:p>
          </table:table-cell>
          <table:table-cell office:value-type="float" office:value="0.000517606" calcext:value-type="float">
            <text:p>0.000517606</text:p>
          </table:table-cell>
          <table:table-cell office:value-type="float" office:value="0.0140055" calcext:value-type="float">
            <text:p>0.014005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-0.0581974" calcext:value-type="float">
            <text:p>-0.0581974</text:p>
          </table:table-cell>
          <table:table-cell office:value-type="float" office:value="0.0000257988" calcext:value-type="float">
            <text:p>2.57988E-05</text:p>
          </table:table-cell>
          <table:table-cell office:value-type="float" office:value="0.000644439" calcext:value-type="float">
            <text:p>0.000644439</text:p>
          </table:table-cell>
          <table:table-cell office:value-type="float" office:value="0.00273839" calcext:value-type="float">
            <text:p>0.00273839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-0.40059" calcext:value-type="float">
            <text:p>-0.40059</text:p>
          </table:table-cell>
          <table:table-cell office:value-type="float" office:value="0.000123363" calcext:value-type="float">
            <text:p>0.000123363</text:p>
          </table:table-cell>
          <table:table-cell office:value-type="float" office:value="0.000313803" calcext:value-type="float">
            <text:p>0.000313803</text:p>
          </table:table-cell>
          <table:table-cell office:value-type="float" office:value="0.00713553" calcext:value-type="float">
            <text:p>0.00713553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-0.0780078" calcext:value-type="float">
            <text:p>-0.0780078</text:p>
          </table:table-cell>
          <table:table-cell office:value-type="float" office:value="0.0000323776" calcext:value-type="float">
            <text:p>3.23776E-05</text:p>
          </table:table-cell>
          <table:table-cell office:value-type="float" office:value="0.000626153" calcext:value-type="float">
            <text:p>0.000626153</text:p>
          </table:table-cell>
          <table:table-cell office:value-type="float" office:value="0.00287264" calcext:value-type="float">
            <text:p>0.00287264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-0.259322" calcext:value-type="float">
            <text:p>-0.259322</text:p>
          </table:table-cell>
          <table:table-cell office:value-type="float" office:value="0.0000810729" calcext:value-type="float">
            <text:p>8.10729E-05</text:p>
          </table:table-cell>
          <table:table-cell office:value-type="float" office:value="0.00052486" calcext:value-type="float">
            <text:p>0.00052486</text:p>
          </table:table-cell>
          <table:table-cell office:value-type="float" office:value="0.013876" calcext:value-type="float">
            <text:p>0.01387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0.406485" calcext:value-type="float">
            <text:p>-0.406485</text:p>
          </table:table-cell>
          <table:table-cell office:value-type="float" office:value="0.000125192" calcext:value-type="float">
            <text:p>0.000125192</text:p>
          </table:table-cell>
          <table:table-cell office:value-type="float" office:value="0.000309354" calcext:value-type="float">
            <text:p>0.000309354</text:p>
          </table:table-cell>
          <table:table-cell office:value-type="float" office:value="0.00723599" calcext:value-type="float">
            <text:p>0.00723599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-0.272101" calcext:value-type="float">
            <text:p>-0.272101</text:p>
          </table:table-cell>
          <table:table-cell office:value-type="float" office:value="0.0000850178" calcext:value-type="float">
            <text:p>8.50178E-05</text:p>
          </table:table-cell>
          <table:table-cell office:value-type="float" office:value="0.000519322" calcext:value-type="float">
            <text:p>0.000519322</text:p>
          </table:table-cell>
          <table:table-cell office:value-type="float" office:value="0.0144122" calcext:value-type="float">
            <text:p>0.0144122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-0.281229" calcext:value-type="float">
            <text:p>-0.281229</text:p>
          </table:table-cell>
          <table:table-cell office:value-type="float" office:value="0.0000892032" calcext:value-type="float">
            <text:p>8.92032E-05</text:p>
          </table:table-cell>
          <table:table-cell office:value-type="float" office:value="0.000470584" calcext:value-type="float">
            <text:p>0.000470584</text:p>
          </table:table-cell>
          <table:table-cell office:value-type="float" office:value="0.00987246" calcext:value-type="float">
            <text:p>0.00987246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-0.0810193" calcext:value-type="float">
            <text:p>-0.0810193</text:p>
          </table:table-cell>
          <table:table-cell office:value-type="float" office:value="0.0000336339" calcext:value-type="float">
            <text:p>3.36339E-05</text:p>
          </table:table-cell>
          <table:table-cell office:value-type="float" office:value="0.000623099" calcext:value-type="float">
            <text:p>0.000623099</text:p>
          </table:table-cell>
          <table:table-cell office:value-type="float" office:value="0.00268228" calcext:value-type="float">
            <text:p>0.00268228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-0.452053" calcext:value-type="float">
            <text:p>-0.452053</text:p>
          </table:table-cell>
          <table:table-cell office:value-type="float" office:value="0.000137661" calcext:value-type="float">
            <text:p>0.000137661</text:p>
          </table:table-cell>
          <table:table-cell office:value-type="float" office:value="0.000326082" calcext:value-type="float">
            <text:p>0.000326082</text:p>
          </table:table-cell>
          <table:table-cell office:value-type="float" office:value="0.0145624" calcext:value-type="float">
            <text:p>0.0145624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-0.265833" calcext:value-type="float">
            <text:p>-0.265833</text:p>
          </table:table-cell>
          <table:table-cell office:value-type="float" office:value="0.0000874289" calcext:value-type="float">
            <text:p>8.74289E-05</text:p>
          </table:table-cell>
          <table:table-cell office:value-type="float" office:value="0.000429169" calcext:value-type="float">
            <text:p>0.000429169</text:p>
          </table:table-cell>
          <table:table-cell office:value-type="float" office:value="0.00305206" calcext:value-type="float">
            <text:p>0.00305206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-0.094277" calcext:value-type="float">
            <text:p>-0.094277</text:p>
          </table:table-cell>
          <table:table-cell office:value-type="float" office:value="0.0000385449" calcext:value-type="float">
            <text:p>3.85449E-05</text:p>
          </table:table-cell>
          <table:table-cell office:value-type="float" office:value="0.000615917" calcext:value-type="float">
            <text:p>0.000615917</text:p>
          </table:table-cell>
          <table:table-cell office:value-type="float" office:value="0.0031837" calcext:value-type="float">
            <text:p>0.0031837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-0.291318" calcext:value-type="float">
            <text:p>-0.291318</text:p>
          </table:table-cell>
          <table:table-cell office:value-type="float" office:value="0.0000912953" calcext:value-type="float">
            <text:p>9.12953E-05</text:p>
          </table:table-cell>
          <table:table-cell office:value-type="float" office:value="0.000506012" calcext:value-type="float">
            <text:p>0.000506012</text:p>
          </table:table-cell>
          <table:table-cell office:value-type="float" office:value="0.0151542" calcext:value-type="float">
            <text:p>0.0151542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-0.465845" calcext:value-type="float">
            <text:p>-0.465845</text:p>
          </table:table-cell>
          <table:table-cell office:value-type="float" office:value="0.00014271" calcext:value-type="float">
            <text:p>0.00014271</text:p>
          </table:table-cell>
          <table:table-cell office:value-type="float" office:value="0.000267268" calcext:value-type="float">
            <text:p>0.000267268</text:p>
          </table:table-cell>
          <table:table-cell office:value-type="float" office:value="0.00923961" calcext:value-type="float">
            <text:p>0.00923961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-0.0884441" calcext:value-type="float">
            <text:p>-0.0884441</text:p>
          </table:table-cell>
          <table:table-cell office:value-type="float" office:value="0.0000373417" calcext:value-type="float">
            <text:p>3.73417E-05</text:p>
          </table:table-cell>
          <table:table-cell office:value-type="float" office:value="0.000621236" calcext:value-type="float">
            <text:p>0.000621236</text:p>
          </table:table-cell>
          <table:table-cell office:value-type="float" office:value="0.00296154" calcext:value-type="float">
            <text:p>0.0029615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0.498624" calcext:value-type="float">
            <text:p>-0.498624</text:p>
          </table:table-cell>
          <table:table-cell office:value-type="float" office:value="0.000148619" calcext:value-type="float">
            <text:p>0.000148619</text:p>
          </table:table-cell>
          <table:table-cell office:value-type="float" office:value="0.00034213" calcext:value-type="float">
            <text:p>0.00034213</text:p>
          </table:table-cell>
          <table:table-cell office:value-type="float" office:value="0.021732" calcext:value-type="float">
            <text:p>0.021732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-0.096496" calcext:value-type="float">
            <text:p>-0.096496</text:p>
          </table:table-cell>
          <table:table-cell office:value-type="float" office:value="0.0000393194" calcext:value-type="float">
            <text:p>3.93194E-05</text:p>
          </table:table-cell>
          <table:table-cell office:value-type="float" office:value="0.000613467" calcext:value-type="float">
            <text:p>0.000613467</text:p>
          </table:table-cell>
          <table:table-cell office:value-type="float" office:value="0.0030953" calcext:value-type="float">
            <text:p>0.003095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-0.478922" calcext:value-type="float">
            <text:p>-0.478922</text:p>
          </table:table-cell>
          <table:table-cell office:value-type="float" office:value="0.000146728" calcext:value-type="float">
            <text:p>0.000146728</text:p>
          </table:table-cell>
          <table:table-cell office:value-type="float" office:value="0.000257945" calcext:value-type="float">
            <text:p>0.000257945</text:p>
          </table:table-cell>
          <table:table-cell office:value-type="float" office:value="0.00961263" calcext:value-type="float">
            <text:p>0.00961263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-0.301243" calcext:value-type="float">
            <text:p>-0.301243</text:p>
          </table:table-cell>
          <table:table-cell office:value-type="float" office:value="0.0000952117" calcext:value-type="float">
            <text:p>9.52117E-05</text:p>
          </table:table-cell>
          <table:table-cell office:value-type="float" office:value="0.000496584" calcext:value-type="float">
            <text:p>0.000496584</text:p>
          </table:table-cell>
          <table:table-cell office:value-type="float" office:value="0.0147461" calcext:value-type="float">
            <text:p>0.0147461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-0.383924" calcext:value-type="float">
            <text:p>-0.383924</text:p>
          </table:table-cell>
          <table:table-cell office:value-type="float" office:value="0.000117696" calcext:value-type="float">
            <text:p>0.000117696</text:p>
          </table:table-cell>
          <table:table-cell office:value-type="float" office:value="0.000453639" calcext:value-type="float">
            <text:p>0.000453639</text:p>
          </table:table-cell>
          <table:table-cell office:value-type="float" office:value="0.0200329" calcext:value-type="float">
            <text:p>0.0200329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-0.175149" calcext:value-type="float">
            <text:p>-0.175149</text:p>
          </table:table-cell>
          <table:table-cell office:value-type="float" office:value="0.0000668483" calcext:value-type="float">
            <text:p>6.68483E-05</text:p>
          </table:table-cell>
          <table:table-cell office:value-type="float" office:value="0.000426764" calcext:value-type="float">
            <text:p>0.000426764</text:p>
          </table:table-cell>
          <table:table-cell office:value-type="float" office:value="-0.00889927" calcext:value-type="float">
            <text:p>-0.00889927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-0.402124" calcext:value-type="float">
            <text:p>-0.402124</text:p>
          </table:table-cell>
          <table:table-cell office:value-type="float" office:value="0.000122901" calcext:value-type="float">
            <text:p>0.000122901</text:p>
          </table:table-cell>
          <table:table-cell office:value-type="float" office:value="0.000437025" calcext:value-type="float">
            <text:p>0.000437025</text:p>
          </table:table-cell>
          <table:table-cell office:value-type="float" office:value="0.0202502" calcext:value-type="float">
            <text:p>0.0202502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0.316627" calcext:value-type="float">
            <text:p>-0.316627</text:p>
          </table:table-cell>
          <table:table-cell office:value-type="float" office:value="0.000101916" calcext:value-type="float">
            <text:p>0.000101916</text:p>
          </table:table-cell>
          <table:table-cell office:value-type="float" office:value="0.000441013" calcext:value-type="float">
            <text:p>0.000441013</text:p>
          </table:table-cell>
          <table:table-cell office:value-type="float" office:value="0.0100922" calcext:value-type="float">
            <text:p>0.0100922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-0.144184" calcext:value-type="float">
            <text:p>-0.144184</text:p>
          </table:table-cell>
          <table:table-cell office:value-type="float" office:value="0.0000543199" calcext:value-type="float">
            <text:p>5.43199E-05</text:p>
          </table:table-cell>
          <table:table-cell office:value-type="float" office:value="0.00058101" calcext:value-type="float">
            <text:p>0.00058101</text:p>
          </table:table-cell>
          <table:table-cell office:value-type="float" office:value="0.00490299" calcext:value-type="float">
            <text:p>0.00490299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-0.500395" calcext:value-type="float">
            <text:p>-0.500395</text:p>
          </table:table-cell>
          <table:table-cell office:value-type="float" office:value="0.000153403" calcext:value-type="float">
            <text:p>0.000153403</text:p>
          </table:table-cell>
          <table:table-cell office:value-type="float" office:value="0.000290907" calcext:value-type="float">
            <text:p>0.000290907</text:p>
          </table:table-cell>
          <table:table-cell office:value-type="float" office:value="0.0158317" calcext:value-type="float">
            <text:p>0.01583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350962" calcext:value-type="float">
            <text:p>-0.350962</text:p>
          </table:table-cell>
          <table:table-cell office:value-type="float" office:value="0.000113532" calcext:value-type="float">
            <text:p>0.000113532</text:p>
          </table:table-cell>
          <table:table-cell office:value-type="float" office:value="0.000362792" calcext:value-type="float">
            <text:p>0.000362792</text:p>
          </table:table-cell>
          <table:table-cell office:value-type="float" office:value="0.00535669" calcext:value-type="float">
            <text:p>0.00535669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-0.142556" calcext:value-type="float">
            <text:p>-0.142556</text:p>
          </table:table-cell>
          <table:table-cell office:value-type="float" office:value="0.0000550103" calcext:value-type="float">
            <text:p>5.50103E-05</text:p>
          </table:table-cell>
          <table:table-cell office:value-type="float" office:value="0.000581402" calcext:value-type="float">
            <text:p>0.000581402</text:p>
          </table:table-cell>
          <table:table-cell office:value-type="float" office:value="0.00457508" calcext:value-type="float">
            <text:p>0.00457508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-0.353064" calcext:value-type="float">
            <text:p>-0.353064</text:p>
          </table:table-cell>
          <table:table-cell office:value-type="float" office:value="0.000111009" calcext:value-type="float">
            <text:p>0.000111009</text:p>
          </table:table-cell>
          <table:table-cell office:value-type="float" office:value="0.000464061" calcext:value-type="float">
            <text:p>0.000464061</text:p>
          </table:table-cell>
          <table:table-cell office:value-type="float" office:value="0.0173597" calcext:value-type="float">
            <text:p>0.0173597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-0.538739" calcext:value-type="float">
            <text:p>-0.538739</text:p>
          </table:table-cell>
          <table:table-cell office:value-type="float" office:value="0.000164918" calcext:value-type="float">
            <text:p>0.000164918</text:p>
          </table:table-cell>
          <table:table-cell office:value-type="float" office:value="0.000212653" calcext:value-type="float">
            <text:p>0.000212653</text:p>
          </table:table-cell>
          <table:table-cell office:value-type="float" office:value="0.0114452" calcext:value-type="float">
            <text:p>0.0114452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-0.135351" calcext:value-type="float">
            <text:p>-0.135351</text:p>
          </table:table-cell>
          <table:table-cell office:value-type="float" office:value="0.0000534897" calcext:value-type="float">
            <text:p>5.34897E-05</text:p>
          </table:table-cell>
          <table:table-cell office:value-type="float" office:value="0.000583902" calcext:value-type="float">
            <text:p>0.000583902</text:p>
          </table:table-cell>
          <table:table-cell office:value-type="float" office:value="0.00393787" calcext:value-type="float">
            <text:p>0.00393787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-0.532179" calcext:value-type="float">
            <text:p>-0.532179</text:p>
          </table:table-cell>
          <table:table-cell office:value-type="float" office:value="0.000160185" calcext:value-type="float">
            <text:p>0.000160185</text:p>
          </table:table-cell>
          <table:table-cell office:value-type="float" office:value="0.000317234" calcext:value-type="float">
            <text:p>0.000317234</text:p>
          </table:table-cell>
          <table:table-cell office:value-type="float" office:value="0.0225804" calcext:value-type="float">
            <text:p>0.0225804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-0.382693" calcext:value-type="float">
            <text:p>-0.382693</text:p>
          </table:table-cell>
          <table:table-cell office:value-type="float" office:value="0.000121212" calcext:value-type="float">
            <text:p>0.000121212</text:p>
          </table:table-cell>
          <table:table-cell office:value-type="float" office:value="0.000389884" calcext:value-type="float">
            <text:p>0.000389884</text:p>
          </table:table-cell>
          <table:table-cell office:value-type="float" office:value="0.0123153" calcext:value-type="float">
            <text:p>0.0123153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-0.331633" calcext:value-type="float">
            <text:p>-0.331633</text:p>
          </table:table-cell>
          <table:table-cell office:value-type="float" office:value="0.000107733" calcext:value-type="float">
            <text:p>0.000107733</text:p>
          </table:table-cell>
          <table:table-cell office:value-type="float" office:value="0.000424594" calcext:value-type="float">
            <text:p>0.000424594</text:p>
          </table:table-cell>
          <table:table-cell office:value-type="float" office:value="0.00997501" calcext:value-type="float">
            <text:p>0.00997501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-0.19286" calcext:value-type="float">
            <text:p>-0.19286</text:p>
          </table:table-cell>
          <table:table-cell office:value-type="float" office:value="0.0000692245" calcext:value-type="float">
            <text:p>6.92245E-05</text:p>
          </table:table-cell>
          <table:table-cell office:value-type="float" office:value="0.000546166" calcext:value-type="float">
            <text:p>0.000546166</text:p>
          </table:table-cell>
          <table:table-cell office:value-type="float" office:value="0.00682849" calcext:value-type="float">
            <text:p>0.00682849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-0.533687" calcext:value-type="float">
            <text:p>-0.533687</text:p>
          </table:table-cell>
          <table:table-cell office:value-type="float" office:value="0.00016461" calcext:value-type="float">
            <text:p>0.00016461</text:p>
          </table:table-cell>
          <table:table-cell office:value-type="float" office:value="0.000213657" calcext:value-type="float">
            <text:p>0.000213657</text:p>
          </table:table-cell>
          <table:table-cell office:value-type="float" office:value="0.0109383" calcext:value-type="float">
            <text:p>0.010938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0.182138" calcext:value-type="float">
            <text:p>-0.182138</text:p>
          </table:table-cell>
          <table:table-cell office:value-type="float" office:value="0.0000671112" calcext:value-type="float">
            <text:p>6.71112E-05</text:p>
          </table:table-cell>
          <table:table-cell office:value-type="float" office:value="0.00054989" calcext:value-type="float">
            <text:p>0.00054989</text:p>
          </table:table-cell>
          <table:table-cell office:value-type="float" office:value="0.0058313" calcext:value-type="float">
            <text:p>0.0058313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-0.319222" calcext:value-type="float">
            <text:p>-0.319222</text:p>
          </table:table-cell>
          <table:table-cell office:value-type="float" office:value="0.000103434" calcext:value-type="float">
            <text:p>0.000103434</text:p>
          </table:table-cell>
          <table:table-cell office:value-type="float" office:value="0.000473168" calcext:value-type="float">
            <text:p>0.000473168</text:p>
          </table:table-cell>
          <table:table-cell office:value-type="float" office:value="0.0141375" calcext:value-type="float">
            <text:p>0.0141375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-0.640279" calcext:value-type="float">
            <text:p>-0.640279</text:p>
          </table:table-cell>
          <table:table-cell office:value-type="float" office:value="0.000192882" calcext:value-type="float">
            <text:p>0.000192882</text:p>
          </table:table-cell>
          <table:table-cell office:value-type="float" office:value="0.000156933" calcext:value-type="float">
            <text:p>0.000156933</text:p>
          </table:table-cell>
          <table:table-cell office:value-type="float" office:value="0.0176279" calcext:value-type="float">
            <text:p>0.0176279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-0.343563" calcext:value-type="float">
            <text:p>-0.343563</text:p>
          </table:table-cell>
          <table:table-cell office:value-type="float" office:value="0.000110377" calcext:value-type="float">
            <text:p>0.000110377</text:p>
          </table:table-cell>
          <table:table-cell office:value-type="float" office:value="0.000456131" calcext:value-type="float">
            <text:p>0.000456131</text:p>
          </table:table-cell>
          <table:table-cell office:value-type="float" office:value="0.0150499" calcext:value-type="float">
            <text:p>0.0150499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-0.19436" calcext:value-type="float">
            <text:p>-0.19436</text:p>
          </table:table-cell>
          <table:table-cell office:value-type="float" office:value="0.0000704987" calcext:value-type="float">
            <text:p>7.04987E-05</text:p>
          </table:table-cell>
          <table:table-cell office:value-type="float" office:value="0.000541556" calcext:value-type="float">
            <text:p>0.000541556</text:p>
          </table:table-cell>
          <table:table-cell office:value-type="float" office:value="0.00649417" calcext:value-type="float">
            <text:p>0.00649417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-0.54923" calcext:value-type="float">
            <text:p>-0.54923</text:p>
          </table:table-cell>
          <table:table-cell office:value-type="float" office:value="0.000168771" calcext:value-type="float">
            <text:p>0.000168771</text:p>
          </table:table-cell>
          <table:table-cell office:value-type="float" office:value="0.000249555" calcext:value-type="float">
            <text:p>0.000249555</text:p>
          </table:table-cell>
          <table:table-cell office:value-type="float" office:value="0.0170807" calcext:value-type="float">
            <text:p>0.0170807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-0.395664" calcext:value-type="float">
            <text:p>-0.395664</text:p>
          </table:table-cell>
          <table:table-cell office:value-type="float" office:value="0.000126401" calcext:value-type="float">
            <text:p>0.000126401</text:p>
          </table:table-cell>
          <table:table-cell office:value-type="float" office:value="0.000380428" calcext:value-type="float">
            <text:p>0.000380428</text:p>
          </table:table-cell>
          <table:table-cell office:value-type="float" office:value="0.012997" calcext:value-type="float">
            <text:p>0.012997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-0.34845" calcext:value-type="float">
            <text:p>-0.34845</text:p>
          </table:table-cell>
          <table:table-cell office:value-type="float" office:value="0.000115189" calcext:value-type="float">
            <text:p>0.000115189</text:p>
          </table:table-cell>
          <table:table-cell office:value-type="float" office:value="0.000361579" calcext:value-type="float">
            <text:p>0.000361579</text:p>
          </table:table-cell>
          <table:table-cell office:value-type="float" office:value="0.00496662" calcext:value-type="float">
            <text:p>0.00496662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-0.23364" calcext:value-type="float">
            <text:p>-0.23364</text:p>
          </table:table-cell>
          <table:table-cell office:value-type="float" office:value="0.0000821643" calcext:value-type="float">
            <text:p>8.21643E-05</text:p>
          </table:table-cell>
          <table:table-cell office:value-type="float" office:value="0.000511913" calcext:value-type="float">
            <text:p>0.000511913</text:p>
          </table:table-cell>
          <table:table-cell office:value-type="float" office:value="0.00795546" calcext:value-type="float">
            <text:p>0.00795546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-0.401424" calcext:value-type="float">
            <text:p>-0.401424</text:p>
          </table:table-cell>
          <table:table-cell office:value-type="float" office:value="0.000126753" calcext:value-type="float">
            <text:p>0.000126753</text:p>
          </table:table-cell>
          <table:table-cell office:value-type="float" office:value="0.000417794" calcext:value-type="float">
            <text:p>0.000417794</text:p>
          </table:table-cell>
          <table:table-cell office:value-type="float" office:value="0.018073" calcext:value-type="float">
            <text:p>0.01807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0.547884" calcext:value-type="float">
            <text:p>-0.547884</text:p>
          </table:table-cell>
          <table:table-cell office:value-type="float" office:value="0.000169286" calcext:value-type="float">
            <text:p>0.000169286</text:p>
          </table:table-cell>
          <table:table-cell office:value-type="float" office:value="0.000205471" calcext:value-type="float">
            <text:p>0.000205471</text:p>
          </table:table-cell>
          <table:table-cell office:value-type="float" office:value="0.0118807" calcext:value-type="float">
            <text:p>0.0118807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-0.224478" calcext:value-type="float">
            <text:p>-0.224478</text:p>
          </table:table-cell>
          <table:table-cell office:value-type="float" office:value="0.0000800131" calcext:value-type="float">
            <text:p>8.00131E-05</text:p>
          </table:table-cell>
          <table:table-cell office:value-type="float" office:value="0.000515481" calcext:value-type="float">
            <text:p>0.000515481</text:p>
          </table:table-cell>
          <table:table-cell office:value-type="float" office:value="0.00725866" calcext:value-type="float">
            <text:p>0.00725866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-0.56503" calcext:value-type="float">
            <text:p>-0.56503</text:p>
          </table:table-cell>
          <table:table-cell office:value-type="float" office:value="0.000171213" calcext:value-type="float">
            <text:p>0.000171213</text:p>
          </table:table-cell>
          <table:table-cell office:value-type="float" office:value="0.000282544" calcext:value-type="float">
            <text:p>0.000282544</text:p>
          </table:table-cell>
          <table:table-cell office:value-type="float" office:value="0.0228366" calcext:value-type="float">
            <text:p>0.0228366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-0.241217" calcext:value-type="float">
            <text:p>-0.241217</text:p>
          </table:table-cell>
          <table:table-cell office:value-type="float" office:value="0.0000844728" calcext:value-type="float">
            <text:p>8.44728E-05</text:p>
          </table:table-cell>
          <table:table-cell office:value-type="float" office:value="0.000502859" calcext:value-type="float">
            <text:p>0.000502859</text:p>
          </table:table-cell>
          <table:table-cell office:value-type="float" office:value="0.00800532" calcext:value-type="float">
            <text:p>0.00800532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-0.570387" calcext:value-type="float">
            <text:p>-0.570387</text:p>
          </table:table-cell>
          <table:table-cell office:value-type="float" office:value="0.00017527" calcext:value-type="float">
            <text:p>0.00017527</text:p>
          </table:table-cell>
          <table:table-cell office:value-type="float" office:value="0.000230228" calcext:value-type="float">
            <text:p>0.000230228</text:p>
          </table:table-cell>
          <table:table-cell office:value-type="float" office:value="0.01764" calcext:value-type="float">
            <text:p>0.01764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402757" calcext:value-type="float">
            <text:p>-0.402757</text:p>
          </table:table-cell>
          <table:table-cell office:value-type="float" office:value="0.000129278" calcext:value-type="float">
            <text:p>0.000129278</text:p>
          </table:table-cell>
          <table:table-cell office:value-type="float" office:value="0.000369104" calcext:value-type="float">
            <text:p>0.000369104</text:p>
          </table:table-cell>
          <table:table-cell office:value-type="float" office:value="0.0127585" calcext:value-type="float">
            <text:p>0.0127585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-0.38409" calcext:value-type="float">
            <text:p>-0.38409</text:p>
          </table:table-cell>
          <table:table-cell office:value-type="float" office:value="0.00012539" calcext:value-type="float">
            <text:p>0.00012539</text:p>
          </table:table-cell>
          <table:table-cell office:value-type="float" office:value="0.000341045" calcext:value-type="float">
            <text:p>0.000341045</text:p>
          </table:table-cell>
          <table:table-cell office:value-type="float" office:value="0.00723485" calcext:value-type="float">
            <text:p>0.00723485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-0.252916" calcext:value-type="float">
            <text:p>-0.252916</text:p>
          </table:table-cell>
          <table:table-cell office:value-type="float" office:value="0.0000885437" calcext:value-type="float">
            <text:p>8.85437E-05</text:p>
          </table:table-cell>
          <table:table-cell office:value-type="float" office:value="0.000490827" calcext:value-type="float">
            <text:p>0.000490827</text:p>
          </table:table-cell>
          <table:table-cell office:value-type="float" office:value="0.00813743" calcext:value-type="float">
            <text:p>0.00813743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-0.420676" calcext:value-type="float">
            <text:p>-0.420676</text:p>
          </table:table-cell>
          <table:table-cell office:value-type="float" office:value="0.000132949" calcext:value-type="float">
            <text:p>0.000132949</text:p>
          </table:table-cell>
          <table:table-cell office:value-type="float" office:value="0.000396616" calcext:value-type="float">
            <text:p>0.000396616</text:p>
          </table:table-cell>
          <table:table-cell office:value-type="float" office:value="0.0182306" calcext:value-type="float">
            <text:p>0.0182306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-0.525932" calcext:value-type="float">
            <text:p>-0.525932</text:p>
          </table:table-cell>
          <table:table-cell office:value-type="float" office:value="0.00016406" calcext:value-type="float">
            <text:p>0.00016406</text:p>
          </table:table-cell>
          <table:table-cell office:value-type="float" office:value="0.000216069" calcext:value-type="float">
            <text:p>0.000216069</text:p>
          </table:table-cell>
          <table:table-cell office:value-type="float" office:value="0.0106082" calcext:value-type="float">
            <text:p>0.010608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-0.442701" calcext:value-type="float">
            <text:p>-0.442701</text:p>
          </table:table-cell>
          <table:table-cell office:value-type="float" office:value="0.000138652" calcext:value-type="float">
            <text:p>0.000138652</text:p>
          </table:table-cell>
          <table:table-cell office:value-type="float" office:value="0.000382321" calcext:value-type="float">
            <text:p>0.000382321</text:p>
          </table:table-cell>
          <table:table-cell office:value-type="float" office:value="0.0193006" calcext:value-type="float">
            <text:p>0.0193006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-0.442296" calcext:value-type="float">
            <text:p>-0.442296</text:p>
          </table:table-cell>
          <table:table-cell office:value-type="float" office:value="0.000139182" calcext:value-type="float">
            <text:p>0.000139182</text:p>
          </table:table-cell>
          <table:table-cell office:value-type="float" office:value="0.000375757" calcext:value-type="float">
            <text:p>0.000375757</text:p>
          </table:table-cell>
          <table:table-cell office:value-type="float" office:value="0.0186008" calcext:value-type="float">
            <text:p>0.0186008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-0.396902" calcext:value-type="float">
            <text:p>-0.396902</text:p>
          </table:table-cell>
          <table:table-cell office:value-type="float" office:value="0.000129626" calcext:value-type="float">
            <text:p>0.000129626</text:p>
          </table:table-cell>
          <table:table-cell office:value-type="float" office:value="0.000327921" calcext:value-type="float">
            <text:p>0.000327921</text:p>
          </table:table-cell>
          <table:table-cell office:value-type="float" office:value="0.00760048" calcext:value-type="float">
            <text:p>0.00760048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-0.428212" calcext:value-type="float">
            <text:p>-0.428212</text:p>
          </table:table-cell>
          <table:table-cell office:value-type="float" office:value="0.000137564" calcext:value-type="float">
            <text:p>0.000137564</text:p>
          </table:table-cell>
          <table:table-cell office:value-type="float" office:value="0.000312508" calcext:value-type="float">
            <text:p>0.000312508</text:p>
          </table:table-cell>
          <table:table-cell office:value-type="float" office:value="0.00971297" calcext:value-type="float">
            <text:p>0.00971297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-0.268436" calcext:value-type="float">
            <text:p>-0.268436</text:p>
          </table:table-cell>
          <table:table-cell office:value-type="float" office:value="0.0000937008" calcext:value-type="float">
            <text:p>9.37008E-05</text:p>
          </table:table-cell>
          <table:table-cell office:value-type="float" office:value="0.000472526" calcext:value-type="float">
            <text:p>0.000472526</text:p>
          </table:table-cell>
          <table:table-cell office:value-type="float" office:value="0.00824534" calcext:value-type="float">
            <text:p>0.00824534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-0.436177" calcext:value-type="float">
            <text:p>-0.436177</text:p>
          </table:table-cell>
          <table:table-cell office:value-type="float" office:value="0.000137832" calcext:value-type="float">
            <text:p>0.000137832</text:p>
          </table:table-cell>
          <table:table-cell office:value-type="float" office:value="0.00037824" calcext:value-type="float">
            <text:p>0.00037824</text:p>
          </table:table-cell>
          <table:table-cell office:value-type="float" office:value="0.0183185" calcext:value-type="float">
            <text:p>0.018318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-0.544626" calcext:value-type="float">
            <text:p>-0.544626</text:p>
          </table:table-cell>
          <table:table-cell office:value-type="float" office:value="0.000169222" calcext:value-type="float">
            <text:p>0.000169222</text:p>
          </table:table-cell>
          <table:table-cell office:value-type="float" office:value="0.000207344" calcext:value-type="float">
            <text:p>0.000207344</text:p>
          </table:table-cell>
          <table:table-cell office:value-type="float" office:value="0.0122197" calcext:value-type="float">
            <text:p>0.0122197</text:p>
          </table:table-cell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-0.455711" calcext:value-type="float">
            <text:p>-0.45571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358897" calcext:value-type="float">
            <text:p>0.000358897</text:p>
          </table:table-cell>
          <table:table-cell office:value-type="float" office:value="0.0185516" calcext:value-type="float">
            <text:p>0.0185516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-0.417008" calcext:value-type="float">
            <text:p>-0.417008</text:p>
          </table:table-cell>
          <table:table-cell office:value-type="float" office:value="0.000132931" calcext:value-type="float">
            <text:p>0.000132931</text:p>
          </table:table-cell>
          <table:table-cell office:value-type="float" office:value="0.00039156" calcext:value-type="float">
            <text:p>0.00039156</text:p>
          </table:table-cell>
          <table:table-cell office:value-type="float" office:value="0.0176154" calcext:value-type="float">
            <text:p>0.0176154</text:p>
          </table:table-cell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-0.439376" calcext:value-type="float">
            <text:p>-0.439376</text:p>
          </table:table-cell>
          <table:table-cell office:value-type="float" office:value="0.000141563" calcext:value-type="float">
            <text:p>0.000141563</text:p>
          </table:table-cell>
          <table:table-cell office:value-type="float" office:value="0.000295047" calcext:value-type="float">
            <text:p>0.000295047</text:p>
          </table:table-cell>
          <table:table-cell office:value-type="float" office:value="0.00944955" calcext:value-type="float">
            <text:p>0.0094495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0.426322" calcext:value-type="float">
            <text:p>-0.426322</text:p>
          </table:table-cell>
          <table:table-cell office:value-type="float" office:value="0.000137693" calcext:value-type="float">
            <text:p>0.000137693</text:p>
          </table:table-cell>
          <table:table-cell office:value-type="float" office:value="0.000308695" calcext:value-type="float">
            <text:p>0.000308695</text:p>
          </table:table-cell>
          <table:table-cell office:value-type="float" office:value="0.009411" calcext:value-type="float">
            <text:p>0.009411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-0.309401" calcext:value-type="float">
            <text:p>-0.309401</text:p>
          </table:table-cell>
          <table:table-cell office:value-type="float" office:value="0.000105282" calcext:value-type="float">
            <text:p>0.000105282</text:p>
          </table:table-cell>
          <table:table-cell office:value-type="float" office:value="0.000438573" calcext:value-type="float">
            <text:p>0.000438573</text:p>
          </table:table-cell>
          <table:table-cell office:value-type="float" office:value="0.00979306" calcext:value-type="float">
            <text:p>0.00979306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-0.448753" calcext:value-type="float">
            <text:p>-0.448753</text:p>
          </table:table-cell>
          <table:table-cell office:value-type="float" office:value="0.000141873" calcext:value-type="float">
            <text:p>0.000141873</text:p>
          </table:table-cell>
          <table:table-cell office:value-type="float" office:value="0.000362514" calcext:value-type="float">
            <text:p>0.000362514</text:p>
          </table:table-cell>
          <table:table-cell office:value-type="float" office:value="0.0184217" calcext:value-type="float">
            <text:p>0.0184217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-0.574193" calcext:value-type="float">
            <text:p>-0.574193</text:p>
          </table:table-cell>
          <table:table-cell office:value-type="float" office:value="0.000177424" calcext:value-type="float">
            <text:p>0.000177424</text:p>
          </table:table-cell>
          <table:table-cell office:value-type="float" office:value="0.000186302" calcext:value-type="float">
            <text:p>0.000186302</text:p>
          </table:table-cell>
          <table:table-cell office:value-type="float" office:value="0.0138358" calcext:value-type="float">
            <text:p>0.0138358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-0.440397" calcext:value-type="float">
            <text:p>-0.440397</text:p>
          </table:table-cell>
          <table:table-cell office:value-type="float" office:value="0.000139583" calcext:value-type="float">
            <text:p>0.000139583</text:p>
          </table:table-cell>
          <table:table-cell office:value-type="float" office:value="0.000364208" calcext:value-type="float">
            <text:p>0.000364208</text:p>
          </table:table-cell>
          <table:table-cell office:value-type="float" office:value="0.0176524" calcext:value-type="float">
            <text:p>0.0176524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-0.632985" calcext:value-type="float">
            <text:p>-0.632985</text:p>
          </table:table-cell>
          <table:table-cell office:value-type="float" office:value="0.00019027" calcext:value-type="float">
            <text:p>0.00019027</text:p>
          </table:table-cell>
          <table:table-cell office:value-type="float" office:value="0.000282815" calcext:value-type="float">
            <text:p>0.000282815</text:p>
          </table:table-cell>
          <table:table-cell office:value-type="float" office:value="0.0322861" calcext:value-type="float">
            <text:p>0.0322861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-0.332111" calcext:value-type="float">
            <text:p>-0.332111</text:p>
          </table:table-cell>
          <table:table-cell office:value-type="float" office:value="0.000116695" calcext:value-type="float">
            <text:p>0.000116695</text:p>
          </table:table-cell>
          <table:table-cell office:value-type="float" office:value="0.000262855" calcext:value-type="float">
            <text:p>0.000262855</text:p>
          </table:table-cell>
          <table:table-cell office:value-type="float" office:value="-0.00706813" calcext:value-type="float">
            <text:p>-0.00706813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-0.370223" calcext:value-type="float">
            <text:p>-0.370223</text:p>
          </table:table-cell>
          <table:table-cell office:value-type="float" office:value="0.000120209" calcext:value-type="float">
            <text:p>0.000120209</text:p>
          </table:table-cell>
          <table:table-cell office:value-type="float" office:value="0.000455837" calcext:value-type="float">
            <text:p>0.000455837</text:p>
          </table:table-cell>
          <table:table-cell office:value-type="float" office:value="0.0198751" calcext:value-type="float">
            <text:p>0.0198751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-0.459953" calcext:value-type="float">
            <text:p>-0.459953</text:p>
          </table:table-cell>
          <table:table-cell office:value-type="float" office:value="0.000147544" calcext:value-type="float">
            <text:p>0.000147544</text:p>
          </table:table-cell>
          <table:table-cell office:value-type="float" office:value="0.000280335" calcext:value-type="float">
            <text:p>0.000280335</text:p>
          </table:table-cell>
          <table:table-cell office:value-type="float" office:value="0.0110539" calcext:value-type="float">
            <text:p>0.0110539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-0.472832" calcext:value-type="float">
            <text:p>-0.472832</text:p>
          </table:table-cell>
          <table:table-cell office:value-type="float" office:value="0.000150105" calcext:value-type="float">
            <text:p>0.000150105</text:p>
          </table:table-cell>
          <table:table-cell office:value-type="float" office:value="0.000299942" calcext:value-type="float">
            <text:p>0.000299942</text:p>
          </table:table-cell>
          <table:table-cell office:value-type="float" office:value="0.0149717" calcext:value-type="float">
            <text:p>0.014971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0.44925" calcext:value-type="float">
            <text:p>-0.44925</text:p>
          </table:table-cell>
          <table:table-cell office:value-type="float" office:value="0.000144453" calcext:value-type="float">
            <text:p>0.000144453</text:p>
          </table:table-cell>
          <table:table-cell office:value-type="float" office:value="0.00028628" calcext:value-type="float">
            <text:p>0.00028628</text:p>
          </table:table-cell>
          <table:table-cell office:value-type="float" office:value="0.0105521" calcext:value-type="float">
            <text:p>0.0105521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-0.331092" calcext:value-type="float">
            <text:p>-0.331092</text:p>
          </table:table-cell>
          <table:table-cell office:value-type="float" office:value="0.000112172" calcext:value-type="float">
            <text:p>0.000112172</text:p>
          </table:table-cell>
          <table:table-cell office:value-type="float" office:value="0.000412726" calcext:value-type="float">
            <text:p>0.000412726</text:p>
          </table:table-cell>
          <table:table-cell office:value-type="float" office:value="0.0103955" calcext:value-type="float">
            <text:p>0.0103955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-0.467789" calcext:value-type="float">
            <text:p>-0.467789</text:p>
          </table:table-cell>
          <table:table-cell office:value-type="float" office:value="0.000147941" calcext:value-type="float">
            <text:p>0.000147941</text:p>
          </table:table-cell>
          <table:table-cell office:value-type="float" office:value="0.000329351" calcext:value-type="float">
            <text:p>0.000329351</text:p>
          </table:table-cell>
          <table:table-cell office:value-type="float" office:value="0.0178419" calcext:value-type="float">
            <text:p>0.0178419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-0.54402" calcext:value-type="float">
            <text:p>-0.54402</text:p>
          </table:table-cell>
          <table:table-cell office:value-type="float" office:value="0.00016961" calcext:value-type="float">
            <text:p>0.00016961</text:p>
          </table:table-cell>
          <table:table-cell office:value-type="float" office:value="0.000207706" calcext:value-type="float">
            <text:p>0.000207706</text:p>
          </table:table-cell>
          <table:table-cell office:value-type="float" office:value="0.013419" calcext:value-type="float">
            <text:p>0.013419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-0.484168" calcext:value-type="float">
            <text:p>-0.484168</text:p>
          </table:table-cell>
          <table:table-cell office:value-type="float" office:value="0.000151962" calcext:value-type="float">
            <text:p>0.000151962</text:p>
          </table:table-cell>
          <table:table-cell office:value-type="float" office:value="0.00031815" calcext:value-type="float">
            <text:p>0.00031815</text:p>
          </table:table-cell>
          <table:table-cell office:value-type="float" office:value="0.0186939" calcext:value-type="float">
            <text:p>0.0186939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-0.458627" calcext:value-type="float">
            <text:p>-0.458627</text:p>
          </table:table-cell>
          <table:table-cell office:value-type="float" office:value="0.000145688" calcext:value-type="float">
            <text:p>0.000145688</text:p>
          </table:table-cell>
          <table:table-cell office:value-type="float" office:value="0.00033132" calcext:value-type="float">
            <text:p>0.00033132</text:p>
          </table:table-cell>
          <table:table-cell office:value-type="float" office:value="0.0171433" calcext:value-type="float">
            <text:p>0.017143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-0.444578" calcext:value-type="float">
            <text:p>-0.444578</text:p>
          </table:table-cell>
          <table:table-cell office:value-type="float" office:value="0.000143451" calcext:value-type="float">
            <text:p>0.000143451</text:p>
          </table:table-cell>
          <table:table-cell office:value-type="float" office:value="0.000295581" calcext:value-type="float">
            <text:p>0.000295581</text:p>
          </table:table-cell>
          <table:table-cell office:value-type="float" office:value="0.011409" calcext:value-type="float">
            <text:p>0.011409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-0.46032" calcext:value-type="float">
            <text:p>-0.46032</text:p>
          </table:table-cell>
          <table:table-cell office:value-type="float" office:value="0.000147657" calcext:value-type="float">
            <text:p>0.000147657</text:p>
          </table:table-cell>
          <table:table-cell office:value-type="float" office:value="0.000275026" calcext:value-type="float">
            <text:p>0.000275026</text:p>
          </table:table-cell>
          <table:table-cell office:value-type="float" office:value="0.0110551" calcext:value-type="float">
            <text:p>0.0110551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-0.388132" calcext:value-type="float">
            <text:p>-0.388132</text:p>
          </table:table-cell>
          <table:table-cell office:value-type="float" office:value="0.000127575" calcext:value-type="float">
            <text:p>0.000127575</text:p>
          </table:table-cell>
          <table:table-cell office:value-type="float" office:value="0.000365172" calcext:value-type="float">
            <text:p>0.000365172</text:p>
          </table:table-cell>
          <table:table-cell office:value-type="float" office:value="0.012421" calcext:value-type="float">
            <text:p>0.012421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-0.472698" calcext:value-type="float">
            <text:p>-0.472698</text:p>
          </table:table-cell>
          <table:table-cell office:value-type="float" office:value="0.000149686" calcext:value-type="float">
            <text:p>0.000149686</text:p>
          </table:table-cell>
          <table:table-cell office:value-type="float" office:value="0.000316219" calcext:value-type="float">
            <text:p>0.000316219</text:p>
          </table:table-cell>
          <table:table-cell office:value-type="float" office:value="0.0173307" calcext:value-type="float">
            <text:p>0.017330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0.538674" calcext:value-type="float">
            <text:p>-0.538674</text:p>
          </table:table-cell>
          <table:table-cell office:value-type="float" office:value="0.000168245" calcext:value-type="float">
            <text:p>0.000168245</text:p>
          </table:table-cell>
          <table:table-cell office:value-type="float" office:value="0.000219377" calcext:value-type="float">
            <text:p>0.000219377</text:p>
          </table:table-cell>
          <table:table-cell office:value-type="float" office:value="0.0144813" calcext:value-type="float">
            <text:p>0.0144813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-0.454423" calcext:value-type="float">
            <text:p>-0.454423</text:p>
          </table:table-cell>
          <table:table-cell office:value-type="float" office:value="0.000144391" calcext:value-type="float">
            <text:p>0.000144391</text:p>
          </table:table-cell>
          <table:table-cell office:value-type="float" office:value="0.000347515" calcext:value-type="float">
            <text:p>0.000347515</text:p>
          </table:table-cell>
          <table:table-cell office:value-type="float" office:value="0.0187506" calcext:value-type="float">
            <text:p>0.0187506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-0.491835" calcext:value-type="float">
            <text:p>-0.491835</text:p>
          </table:table-cell>
          <table:table-cell office:value-type="float" office:value="0.000156109" calcext:value-type="float">
            <text:p>0.000156109</text:p>
          </table:table-cell>
          <table:table-cell office:value-type="float" office:value="0.000260955" calcext:value-type="float">
            <text:p>0.000260955</text:p>
          </table:table-cell>
          <table:table-cell office:value-type="float" office:value="0.0135744" calcext:value-type="float">
            <text:p>0.0135744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-0.44018" calcext:value-type="float">
            <text:p>-0.44018</text:p>
          </table:table-cell>
          <table:table-cell office:value-type="float" office:value="0.000142128" calcext:value-type="float">
            <text:p>0.000142128</text:p>
          </table:table-cell>
          <table:table-cell office:value-type="float" office:value="0.000308523" calcext:value-type="float">
            <text:p>0.000308523</text:p>
          </table:table-cell>
          <table:table-cell office:value-type="float" office:value="0.01266" calcext:value-type="float">
            <text:p>0.0126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-0.466451" calcext:value-type="float">
            <text:p>-0.466451</text:p>
          </table:table-cell>
          <table:table-cell office:value-type="float" office:value="0.000149114" calcext:value-type="float">
            <text:p>0.000149114</text:p>
          </table:table-cell>
          <table:table-cell office:value-type="float" office:value="0.00028162" calcext:value-type="float">
            <text:p>0.00028162</text:p>
          </table:table-cell>
          <table:table-cell office:value-type="float" office:value="0.0128736" calcext:value-type="float">
            <text:p>0.0128736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-0.424361" calcext:value-type="float">
            <text:p>-0.424361</text:p>
          </table:table-cell>
          <table:table-cell office:value-type="float" office:value="0.000137026" calcext:value-type="float">
            <text:p>0.000137026</text:p>
          </table:table-cell>
          <table:table-cell office:value-type="float" office:value="0.000350929" calcext:value-type="float">
            <text:p>0.000350929</text:p>
          </table:table-cell>
          <table:table-cell office:value-type="float" office:value="0.0155934" calcext:value-type="float">
            <text:p>0.0155934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-0.466481" calcext:value-type="float">
            <text:p>-0.466481</text:p>
          </table:table-cell>
          <table:table-cell office:value-type="float" office:value="0.000149299" calcext:value-type="float">
            <text:p>0.000149299</text:p>
          </table:table-cell>
          <table:table-cell office:value-type="float" office:value="0.000281639" calcext:value-type="float">
            <text:p>0.000281639</text:p>
          </table:table-cell>
          <table:table-cell office:value-type="float" office:value="0.012904" calcext:value-type="float">
            <text:p>0.012904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-0.53608" calcext:value-type="float">
            <text:p>-0.53608</text:p>
          </table:table-cell>
          <table:table-cell office:value-type="float" office:value="0.000167149" calcext:value-type="float">
            <text:p>0.000167149</text:p>
          </table:table-cell>
          <table:table-cell office:value-type="float" office:value="0.00023996" calcext:value-type="float">
            <text:p>0.00023996</text:p>
          </table:table-cell>
          <table:table-cell office:value-type="float" office:value="0.0167997" calcext:value-type="float">
            <text:p>0.0167997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-0.453927" calcext:value-type="float">
            <text:p>-0.453927</text:p>
          </table:table-cell>
          <table:table-cell office:value-type="float" office:value="0.000144789" calcext:value-type="float">
            <text:p>0.000144789</text:p>
          </table:table-cell>
          <table:table-cell office:value-type="float" office:value="0.000330326" calcext:value-type="float">
            <text:p>0.000330326</text:p>
          </table:table-cell>
          <table:table-cell office:value-type="float" office:value="0.0169949" calcext:value-type="float">
            <text:p>0.0169949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-0.469275" calcext:value-type="float">
            <text:p>-0.469275</text:p>
          </table:table-cell>
          <table:table-cell office:value-type="float" office:value="0.000149958" calcext:value-type="float">
            <text:p>0.000149958</text:p>
          </table:table-cell>
          <table:table-cell office:value-type="float" office:value="0.000281613" calcext:value-type="float">
            <text:p>0.000281613</text:p>
          </table:table-cell>
          <table:table-cell office:value-type="float" office:value="0.013376" calcext:value-type="float">
            <text:p>0.013376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-0.457306" calcext:value-type="float">
            <text:p>-0.457306</text:p>
          </table:table-cell>
          <table:table-cell office:value-type="float" office:value="0.00014655" calcext:value-type="float">
            <text:p>0.00014655</text:p>
          </table:table-cell>
          <table:table-cell office:value-type="float" office:value="0.000299185" calcext:value-type="float">
            <text:p>0.000299185</text:p>
          </table:table-cell>
          <table:table-cell office:value-type="float" office:value="0.0139261" calcext:value-type="float">
            <text:p>0.0139261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-0.48578" calcext:value-type="float">
            <text:p>-0.48578</text:p>
          </table:table-cell>
          <table:table-cell office:value-type="float" office:value="0.000154116" calcext:value-type="float">
            <text:p>0.000154116</text:p>
          </table:table-cell>
          <table:table-cell office:value-type="float" office:value="0.00027173" calcext:value-type="float">
            <text:p>0.00027173</text:p>
          </table:table-cell>
          <table:table-cell office:value-type="float" office:value="0.014344" calcext:value-type="float">
            <text:p>0.014344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-0.436893" calcext:value-type="float">
            <text:p>-0.436893</text:p>
          </table:table-cell>
          <table:table-cell office:value-type="float" office:value="0.000140692" calcext:value-type="float">
            <text:p>0.000140692</text:p>
          </table:table-cell>
          <table:table-cell office:value-type="float" office:value="0.00032981" calcext:value-type="float">
            <text:p>0.00032981</text:p>
          </table:table-cell>
          <table:table-cell office:value-type="float" office:value="0.0149309" calcext:value-type="float">
            <text:p>0.0149309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-0.441368" calcext:value-type="float">
            <text:p>-0.441368</text:p>
          </table:table-cell>
          <table:table-cell office:value-type="float" office:value="0.00014266" calcext:value-type="float">
            <text:p>0.00014266</text:p>
          </table:table-cell>
          <table:table-cell office:value-type="float" office:value="0.000299173" calcext:value-type="float">
            <text:p>0.000299173</text:p>
          </table:table-cell>
          <table:table-cell office:value-type="float" office:value="0.0119595" calcext:value-type="float">
            <text:p>0.0119595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-0.542907" calcext:value-type="float">
            <text:p>-0.542907</text:p>
          </table:table-cell>
          <table:table-cell office:value-type="float" office:value="0.000168764" calcext:value-type="float">
            <text:p>0.000168764</text:p>
          </table:table-cell>
          <table:table-cell office:value-type="float" office:value="0.000242943" calcext:value-type="float">
            <text:p>0.000242943</text:p>
          </table:table-cell>
          <table:table-cell office:value-type="float" office:value="0.0181479" calcext:value-type="float">
            <text:p>0.0181479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-0.463953" calcext:value-type="float">
            <text:p>-0.463953</text:p>
          </table:table-cell>
          <table:table-cell office:value-type="float" office:value="0.000147892" calcext:value-type="float">
            <text:p>0.000147892</text:p>
          </table:table-cell>
          <table:table-cell office:value-type="float" office:value="0.000305874" calcext:value-type="float">
            <text:p>0.000305874</text:p>
          </table:table-cell>
          <table:table-cell office:value-type="float" office:value="0.0155826" calcext:value-type="float">
            <text:p>0.015582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-0.470393" calcext:value-type="float">
            <text:p>-0.470393</text:p>
          </table:table-cell>
          <table:table-cell office:value-type="float" office:value="0.000150023" calcext:value-type="float">
            <text:p>0.000150023</text:p>
          </table:table-cell>
          <table:table-cell office:value-type="float" office:value="0.000285285" calcext:value-type="float">
            <text:p>0.000285285</text:p>
          </table:table-cell>
          <table:table-cell office:value-type="float" office:value="0.0140528" calcext:value-type="float">
            <text:p>0.0140528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-0.490484" calcext:value-type="float">
            <text:p>-0.490484</text:p>
          </table:table-cell>
          <table:table-cell office:value-type="float" office:value="0.000155031" calcext:value-type="float">
            <text:p>0.000155031</text:p>
          </table:table-cell>
          <table:table-cell office:value-type="float" office:value="0.000279229" calcext:value-type="float">
            <text:p>0.000279229</text:p>
          </table:table-cell>
          <table:table-cell office:value-type="float" office:value="0.0158853" calcext:value-type="float">
            <text:p>0.0158853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-0.444743" calcext:value-type="float">
            <text:p>-0.444743</text:p>
          </table:table-cell>
          <table:table-cell office:value-type="float" office:value="0.000143293" calcext:value-type="float">
            <text:p>0.000143293</text:p>
          </table:table-cell>
          <table:table-cell office:value-type="float" office:value="0.000300952" calcext:value-type="float">
            <text:p>0.000300952</text:p>
          </table:table-cell>
          <table:table-cell office:value-type="float" office:value="0.0127085" calcext:value-type="float">
            <text:p>0.0127085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-0.465014" calcext:value-type="float">
            <text:p>-0.465014</text:p>
          </table:table-cell>
          <table:table-cell office:value-type="float" office:value="0.000148143" calcext:value-type="float">
            <text:p>0.000148143</text:p>
          </table:table-cell>
          <table:table-cell office:value-type="float" office:value="0.000304792" calcext:value-type="float">
            <text:p>0.000304792</text:p>
          </table:table-cell>
          <table:table-cell office:value-type="float" office:value="0.015665" calcext:value-type="float">
            <text:p>0.01566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0.500847" calcext:value-type="float">
            <text:p>-0.500847</text:p>
          </table:table-cell>
          <table:table-cell office:value-type="float" office:value="0.000157975" calcext:value-type="float">
            <text:p>0.000157975</text:p>
          </table:table-cell>
          <table:table-cell office:value-type="float" office:value="0.000261261" calcext:value-type="float">
            <text:p>0.000261261</text:p>
          </table:table-cell>
          <table:table-cell office:value-type="float" office:value="0.0151538" calcext:value-type="float">
            <text:p>0.0151538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-0.46324" calcext:value-type="float">
            <text:p>-0.46324</text:p>
          </table:table-cell>
          <table:table-cell office:value-type="float" office:value="0.000147712" calcext:value-type="float">
            <text:p>0.000147712</text:p>
          </table:table-cell>
          <table:table-cell office:value-type="float" office:value="0.000305308" calcext:value-type="float">
            <text:p>0.000305308</text:p>
          </table:table-cell>
          <table:table-cell office:value-type="float" office:value="0.0155442" calcext:value-type="float">
            <text:p>0.0155442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-0.458324" calcext:value-type="float">
            <text:p>-0.458324</text:p>
          </table:table-cell>
          <table:table-cell office:value-type="float" office:value="0.000147055" calcext:value-type="float">
            <text:p>0.000147055</text:p>
          </table:table-cell>
          <table:table-cell office:value-type="float" office:value="0.000284439" calcext:value-type="float">
            <text:p>0.000284439</text:p>
          </table:table-cell>
          <table:table-cell office:value-type="float" office:value="0.0125464" calcext:value-type="float">
            <text:p>0.0125464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-0.477162" calcext:value-type="float">
            <text:p>-0.477162</text:p>
          </table:table-cell>
          <table:table-cell office:value-type="float" office:value="0.000151391" calcext:value-type="float">
            <text:p>0.000151391</text:p>
          </table:table-cell>
          <table:table-cell office:value-type="float" office:value="0.00029174" calcext:value-type="float">
            <text:p>0.00029174</text:p>
          </table:table-cell>
          <table:table-cell office:value-type="float" office:value="0.0157145" calcext:value-type="float">
            <text:p>0.015714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-0.445855" calcext:value-type="float">
            <text:p>-0.445855</text:p>
          </table:table-cell>
          <table:table-cell office:value-type="float" office:value="0.000143496" calcext:value-type="float">
            <text:p>0.000143496</text:p>
          </table:table-cell>
          <table:table-cell office:value-type="float" office:value="0.000303376" calcext:value-type="float">
            <text:p>0.000303376</text:p>
          </table:table-cell>
          <table:table-cell office:value-type="float" office:value="0.0131342" calcext:value-type="float">
            <text:p>0.0131342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-0.504248" calcext:value-type="float">
            <text:p>-0.504248</text:p>
          </table:table-cell>
          <table:table-cell office:value-type="float" office:value="0.0001585" calcext:value-type="float">
            <text:p>0.0001585</text:p>
          </table:table-cell>
          <table:table-cell office:value-type="float" office:value="0.000271307" calcext:value-type="float">
            <text:p>0.000271307</text:p>
          </table:table-cell>
          <table:table-cell office:value-type="float" office:value="0.0167096" calcext:value-type="float">
            <text:p>0.0167096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-0.462395" calcext:value-type="float">
            <text:p>-0.462395</text:p>
          </table:table-cell>
          <table:table-cell office:value-type="float" office:value="0.000147685" calcext:value-type="float">
            <text:p>0.000147685</text:p>
          </table:table-cell>
          <table:table-cell office:value-type="float" office:value="0.000297617" calcext:value-type="float">
            <text:p>0.000297617</text:p>
          </table:table-cell>
          <table:table-cell office:value-type="float" office:value="0.0145183" calcext:value-type="float">
            <text:p>0.0145183</text:p>
          </table:table-cell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-0.500077" calcext:value-type="float">
            <text:p>-0.500077</text:p>
          </table:table-cell>
          <table:table-cell office:value-type="float" office:value="0.00015761" calcext:value-type="float">
            <text:p>0.00015761</text:p>
          </table:table-cell>
          <table:table-cell office:value-type="float" office:value="0.000267268" calcext:value-type="float">
            <text:p>0.000267268</text:p>
          </table:table-cell>
          <table:table-cell office:value-type="float" office:value="0.015731" calcext:value-type="float">
            <text:p>0.015731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-0.462539" calcext:value-type="float">
            <text:p>-0.462539</text:p>
          </table:table-cell>
          <table:table-cell office:value-type="float" office:value="0.000147692" calcext:value-type="float">
            <text:p>0.000147692</text:p>
          </table:table-cell>
          <table:table-cell office:value-type="float" office:value="0.000297367" calcext:value-type="float">
            <text:p>0.000297367</text:p>
          </table:table-cell>
          <table:table-cell office:value-type="float" office:value="0.0145174" calcext:value-type="float">
            <text:p>0.0145174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-0.475052" calcext:value-type="float">
            <text:p>-0.475052</text:p>
          </table:table-cell>
          <table:table-cell office:value-type="float" office:value="0.000150998" calcext:value-type="float">
            <text:p>0.000150998</text:p>
          </table:table-cell>
          <table:table-cell office:value-type="float" office:value="0.000287333" calcext:value-type="float">
            <text:p>0.000287333</text:p>
          </table:table-cell>
          <table:table-cell office:value-type="float" office:value="0.014922" calcext:value-type="float">
            <text:p>0.01492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-0.475052" calcext:value-type="float">
            <text:p>-0.475052</text:p>
          </table:table-cell>
          <table:table-cell office:value-type="float" office:value="0.000150998" calcext:value-type="float">
            <text:p>0.000150998</text:p>
          </table:table-cell>
          <table:table-cell office:value-type="float" office:value="0.000287333" calcext:value-type="float">
            <text:p>0.000287333</text:p>
          </table:table-cell>
          <table:table-cell office:value-type="float" office:value="0.014922" calcext:value-type="float">
            <text:p>0.014922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-0.475052" calcext:value-type="float">
            <text:p>-0.475052</text:p>
          </table:table-cell>
          <table:table-cell office:value-type="float" office:value="0.000150998" calcext:value-type="float">
            <text:p>0.000150998</text:p>
          </table:table-cell>
          <table:table-cell office:value-type="float" office:value="0.000287333" calcext:value-type="float">
            <text:p>0.000287333</text:p>
          </table:table-cell>
          <table:table-cell office:value-type="float" office:value="0.014922" calcext:value-type="float">
            <text:p>0.014922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-0.47602" calcext:value-type="float">
            <text:p>-0.47602</text:p>
          </table:table-cell>
          <table:table-cell office:value-type="float" office:value="0.000151197" calcext:value-type="float">
            <text:p>0.000151197</text:p>
          </table:table-cell>
          <table:table-cell office:value-type="float" office:value="0.00028999" calcext:value-type="float">
            <text:p>0.00028999</text:p>
          </table:table-cell>
          <table:table-cell office:value-type="float" office:value="0.0153487" calcext:value-type="float">
            <text:p>0.0153487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-0.446845" calcext:value-type="float">
            <text:p>-0.446845</text:p>
          </table:table-cell>
          <table:table-cell office:value-type="float" office:value="0.000143858" calcext:value-type="float">
            <text:p>0.000143858</text:p>
          </table:table-cell>
          <table:table-cell office:value-type="float" office:value="0.000299976" calcext:value-type="float">
            <text:p>0.000299976</text:p>
          </table:table-cell>
          <table:table-cell office:value-type="float" office:value="0.0128468" calcext:value-type="float">
            <text:p>0.0128468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-0.501709" calcext:value-type="float">
            <text:p>-0.501709</text:p>
          </table:table-cell>
          <table:table-cell office:value-type="float" office:value="0.000157879" calcext:value-type="float">
            <text:p>0.000157879</text:p>
          </table:table-cell>
          <table:table-cell office:value-type="float" office:value="0.000273014" calcext:value-type="float">
            <text:p>0.000273014</text:p>
          </table:table-cell>
          <table:table-cell office:value-type="float" office:value="0.0165677" calcext:value-type="float">
            <text:p>0.0165677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-0.474758" calcext:value-type="float">
            <text:p>-0.474758</text:p>
          </table:table-cell>
          <table:table-cell office:value-type="float" office:value="0.000150947" calcext:value-type="float">
            <text:p>0.000150947</text:p>
          </table:table-cell>
          <table:table-cell office:value-type="float" office:value="0.000287807" calcext:value-type="float">
            <text:p>0.000287807</text:p>
          </table:table-cell>
          <table:table-cell office:value-type="float" office:value="0.0149175" calcext:value-type="float">
            <text:p>0.014917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-0.474758" calcext:value-type="float">
            <text:p>-0.474758</text:p>
          </table:table-cell>
          <table:table-cell office:value-type="float" office:value="0.000150947" calcext:value-type="float">
            <text:p>0.000150947</text:p>
          </table:table-cell>
          <table:table-cell office:value-type="float" office:value="0.000287807" calcext:value-type="float">
            <text:p>0.000287807</text:p>
          </table:table-cell>
          <table:table-cell office:value-type="float" office:value="0.0149175" calcext:value-type="float">
            <text:p>0.0149175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-0.473789" calcext:value-type="float">
            <text:p>-0.473789</text:p>
          </table:table-cell>
          <table:table-cell office:value-type="float" office:value="0.000150747" calcext:value-type="float">
            <text:p>0.000150747</text:p>
          </table:table-cell>
          <table:table-cell office:value-type="float" office:value="0.000285151" calcext:value-type="float">
            <text:p>0.000285151</text:p>
          </table:table-cell>
          <table:table-cell office:value-type="float" office:value="0.0144908" calcext:value-type="float">
            <text:p>0.0144908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-0.475714" calcext:value-type="float">
            <text:p>-0.475714</text:p>
          </table:table-cell>
          <table:table-cell office:value-type="float" office:value="0.000151061" calcext:value-type="float">
            <text:p>0.000151061</text:p>
          </table:table-cell>
          <table:table-cell office:value-type="float" office:value="0.000290427" calcext:value-type="float">
            <text:p>0.000290427</text:p>
          </table:table-cell>
          <table:table-cell office:value-type="float" office:value="0.0153319" calcext:value-type="float">
            <text:p>0.0153319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-0.474752" calcext:value-type="float">
            <text:p>-0.474752</text:p>
          </table:table-cell>
          <table:table-cell office:value-type="float" office:value="0.000150904" calcext:value-type="float">
            <text:p>0.000150904</text:p>
          </table:table-cell>
          <table:table-cell office:value-type="float" office:value="0.000287788" calcext:value-type="float">
            <text:p>0.000287788</text:p>
          </table:table-cell>
          <table:table-cell office:value-type="float" office:value="0.0149113" calcext:value-type="float">
            <text:p>0.0149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458855" calcext:value-type="float">
            <text:p>-0.458855</text:p>
          </table:table-cell>
          <table:table-cell office:value-type="float" office:value="0.000146809" calcext:value-type="float">
            <text:p>0.000146809</text:p>
          </table:table-cell>
          <table:table-cell office:value-type="float" office:value="0.000296689" calcext:value-type="float">
            <text:p>0.000296689</text:p>
          </table:table-cell>
          <table:table-cell office:value-type="float" office:value="0.0139425" calcext:value-type="float">
            <text:p>0.0139425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-0.492096" calcext:value-type="float">
            <text:p>-0.492096</text:p>
          </table:table-cell>
          <table:table-cell office:value-type="float" office:value="0.000155266" calcext:value-type="float">
            <text:p>0.000155266</text:p>
          </table:table-cell>
          <table:table-cell office:value-type="float" office:value="0.00028436" calcext:value-type="float">
            <text:p>0.00028436</text:p>
          </table:table-cell>
          <table:table-cell office:value-type="float" office:value="0.0166603" calcext:value-type="float">
            <text:p>0.0166603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-0.543667" calcext:value-type="float">
            <text:p>-0.543667</text:p>
          </table:table-cell>
          <table:table-cell office:value-type="float" office:value="0.000168987" calcext:value-type="float">
            <text:p>0.000168987</text:p>
          </table:table-cell>
          <table:table-cell office:value-type="float" office:value="0.000237697" calcext:value-type="float">
            <text:p>0.000237697</text:p>
          </table:table-cell>
          <table:table-cell office:value-type="float" office:value="0.0177713" calcext:value-type="float">
            <text:p>0.0177713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-0.406262" calcext:value-type="float">
            <text:p>-0.406262</text:p>
          </table:table-cell>
          <table:table-cell office:value-type="float" office:value="0.000133104" calcext:value-type="float">
            <text:p>0.000133104</text:p>
          </table:table-cell>
          <table:table-cell office:value-type="float" office:value="0.000333844" calcext:value-type="float">
            <text:p>0.000333844</text:p>
          </table:table-cell>
          <table:table-cell office:value-type="float" office:value="0.0117407" calcext:value-type="float">
            <text:p>0.0117407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-0.501664" calcext:value-type="float">
            <text:p>-0.501664</text:p>
          </table:table-cell>
          <table:table-cell office:value-type="float" office:value="0.00015801" calcext:value-type="float">
            <text:p>0.00015801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161797" calcext:value-type="float">
            <text:p>0.0161797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-0.461379" calcext:value-type="float">
            <text:p>-0.461379</text:p>
          </table:table-cell>
          <table:table-cell office:value-type="float" office:value="0.00014762" calcext:value-type="float">
            <text:p>0.00014762</text:p>
          </table:table-cell>
          <table:table-cell office:value-type="float" office:value="0.000290922" calcext:value-type="float">
            <text:p>0.000290922</text:p>
          </table:table-cell>
          <table:table-cell office:value-type="float" office:value="0.0137036" calcext:value-type="float">
            <text:p>0.0137036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-0.496277" calcext:value-type="float">
            <text:p>-0.496277</text:p>
          </table:table-cell>
          <table:table-cell office:value-type="float" office:value="0.000156256" calcext:value-type="float">
            <text:p>0.000156256</text:p>
          </table:table-cell>
          <table:table-cell office:value-type="float" office:value="0.000289189" calcext:value-type="float">
            <text:p>0.000289189</text:p>
          </table:table-cell>
          <table:table-cell office:value-type="float" office:value="0.0178671" calcext:value-type="float">
            <text:p>0.0178671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-0.667971" calcext:value-type="float">
            <text:p>-0.667971</text:p>
          </table:table-cell>
          <table:table-cell office:value-type="float" office:value="0.000201421" calcext:value-type="float">
            <text:p>0.000201421</text:p>
          </table:table-cell>
          <table:table-cell office:value-type="float" office:value="0.000159494" calcext:value-type="float">
            <text:p>0.000159494</text:p>
          </table:table-cell>
          <table:table-cell office:value-type="float" office:value="0.0244262" calcext:value-type="float">
            <text:p>0.024426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-0.258038" calcext:value-type="float">
            <text:p>-0.258038</text:p>
          </table:table-cell>
          <table:table-cell office:value-type="float" office:value="0.0000949983" calcext:value-type="float">
            <text:p>9.49983E-05</text:p>
          </table:table-cell>
          <table:table-cell office:value-type="float" office:value="0.000416556" calcext:value-type="float">
            <text:p>0.000416556</text:p>
          </table:table-cell>
          <table:table-cell office:value-type="float" office:value="0.00311055" calcext:value-type="float">
            <text:p>0.00311055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-0.560785" calcext:value-type="float">
            <text:p>-0.560785</text:p>
          </table:table-cell>
          <table:table-cell office:value-type="float" office:value="0.000173599" calcext:value-type="float">
            <text:p>0.000173599</text:p>
          </table:table-cell>
          <table:table-cell office:value-type="float" office:value="0.000230607" calcext:value-type="float">
            <text:p>0.000230607</text:p>
          </table:table-cell>
          <table:table-cell office:value-type="float" office:value="0.0194568" calcext:value-type="float">
            <text:p>0.019456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0.415573" calcext:value-type="float">
            <text:p>-0.415573</text:p>
          </table:table-cell>
          <table:table-cell office:value-type="float" office:value="0.000135794" calcext:value-type="float">
            <text:p>0.000135794</text:p>
          </table:table-cell>
          <table:table-cell office:value-type="float" office:value="0.000326818" calcext:value-type="float">
            <text:p>0.000326818</text:p>
          </table:table-cell>
          <table:table-cell office:value-type="float" office:value="0.0124912" calcext:value-type="float">
            <text:p>0.0124912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-0.740286" calcext:value-type="float">
            <text:p>-0.740286</text:p>
          </table:table-cell>
          <table:table-cell office:value-type="float" office:value="0.000220521" calcext:value-type="float">
            <text:p>0.000220521</text:p>
          </table:table-cell>
          <table:table-cell office:value-type="float" office:value="0.000113034" calcext:value-type="float">
            <text:p>0.000113034</text:p>
          </table:table-cell>
          <table:table-cell office:value-type="float" office:value="0.0284074" calcext:value-type="float">
            <text:p>0.0284074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-0.206506" calcext:value-type="float">
            <text:p>-0.206506</text:p>
          </table:table-cell>
          <table:table-cell office:value-type="float" office:value="0.0000817829" calcext:value-type="float">
            <text:p>8.17829E-05</text:p>
          </table:table-cell>
          <table:table-cell office:value-type="float" office:value="0.000443839" calcext:value-type="float">
            <text:p>0.000443839</text:p>
          </table:table-cell>
          <table:table-cell office:value-type="float" office:value="0.00023175" calcext:value-type="float">
            <text:p>0.00023175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-0.521296" calcext:value-type="float">
            <text:p>-0.521296</text:p>
          </table:table-cell>
          <table:table-cell office:value-type="float" office:value="0.000163698" calcext:value-type="float">
            <text:p>0.000163698</text:p>
          </table:table-cell>
          <table:table-cell office:value-type="float" office:value="0.000248468" calcext:value-type="float">
            <text:p>0.000248468</text:p>
          </table:table-cell>
          <table:table-cell office:value-type="float" office:value="0.0169672" calcext:value-type="float">
            <text:p>0.0169672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-0.475145" calcext:value-type="float">
            <text:p>-0.475145</text:p>
          </table:table-cell>
          <table:table-cell office:value-type="float" office:value="0.000151443" calcext:value-type="float">
            <text:p>0.000151443</text:p>
          </table:table-cell>
          <table:table-cell office:value-type="float" office:value="0.000290725" calcext:value-type="float">
            <text:p>0.000290725</text:p>
          </table:table-cell>
          <table:table-cell office:value-type="float" office:value="0.0161147" calcext:value-type="float">
            <text:p>0.0161147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-0.739799" calcext:value-type="float">
            <text:p>-0.739799</text:p>
          </table:table-cell>
          <table:table-cell office:value-type="float" office:value="0.000220755" calcext:value-type="float">
            <text:p>0.000220755</text:p>
          </table:table-cell>
          <table:table-cell office:value-type="float" office:value="0.0000975718" calcext:value-type="float">
            <text:p>9.75718E-05</text:p>
          </table:table-cell>
          <table:table-cell office:value-type="float" office:value="0.0269484" calcext:value-type="float">
            <text:p>0.0269484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-0.198733" calcext:value-type="float">
            <text:p>-0.198733</text:p>
          </table:table-cell>
          <table:table-cell office:value-type="float" office:value="0.0000797918" calcext:value-type="float">
            <text:p>7.97918E-05</text:p>
          </table:table-cell>
          <table:table-cell office:value-type="float" office:value="0.00045257" calcext:value-type="float">
            <text:p>0.00045257</text:p>
          </table:table-cell>
          <table:table-cell office:value-type="float" office:value="0.000649146" calcext:value-type="float">
            <text:p>0.000649146</text:p>
          </table:table-cell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-0.484419" calcext:value-type="float">
            <text:p>-0.484419</text:p>
          </table:table-cell>
          <table:table-cell office:value-type="float" office:value="0.000154146" calcext:value-type="float">
            <text:p>0.000154146</text:p>
          </table:table-cell>
          <table:table-cell office:value-type="float" office:value="0.000267713" calcext:value-type="float">
            <text:p>0.000267713</text:p>
          </table:table-cell>
          <table:table-cell office:value-type="float" office:value="0.0149393" calcext:value-type="float">
            <text:p>0.0149393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-0.512876" calcext:value-type="float">
            <text:p>-0.512876</text:p>
          </table:table-cell>
          <table:table-cell office:value-type="float" office:value="0.000161483" calcext:value-type="float">
            <text:p>0.000161483</text:p>
          </table:table-cell>
          <table:table-cell office:value-type="float" office:value="0.000248585" calcext:value-type="float">
            <text:p>0.000248585</text:p>
          </table:table-cell>
          <table:table-cell office:value-type="float" office:value="0.0163063" calcext:value-type="float">
            <text:p>0.0163063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-0.460684" calcext:value-type="float">
            <text:p>-0.460684</text:p>
          </table:table-cell>
          <table:table-cell office:value-type="float" office:value="0.000147583" calcext:value-type="float">
            <text:p>0.000147583</text:p>
          </table:table-cell>
          <table:table-cell office:value-type="float" office:value="0.000297618" calcext:value-type="float">
            <text:p>0.000297618</text:p>
          </table:table-cell>
          <table:table-cell office:value-type="float" office:value="0.0154469" calcext:value-type="float">
            <text:p>0.015446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0.702244" calcext:value-type="float">
            <text:p>-0.702244</text:p>
          </table:table-cell>
          <table:table-cell office:value-type="float" office:value="0.000210548" calcext:value-type="float">
            <text:p>0.000210548</text:p>
          </table:table-cell>
          <table:table-cell office:value-type="float" office:value="0.000117683" calcext:value-type="float">
            <text:p>0.000117683</text:p>
          </table:table-cell>
          <table:table-cell office:value-type="float" office:value="0.0249427" calcext:value-type="float">
            <text:p>0.0249427</text:p>
          </table:table-cell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-0.26944" calcext:value-type="float">
            <text:p>-0.26944</text:p>
          </table:table-cell>
          <table:table-cell office:value-type="float" office:value="0.0000982821" calcext:value-type="float">
            <text:p>9.82821E-05</text:p>
          </table:table-cell>
          <table:table-cell office:value-type="float" office:value="0.000408065" calcext:value-type="float">
            <text:p>0.000408065</text:p>
          </table:table-cell>
          <table:table-cell office:value-type="float" office:value="0.00459858" calcext:value-type="float">
            <text:p>0.00459858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-0.530128" calcext:value-type="float">
            <text:p>-0.530128</text:p>
          </table:table-cell>
          <table:table-cell office:value-type="float" office:value="0.000165617" calcext:value-type="float">
            <text:p>0.000165617</text:p>
          </table:table-cell>
          <table:table-cell office:value-type="float" office:value="0.000241914" calcext:value-type="float">
            <text:p>0.000241914</text:p>
          </table:table-cell>
          <table:table-cell office:value-type="float" office:value="0.0179683" calcext:value-type="float">
            <text:p>0.0179683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-0.486326" calcext:value-type="float">
            <text:p>-0.486326</text:p>
          </table:table-cell>
          <table:table-cell office:value-type="float" office:value="0.000154388" calcext:value-type="float">
            <text:p>0.000154388</text:p>
          </table:table-cell>
          <table:table-cell office:value-type="float" office:value="0.000268218" calcext:value-type="float">
            <text:p>0.000268218</text:p>
          </table:table-cell>
          <table:table-cell office:value-type="float" office:value="0.0155937" calcext:value-type="float">
            <text:p>0.0155937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-0.564558" calcext:value-type="float">
            <text:p>-0.564558</text:p>
          </table:table-cell>
          <table:table-cell office:value-type="float" office:value="0.000174856" calcext:value-type="float">
            <text:p>0.000174856</text:p>
          </table:table-cell>
          <table:table-cell office:value-type="float" office:value="0.000190565" calcext:value-type="float">
            <text:p>0.000190565</text:p>
          </table:table-cell>
          <table:table-cell office:value-type="float" office:value="0.0165033" calcext:value-type="float">
            <text:p>0.016503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-0.372983" calcext:value-type="float">
            <text:p>-0.372983</text:p>
          </table:table-cell>
          <table:table-cell office:value-type="float" office:value="0.00012448" calcext:value-type="float">
            <text:p>0.00012448</text:p>
          </table:table-cell>
          <table:table-cell office:value-type="float" office:value="0.000359595" calcext:value-type="float">
            <text:p>0.000359595</text:p>
          </table:table-cell>
          <table:table-cell office:value-type="float" office:value="0.012122" calcext:value-type="float">
            <text:p>0.012122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-0.459796" calcext:value-type="float">
            <text:p>-0.459796</text:p>
          </table:table-cell>
          <table:table-cell office:value-type="float" office:value="0.000147604" calcext:value-type="float">
            <text:p>0.000147604</text:p>
          </table:table-cell>
          <table:table-cell office:value-type="float" office:value="0.000273398" calcext:value-type="float">
            <text:p>0.000273398</text:p>
          </table:table-cell>
          <table:table-cell office:value-type="float" office:value="0.0129966" calcext:value-type="float">
            <text:p>0.0129966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-0.573659" calcext:value-type="float">
            <text:p>-0.573659</text:p>
          </table:table-cell>
          <table:table-cell office:value-type="float" office:value="0.000176367" calcext:value-type="float">
            <text:p>0.000176367</text:p>
          </table:table-cell>
          <table:table-cell office:value-type="float" office:value="0.00022163" calcext:value-type="float">
            <text:p>0.00022163</text:p>
          </table:table-cell>
          <table:table-cell office:value-type="float" office:value="0.0212573" calcext:value-type="float">
            <text:p>0.0212573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-0.47034" calcext:value-type="float">
            <text:p>-0.47034</text:p>
          </table:table-cell>
          <table:table-cell office:value-type="float" office:value="0.00015058" calcext:value-type="float">
            <text:p>0.00015058</text:p>
          </table:table-cell>
          <table:table-cell office:value-type="float" office:value="0.000254733" calcext:value-type="float">
            <text:p>0.000254733</text:p>
          </table:table-cell>
          <table:table-cell office:value-type="float" office:value="0.0122787" calcext:value-type="float">
            <text:p>0.0122787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-0.449805" calcext:value-type="float">
            <text:p>-0.449805</text:p>
          </table:table-cell>
          <table:table-cell office:value-type="float" office:value="0.000144585" calcext:value-type="float">
            <text:p>0.000144585</text:p>
          </table:table-cell>
          <table:table-cell office:value-type="float" office:value="0.000294434" calcext:value-type="float">
            <text:p>0.000294434</text:p>
          </table:table-cell>
          <table:table-cell office:value-type="float" office:value="0.0142767" calcext:value-type="float">
            <text:p>0.0142767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0.459654" calcext:value-type="float">
            <text:p>-0.459654</text:p>
          </table:table-cell>
          <table:table-cell office:value-type="float" office:value="0.000147382" calcext:value-type="float">
            <text:p>0.000147382</text:p>
          </table:table-cell>
          <table:table-cell office:value-type="float" office:value="0.000278083" calcext:value-type="float">
            <text:p>0.000278083</text:p>
          </table:table-cell>
          <table:table-cell office:value-type="float" office:value="0.0135917" calcext:value-type="float">
            <text:p>0.0135917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-0.536353" calcext:value-type="float">
            <text:p>-0.536353</text:p>
          </table:table-cell>
          <table:table-cell office:value-type="float" office:value="0.000166763" calcext:value-type="float">
            <text:p>0.000166763</text:p>
          </table:table-cell>
          <table:table-cell office:value-type="float" office:value="0.000243962" calcext:value-type="float">
            <text:p>0.000243962</text:p>
          </table:table-cell>
          <table:table-cell office:value-type="float" office:value="0.0192244" calcext:value-type="float">
            <text:p>0.019224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-0.48005" calcext:value-type="float">
            <text:p>-0.48005</text:p>
          </table:table-cell>
          <table:table-cell office:value-type="float" office:value="0.000153095" calcext:value-type="float">
            <text:p>0.000153095</text:p>
          </table:table-cell>
          <table:table-cell office:value-type="float" office:value="0.000244383" calcext:value-type="float">
            <text:p>0.000244383</text:p>
          </table:table-cell>
          <table:table-cell office:value-type="float" office:value="0.0122976" calcext:value-type="float">
            <text:p>0.0122976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-0.479817" calcext:value-type="float">
            <text:p>-0.479817</text:p>
          </table:table-cell>
          <table:table-cell office:value-type="float" office:value="0.00015205" calcext:value-type="float">
            <text:p>0.00015205</text:p>
          </table:table-cell>
          <table:table-cell office:value-type="float" office:value="0.000280645" calcext:value-type="float">
            <text:p>0.000280645</text:p>
          </table:table-cell>
          <table:table-cell office:value-type="float" office:value="0.0164164" calcext:value-type="float">
            <text:p>0.0164164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-0.446083" calcext:value-type="float">
            <text:p>-0.446083</text:p>
          </table:table-cell>
          <table:table-cell office:value-type="float" office:value="0.000143874" calcext:value-type="float">
            <text:p>0.000143874</text:p>
          </table:table-cell>
          <table:table-cell office:value-type="float" office:value="0.00028568" calcext:value-type="float">
            <text:p>0.00028568</text:p>
          </table:table-cell>
          <table:table-cell office:value-type="float" office:value="0.0127554" calcext:value-type="float">
            <text:p>0.0127554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-0.520483" calcext:value-type="float">
            <text:p>-0.520483</text:p>
          </table:table-cell>
          <table:table-cell office:value-type="float" office:value="0.000162614" calcext:value-type="float">
            <text:p>0.000162614</text:p>
          </table:table-cell>
          <table:table-cell office:value-type="float" office:value="0.000253587" calcext:value-type="float">
            <text:p>0.000253587</text:p>
          </table:table-cell>
          <table:table-cell office:value-type="float" office:value="0.0183036" calcext:value-type="float">
            <text:p>0.0183036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-0.455756" calcext:value-type="float">
            <text:p>-0.455756</text:p>
          </table:table-cell>
          <table:table-cell office:value-type="float" office:value="0.000146675" calcext:value-type="float">
            <text:p>0.000146675</text:p>
          </table:table-cell>
          <table:table-cell office:value-type="float" office:value="0.000269741" calcext:value-type="float">
            <text:p>0.000269741</text:p>
          </table:table-cell>
          <table:table-cell office:value-type="float" office:value="0.0120707" calcext:value-type="float">
            <text:p>0.0120707</text:p>
          </table:table-cell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-0.506407" calcext:value-type="float">
            <text:p>-0.506407</text:p>
          </table:table-cell>
          <table:table-cell office:value-type="float" office:value="0.000159067" calcext:value-type="float">
            <text:p>0.000159067</text:p>
          </table:table-cell>
          <table:table-cell office:value-type="float" office:value="0.000261678" calcext:value-type="float">
            <text:p>0.000261678</text:p>
          </table:table-cell>
          <table:table-cell office:value-type="float" office:value="0.0174034" calcext:value-type="float">
            <text:p>0.0174034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-0.468893" calcext:value-type="float">
            <text:p>-0.468893</text:p>
          </table:table-cell>
          <table:table-cell office:value-type="float" office:value="0.000149967" calcext:value-type="float">
            <text:p>0.000149967</text:p>
          </table:table-cell>
          <table:table-cell office:value-type="float" office:value="0.000263777" calcext:value-type="float">
            <text:p>0.000263777</text:p>
          </table:table-cell>
          <table:table-cell office:value-type="float" office:value="0.0129362" calcext:value-type="float">
            <text:p>0.0129362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-0.532231" calcext:value-type="float">
            <text:p>-0.532231</text:p>
          </table:table-cell>
          <table:table-cell office:value-type="float" office:value="0.000165593" calcext:value-type="float">
            <text:p>0.000165593</text:p>
          </table:table-cell>
          <table:table-cell office:value-type="float" office:value="0.000245238" calcext:value-type="float">
            <text:p>0.000245238</text:p>
          </table:table-cell>
          <table:table-cell office:value-type="float" office:value="0.0186731" calcext:value-type="float">
            <text:p>0.018673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0.431373" calcext:value-type="float">
            <text:p>-0.431373</text:p>
          </table:table-cell>
          <table:table-cell office:value-type="float" office:value="0.000140131" calcext:value-type="float">
            <text:p>0.000140131</text:p>
          </table:table-cell>
          <table:table-cell office:value-type="float" office:value="0.000295879" calcext:value-type="float">
            <text:p>0.000295879</text:p>
          </table:table-cell>
          <table:table-cell office:value-type="float" office:value="0.0118876" calcext:value-type="float">
            <text:p>0.0118876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-0.498892" calcext:value-type="float">
            <text:p>-0.498892</text:p>
          </table:table-cell>
          <table:table-cell office:value-type="float" office:value="0.000157313" calcext:value-type="float">
            <text:p>0.000157313</text:p>
          </table:table-cell>
          <table:table-cell office:value-type="float" office:value="0.000253377" calcext:value-type="float">
            <text:p>0.000253377</text:p>
          </table:table-cell>
          <table:table-cell office:value-type="float" office:value="0.0153471" calcext:value-type="float">
            <text:p>0.0153471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-0.446299" calcext:value-type="float">
            <text:p>-0.446299</text:p>
          </table:table-cell>
          <table:table-cell office:value-type="float" office:value="0.000143729" calcext:value-type="float">
            <text:p>0.000143729</text:p>
          </table:table-cell>
          <table:table-cell office:value-type="float" office:value="0.000289585" calcext:value-type="float">
            <text:p>0.000289585</text:p>
          </table:table-cell>
          <table:table-cell office:value-type="float" office:value="0.012856" calcext:value-type="float">
            <text:p>0.012856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-0.555488" calcext:value-type="float">
            <text:p>-0.555488</text:p>
          </table:table-cell>
          <table:table-cell office:value-type="float" office:value="0.000171194" calcext:value-type="float">
            <text:p>0.000171194</text:p>
          </table:table-cell>
          <table:table-cell office:value-type="float" office:value="0.000234662" calcext:value-type="float">
            <text:p>0.000234662</text:p>
          </table:table-cell>
          <table:table-cell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-0.502187" calcext:value-type="float">
            <text:p>-0.502187</text:p>
          </table:table-cell>
          <table:table-cell office:value-type="float" office:value="0.000157868" calcext:value-type="float">
            <text:p>0.000157868</text:p>
          </table:table-cell>
          <table:table-cell office:value-type="float" office:value="0.000258494" calcext:value-type="float">
            <text:p>0.000258494</text:p>
          </table:table-cell>
          <table:table-cell office:value-type="float" office:value="0.0162282" calcext:value-type="float">
            <text:p>0.0162282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-0.475515" calcext:value-type="float">
            <text:p>-0.475515</text:p>
          </table:table-cell>
          <table:table-cell office:value-type="float" office:value="0.000150997" calcext:value-type="float">
            <text:p>0.000150997</text:p>
          </table:table-cell>
          <table:table-cell office:value-type="float" office:value="0.000281918" calcext:value-type="float">
            <text:p>0.000281918</text:p>
          </table:table-cell>
          <table:table-cell office:value-type="float" office:value="0.0155917" calcext:value-type="float">
            <text:p>0.0155917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-0.525688" calcext:value-type="float">
            <text:p>-0.525688</text:p>
          </table:table-cell>
          <table:table-cell office:value-type="float" office:value="0.000164228" calcext:value-type="float">
            <text:p>0.000164228</text:p>
          </table:table-cell>
          <table:table-cell office:value-type="float" office:value="0.000233713" calcext:value-type="float">
            <text:p>0.000233713</text:p>
          </table:table-cell>
          <table:table-cell office:value-type="float" office:value="0.0163285" calcext:value-type="float">
            <text:p>0.0163285</text:p>
          </table:table-cell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-0.45836" calcext:value-type="float">
            <text:p>-0.45836</text:p>
          </table:table-cell>
          <table:table-cell office:value-type="float" office:value="0.000146773" calcext:value-type="float">
            <text:p>0.000146773</text:p>
          </table:table-cell>
          <table:table-cell office:value-type="float" office:value="0.000285563" calcext:value-type="float">
            <text:p>0.000285563</text:p>
          </table:table-cell>
          <table:table-cell office:value-type="float" office:value="0.0139127" calcext:value-type="float">
            <text:p>0.013912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-0.486593" calcext:value-type="float">
            <text:p>-0.486593</text:p>
          </table:table-cell>
          <table:table-cell office:value-type="float" office:value="0.000154008" calcext:value-type="float">
            <text:p>0.000154008</text:p>
          </table:table-cell>
          <table:table-cell office:value-type="float" office:value="0.000266903" calcext:value-type="float">
            <text:p>0.000266903</text:p>
          </table:table-cell>
          <table:table-cell office:value-type="float" office:value="0.015279" calcext:value-type="float">
            <text:p>0.015279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-0.501135" calcext:value-type="float">
            <text:p>-0.501135</text:p>
          </table:table-cell>
          <table:table-cell office:value-type="float" office:value="0.000157656" calcext:value-type="float">
            <text:p>0.000157656</text:p>
          </table:table-cell>
          <table:table-cell office:value-type="float" office:value="0.00026195" calcext:value-type="float">
            <text:p>0.00026195</text:p>
          </table:table-cell>
          <table:table-cell office:value-type="float" office:value="0.016533" calcext:value-type="float">
            <text:p>0.01653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0.501067" calcext:value-type="float">
            <text:p>-0.501067</text:p>
          </table:table-cell>
          <table:table-cell office:value-type="float" office:value="0.000157753" calcext:value-type="float">
            <text:p>0.000157753</text:p>
          </table:table-cell>
          <table:table-cell office:value-type="float" office:value="0.000260817" calcext:value-type="float">
            <text:p>0.000260817</text:p>
          </table:table-cell>
          <table:table-cell office:value-type="float" office:value="0.0164288" calcext:value-type="float">
            <text:p>0.0164288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-0.518313" calcext:value-type="float">
            <text:p>-0.518313</text:p>
          </table:table-cell>
          <table:table-cell office:value-type="float" office:value="0.000162231" calcext:value-type="float">
            <text:p>0.000162231</text:p>
          </table:table-cell>
          <table:table-cell office:value-type="float" office:value="0.000254436" calcext:value-type="float">
            <text:p>0.000254436</text:p>
          </table:table-cell>
          <table:table-cell office:value-type="float" office:value="0.0179039" calcext:value-type="float">
            <text:p>0.0179039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-0.469892" calcext:value-type="float">
            <text:p>-0.469892</text:p>
          </table:table-cell>
          <table:table-cell office:value-type="float" office:value="0.000150438" calcext:value-type="float">
            <text:p>0.000150438</text:p>
          </table:table-cell>
          <table:table-cell office:value-type="float" office:value="0.000260595" calcext:value-type="float">
            <text:p>0.000260595</text:p>
          </table:table-cell>
          <table:table-cell office:value-type="float" office:value="0.0126568" calcext:value-type="float">
            <text:p>0.0126568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-0.47458" calcext:value-type="float">
            <text:p>-0.47458</text:p>
          </table:table-cell>
          <table:table-cell office:value-type="float" office:value="0.000151092" calcext:value-type="float">
            <text:p>0.000151092</text:p>
          </table:table-cell>
          <table:table-cell office:value-type="float" office:value="0.000279868" calcext:value-type="float">
            <text:p>0.000279868</text:p>
          </table:table-cell>
          <table:table-cell office:value-type="float" office:value="0.0154781" calcext:value-type="float">
            <text:p>0.0154781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-0.546119" calcext:value-type="float">
            <text:p>-0.546119</text:p>
          </table:table-cell>
          <table:table-cell office:value-type="float" office:value="0.000169719" calcext:value-type="float">
            <text:p>0.000169719</text:p>
          </table:table-cell>
          <table:table-cell office:value-type="float" office:value="0.000229372" calcext:value-type="float">
            <text:p>0.000229372</text:p>
          </table:table-cell>
          <table:table-cell office:value-type="float" office:value="0.01866" calcext:value-type="float">
            <text:p>0.01866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-0.430897" calcext:value-type="float">
            <text:p>-0.430897</text:p>
          </table:table-cell>
          <table:table-cell office:value-type="float" office:value="0.000140234" calcext:value-type="float">
            <text:p>0.000140234</text:p>
          </table:table-cell>
          <table:table-cell office:value-type="float" office:value="0.000296723" calcext:value-type="float">
            <text:p>0.000296723</text:p>
          </table:table-cell>
          <table:table-cell office:value-type="float" office:value="0.0121262" calcext:value-type="float">
            <text:p>0.0121262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-0.517947" calcext:value-type="float">
            <text:p>-0.517947</text:p>
          </table:table-cell>
          <table:table-cell office:value-type="float" office:value="0.000162774" calcext:value-type="float">
            <text:p>0.000162774</text:p>
          </table:table-cell>
          <table:table-cell office:value-type="float" office:value="0.000237911" calcext:value-type="float">
            <text:p>0.000237911</text:p>
          </table:table-cell>
          <table:table-cell office:value-type="float" office:value="0.0162555" calcext:value-type="float">
            <text:p>0.0162555</text:p>
          </table:table-cell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-0.473755" calcext:value-type="float">
            <text:p>-0.473755</text:p>
          </table:table-cell>
          <table:table-cell office:value-type="float" office:value="0.0001511" calcext:value-type="float">
            <text:p>0.0001511</text:p>
          </table:table-cell>
          <table:table-cell office:value-type="float" office:value="0.000277972" calcext:value-type="float">
            <text:p>0.000277972</text:p>
          </table:table-cell>
          <table:table-cell office:value-type="float" office:value="0.0154106" calcext:value-type="float">
            <text:p>0.0154106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-0.520315" calcext:value-type="float">
            <text:p>-0.520315</text:p>
          </table:table-cell>
          <table:table-cell office:value-type="float" office:value="0.000163396" calcext:value-type="float">
            <text:p>0.000163396</text:p>
          </table:table-cell>
          <table:table-cell office:value-type="float" office:value="0.000240814" calcext:value-type="float">
            <text:p>0.000240814</text:p>
          </table:table-cell>
          <table:table-cell office:value-type="float" office:value="0.0170145" calcext:value-type="float">
            <text:p>0.0170145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-0.405604" calcext:value-type="float">
            <text:p>-0.405604</text:p>
          </table:table-cell>
          <table:table-cell office:value-type="float" office:value="0.000133688" calcext:value-type="float">
            <text:p>0.000133688</text:p>
          </table:table-cell>
          <table:table-cell office:value-type="float" office:value="0.000318396" calcext:value-type="float">
            <text:p>0.000318396</text:p>
          </table:table-cell>
          <table:table-cell office:value-type="float" office:value="0.0116627" calcext:value-type="float">
            <text:p>0.011662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0.517586" calcext:value-type="float">
            <text:p>-0.517586</text:p>
          </table:table-cell>
          <table:table-cell office:value-type="float" office:value="0.000163242" calcext:value-type="float">
            <text:p>0.000163242</text:p>
          </table:table-cell>
          <table:table-cell office:value-type="float" office:value="0.000233231" calcext:value-type="float">
            <text:p>0.000233231</text:p>
          </table:table-cell>
          <table:table-cell office:value-type="float" office:value="0.0158341" calcext:value-type="float">
            <text:p>0.0158341</text:p>
          </table:table-cell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-0.487558" calcext:value-type="float">
            <text:p>-0.487558</text:p>
          </table:table-cell>
          <table:table-cell office:value-type="float" office:value="0.000155207" calcext:value-type="float">
            <text:p>0.000155207</text:p>
          </table:table-cell>
          <table:table-cell office:value-type="float" office:value="0.000261329" calcext:value-type="float">
            <text:p>0.000261329</text:p>
          </table:table-cell>
          <table:table-cell office:value-type="float" office:value="0.0153395" calcext:value-type="float">
            <text:p>0.0153395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-0.501789" calcext:value-type="float">
            <text:p>-0.501789</text:p>
          </table:table-cell>
          <table:table-cell office:value-type="float" office:value="0.000159004" calcext:value-type="float">
            <text:p>0.000159004</text:p>
          </table:table-cell>
          <table:table-cell office:value-type="float" office:value="0.000247776" calcext:value-type="float">
            <text:p>0.000247776</text:p>
          </table:table-cell>
          <table:table-cell office:value-type="float" office:value="0.0155843" calcext:value-type="float">
            <text:p>0.0155843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-0.449453" calcext:value-type="float">
            <text:p>-0.449453</text:p>
          </table:table-cell>
          <table:table-cell office:value-type="float" office:value="0.000145328" calcext:value-type="float">
            <text:p>0.000145328</text:p>
          </table:table-cell>
          <table:table-cell office:value-type="float" office:value="0.000282067" calcext:value-type="float">
            <text:p>0.000282067</text:p>
          </table:table-cell>
          <table:table-cell office:value-type="float" office:value="0.0129986" calcext:value-type="float">
            <text:p>0.0129986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-0.477065" calcext:value-type="float">
            <text:p>-0.477065</text:p>
          </table:table-cell>
          <table:table-cell office:value-type="float" office:value="0.000152349" calcext:value-type="float">
            <text:p>0.000152349</text:p>
          </table:table-cell>
          <table:table-cell office:value-type="float" office:value="0.000269948" calcext:value-type="float">
            <text:p>0.000269948</text:p>
          </table:table-cell>
          <table:table-cell office:value-type="float" office:value="0.0150029" calcext:value-type="float">
            <text:p>0.0150029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0.488118" calcext:value-type="float">
            <text:p>-0.488118</text:p>
          </table:table-cell>
          <table:table-cell office:value-type="float" office:value="0.000155222" calcext:value-type="float">
            <text:p>0.000155222</text:p>
          </table:table-cell>
          <table:table-cell office:value-type="float" office:value="0.000264232" calcext:value-type="float">
            <text:p>0.000264232</text:p>
          </table:table-cell>
          <table:table-cell office:value-type="float" office:value="0.0156868" calcext:value-type="float">
            <text:p>0.0156868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-0.47497" calcext:value-type="float">
            <text:p>-0.47497</text:p>
          </table:table-cell>
          <table:table-cell office:value-type="float" office:value="0.000151975" calcext:value-type="float">
            <text:p>0.000151975</text:p>
          </table:table-cell>
          <table:table-cell office:value-type="float" office:value="0.000266532" calcext:value-type="float">
            <text:p>0.000266532</text:p>
          </table:table-cell>
          <table:table-cell office:value-type="float" office:value="0.014268" calcext:value-type="float">
            <text:p>0.014268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-0.531943" calcext:value-type="float">
            <text:p>-0.531943</text:p>
          </table:table-cell>
          <table:table-cell office:value-type="float" office:value="0.000166577" calcext:value-type="float">
            <text:p>0.000166577</text:p>
          </table:table-cell>
          <table:table-cell office:value-type="float" office:value="0.000237939" calcext:value-type="float">
            <text:p>0.000237939</text:p>
          </table:table-cell>
          <table:table-cell office:value-type="float" office:value="0.0180666" calcext:value-type="float">
            <text:p>0.018066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0.488442" calcext:value-type="float">
            <text:p>-0.488442</text:p>
          </table:table-cell>
          <table:table-cell office:value-type="float" office:value="0.000155409" calcext:value-type="float">
            <text:p>0.000155409</text:p>
          </table:table-cell>
          <table:table-cell office:value-type="float" office:value="0.00025909" calcext:value-type="float">
            <text:p>0.00025909</text:p>
          </table:table-cell>
          <table:table-cell office:value-type="float" office:value="0.01509" calcext:value-type="float">
            <text:p>0.01509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-0.476531" calcext:value-type="float">
            <text:p>-0.476531</text:p>
          </table:table-cell>
          <table:table-cell office:value-type="float" office:value="0.000152181" calcext:value-type="float">
            <text:p>0.000152181</text:p>
          </table:table-cell>
          <table:table-cell office:value-type="float" office:value="0.000271216" calcext:value-type="float">
            <text:p>0.000271216</text:p>
          </table:table-cell>
          <table:table-cell office:value-type="float" office:value="0.0149825" calcext:value-type="float">
            <text:p>0.014982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-0.502657" calcext:value-type="float">
            <text:p>-0.502657</text:p>
          </table:table-cell>
          <table:table-cell office:value-type="float" office:value="0.000158985" calcext:value-type="float">
            <text:p>0.000158985</text:p>
          </table:table-cell>
          <table:table-cell office:value-type="float" office:value="0.000254158" calcext:value-type="float">
            <text:p>0.000254158</text:p>
          </table:table-cell>
          <table:table-cell office:value-type="float" office:value="0.0162723" calcext:value-type="float">
            <text:p>0.0162723</text:p>
          </table:table-cell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-0.476449" calcext:value-type="float">
            <text:p>-0.476449</text:p>
          </table:table-cell>
          <table:table-cell office:value-type="float" office:value="0.00015219" calcext:value-type="float">
            <text:p>0.00015219</text:p>
          </table:table-cell>
          <table:table-cell office:value-type="float" office:value="0.000271428" calcext:value-type="float">
            <text:p>0.000271428</text:p>
          </table:table-cell>
          <table:table-cell office:value-type="float" office:value="0.0149825" calcext:value-type="float">
            <text:p>0.014982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-0.515311" calcext:value-type="float">
            <text:p>-0.515311</text:p>
          </table:table-cell>
          <table:table-cell office:value-type="float" office:value="0.000162365" calcext:value-type="float">
            <text:p>0.000162365</text:p>
          </table:table-cell>
          <table:table-cell office:value-type="float" office:value="0.000244512" calcext:value-type="float">
            <text:p>0.000244512</text:p>
          </table:table-cell>
          <table:table-cell office:value-type="float" office:value="0.0167402" calcext:value-type="float">
            <text:p>0.0167402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0.489271" calcext:value-type="float">
            <text:p>-0.489271</text:p>
          </table:table-cell>
          <table:table-cell office:value-type="float" office:value="0.000155582" calcext:value-type="float">
            <text:p>0.000155582</text:p>
          </table:table-cell>
          <table:table-cell office:value-type="float" office:value="0.000261364" calcext:value-type="float">
            <text:p>0.000261364</text:p>
          </table:table-cell>
          <table:table-cell office:value-type="float" office:value="0.0154537" calcext:value-type="float">
            <text:p>0.0154537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-0.490184" calcext:value-type="float">
            <text:p>-0.490184</text:p>
          </table:table-cell>
          <table:table-cell office:value-type="float" office:value="0.000155781" calcext:value-type="float">
            <text:p>0.000155781</text:p>
          </table:table-cell>
          <table:table-cell office:value-type="float" office:value="0.000263433" calcext:value-type="float">
            <text:p>0.000263433</text:p>
          </table:table-cell>
          <table:table-cell office:value-type="float" office:value="0.0158206" calcext:value-type="float">
            <text:p>0.0158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75" meta:object-count="0"/>
    <meta:generator>LibreOffice/6.0.7.3$Linux_X86_64 LibreOffice_project/00m0$Build-3</meta:generator>
  </office:meta>
</office:document-meta>
</file>